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ranciacorta Pas Opere Bellavis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nkexgwzsc3cabcwz2</text:p>
          </table:table-cell>
          <table:table-cell office:value-type="string">
            <text:p>SPARKLING</text:p>
          </table:table-cell>
          <table:table-cell office:value-type="string">
            <text:p>Franciacorta Pas Operé</text:p>
          </table:table-cell>
          <table:table-cell office:value-type="string">
            <text:p>Bellavista</text:p>
          </table:table-cell>
          <table:table-cell office:value-type="float" office:value="47.540195">
            <text:p>47.5401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Terra di 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94.46255">
            <text:p>94.462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an del Ciampolo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v6zdef7agyymtn75</text:p>
          </table:table-cell>
          <table:table-cell office:value-type="string">
            <text:p>RED</text:p>
          </table:table-cell>
          <table:table-cell office:value-type="string">
            <text:p>Pian del Ciampolo</text:p>
          </table:table-cell>
          <table:table-cell office:value-type="string">
            <text:p>Montevertine</text:p>
          </table:table-cell>
          <table:table-cell office:value-type="float" office:value="54.659645">
            <text:p>54.6596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tin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93.216385">
            <text:p>93.2163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tin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93.216385">
            <text:p>93.2163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tin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93.216385">
            <text:p>93.2163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700">
            <text:p>1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1400">
            <text:p>21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9300">
            <text:p>1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200">
            <text:p>2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0800">
            <text:p>20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62000">
            <text:p>6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59900">
            <text:p>5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1500">
            <text:p>3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Il Pareto Cabernet Sauvignon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550">
            <text:p>9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ptp4r68vg492ppq5</text:p>
          </table:table-cell>
          <table:table-cell office:value-type="string">
            <text:p>RED</text:p>
          </table:table-cell>
          <table:table-cell office:value-type="string">
            <text:p>Cabernet Sauvignon Il Pareto</text:p>
          </table:table-cell>
          <table:table-cell office:value-type="string">
            <text:p>Tenuta di Nozzole</text:p>
          </table:table-cell>
          <table:table-cell office:value-type="float" office:value="52.711758">
            <text:p>52.7117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Il Pareto Cabernet Sauvignon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ptp4r68vg492ppq5</text:p>
          </table:table-cell>
          <table:table-cell office:value-type="string">
            <text:p>RED</text:p>
          </table:table-cell>
          <table:table-cell office:value-type="string">
            <text:p>Cabernet Sauvignon Il Pareto</text:p>
          </table:table-cell>
          <table:table-cell office:value-type="string">
            <text:p>Tenuta di Nozzole</text:p>
          </table:table-cell>
          <table:table-cell office:value-type="float" office:value="52.711758">
            <text:p>52.7117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ummus Banf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apqdmyk8t8k2armvq</text:p>
          </table:table-cell>
          <table:table-cell office:value-type="string">
            <text:p>RED</text:p>
          </table:table-cell>
          <table:table-cell office:value-type="string">
            <text:p>SummuS</text:p>
          </table:table-cell>
          <table:table-cell office:value-type="string">
            <text:p>Banfi</text:p>
          </table:table-cell>
          <table:table-cell office:value-type="float" office:value="34.023647">
            <text:p>34.0236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ummus Banf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apqdmyk8t8k2armvq</text:p>
          </table:table-cell>
          <table:table-cell office:value-type="string">
            <text:p>RED</text:p>
          </table:table-cell>
          <table:table-cell office:value-type="string">
            <text:p>SummuS</text:p>
          </table:table-cell>
          <table:table-cell office:value-type="string">
            <text:p>Banfi</text:p>
          </table:table-cell>
          <table:table-cell office:value-type="float" office:value="34.023647">
            <text:p>34.0236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otenti Cabernet Sauvignon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cfa8m2nmd86k6qx4</text:p>
          </table:table-cell>
          <table:table-cell office:value-type="string">
            <text:p>RED</text:p>
          </table:table-cell>
          <table:table-cell office:value-type="string">
            <text:p>Cabernet Sauvignon Potenti</text:p>
          </table:table-cell>
          <table:table-cell office:value-type="string">
            <text:p>Petra</text:p>
          </table:table-cell>
          <table:table-cell office:value-type="float" office:value="35.760773">
            <text:p>35.76077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Giorgio Primo La Mas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0crfbq5ea5ydtdv5e</text:p>
          </table:table-cell>
          <table:table-cell office:value-type="string">
            <text:p>RED</text:p>
          </table:table-cell>
          <table:table-cell office:value-type="string">
            <text:p>Giorgio Primo</text:p>
          </table:table-cell>
          <table:table-cell office:value-type="string">
            <text:p>La Massa</text:p>
          </table:table-cell>
          <table:table-cell office:value-type="float" office:value="45.232105">
            <text:p>45.2321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uisassi Syrah Dueman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em1k3te2penx8yzf</text:p>
          </table:table-cell>
          <table:table-cell office:value-type="string">
            <text:p>RED</text:p>
          </table:table-cell>
          <table:table-cell office:value-type="string">
            <text:p>Syrah Suisassi Bio</text:p>
          </table:table-cell>
          <table:table-cell office:value-type="string">
            <text:p>Duemani</text:p>
          </table:table-cell>
          <table:table-cell office:value-type="float" office:value="55.786263">
            <text:p>55.7862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aestro Raro Cabernet Sauvignon Fels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eb58kv6ez4g6w8bc</text:p>
          </table:table-cell>
          <table:table-cell office:value-type="string">
            <text:p>RED</text:p>
          </table:table-cell>
          <table:table-cell office:value-type="string">
            <text:p>Cabernet Sauvignon Maestro Raro</text:p>
          </table:table-cell>
          <table:table-cell office:value-type="string">
            <text:p>Fèlsina</text:p>
          </table:table-cell>
          <table:table-cell office:value-type="float" office:value="47.368355">
            <text:p>47.3683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Hebo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xrm36kfr5qb0r92w</text:p>
          </table:table-cell>
          <table:table-cell office:value-type="string">
            <text:p>RED</text:p>
          </table:table-cell>
          <table:table-cell office:value-type="string">
            <text:p>HEBO</text:p>
          </table:table-cell>
          <table:table-cell office:value-type="string">
            <text:p>Petra</text:p>
          </table:table-cell>
          <table:table-cell office:value-type="float" office:value="35.0024">
            <text:p>35.00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1100">
            <text:p>21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21700">
            <text:p>21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ollezione Privata Cabernet Sauvignon Isole e Ole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1850">
            <text:p>11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g7embvffj1cbg9fc</text:p>
          </table:table-cell>
          <table:table-cell office:value-type="string">
            <text:p>RED</text:p>
          </table:table-cell>
          <table:table-cell office:value-type="string">
            <text:p>Cabernet Sauvignon Collezione Privata</text:p>
          </table:table-cell>
          <table:table-cell office:value-type="string">
            <text:p>Isole e Olena</text:p>
          </table:table-cell>
          <table:table-cell office:value-type="float" office:value="49.89279">
            <text:p>49.8927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chioppettino Ermaco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8zkwbsx6ammprx06t2</text:p>
          </table:table-cell>
          <table:table-cell office:value-type="string">
            <text:p>RED</text:p>
          </table:table-cell>
          <table:table-cell office:value-type="string">
            <text:p>Schioppettino</text:p>
          </table:table-cell>
          <table:table-cell office:value-type="string">
            <text:p>Ermacora</text:p>
          </table:table-cell>
          <table:table-cell office:value-type="float" office:value="40.501358">
            <text:p>40.5013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 Pergole Torte Sangiovese Monteverti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65500">
            <text:p>6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0.722862">
            <text:p>50.72286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edigaffi Merlot Tua Ri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64000">
            <text:p>6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1rdvrbyv7h58ryhy</text:p>
          </table:table-cell>
          <table:table-cell office:value-type="string">
            <text:p>RED</text:p>
          </table:table-cell>
          <table:table-cell office:value-type="string">
            <text:p>Merlot Redigaffi</text:p>
          </table:table-cell>
          <table:table-cell office:value-type="string">
            <text:p>Tua Rita</text:p>
          </table:table-cell>
          <table:table-cell office:value-type="float" office:value="54.35088">
            <text:p>54.350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Giusto di Notri Tua Ri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1600">
            <text:p>21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s7nnbwfdt30yq4qf</text:p>
          </table:table-cell>
          <table:table-cell office:value-type="string">
            <text:p>RED</text:p>
          </table:table-cell>
          <table:table-cell office:value-type="string">
            <text:p>Giusto di Notri</text:p>
          </table:table-cell>
          <table:table-cell office:value-type="string">
            <text:p>Tua Rita</text:p>
          </table:table-cell>
          <table:table-cell office:value-type="float" office:value="57.519005">
            <text:p>57.5190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 Massa La Mass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st37yy388e347hdw5te0e</text:p>
          </table:table-cell>
          <table:table-cell office:value-type="string">
            <text:p>RED</text:p>
          </table:table-cell>
          <table:table-cell office:value-type="string">
            <text:p>La Massa</text:p>
          </table:table-cell>
          <table:table-cell office:value-type="string">
            <text:p>La Massa</text:p>
          </table:table-cell>
          <table:table-cell office:value-type="float" office:value="81.65487">
            <text:p>81.654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 Massa La Mass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st37yy388e347hdw5te0e</text:p>
          </table:table-cell>
          <table:table-cell office:value-type="string">
            <text:p>RED</text:p>
          </table:table-cell>
          <table:table-cell office:value-type="string">
            <text:p>La Massa</text:p>
          </table:table-cell>
          <table:table-cell office:value-type="string">
            <text:p>La Massa</text:p>
          </table:table-cell>
          <table:table-cell office:value-type="float" office:value="81.65487">
            <text:p>81.654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runello di Montalcino Vasco Sassetti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8">
            <text:p>2018</text:p>
          </table:table-cell>
          <table:table-cell office:value-type="float" office:value="36500">
            <text:p>3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dbp3y3mdzpc7n9aw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Vasco Sassetti</text:p>
          </table:table-cell>
          <table:table-cell office:value-type="float" office:value="58.273903">
            <text:p>58.2739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osso del Conte Tasca d’Almeri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76yn3fkn6r9pbn6y31jmw</text:p>
          </table:table-cell>
          <table:table-cell office:value-type="string">
            <text:p>RED</text:p>
          </table:table-cell>
          <table:table-cell office:value-type="string">
            <text:p>Rosso del Conte</text:p>
          </table:table-cell>
          <table:table-cell office:value-type="string">
            <text:p>Tasca d’Almerita</text:p>
          </table:table-cell>
          <table:table-cell office:value-type="float" office:value="52.901302">
            <text:p>52.90130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loxe Corton Domaine Cauvar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200">
            <text:p>13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kpfsk0hsj1703y9dv</text:p>
          </table:table-cell>
          <table:table-cell office:value-type="string">
            <text:p>RED</text:p>
          </table:table-cell>
          <table:table-cell office:value-type="string">
            <text:p>Aloxe-Corton</text:p>
          </table:table-cell>
          <table:table-cell office:value-type="string">
            <text:p>Domaine Cauvard</text:p>
          </table:table-cell>
          <table:table-cell office:value-type="float" office:value="44.132446">
            <text:p>44.1324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Ginestra Casa Maté Elio Grass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6hecmax2xajjj926</text:p>
          </table:table-cell>
          <table:table-cell office:value-type="string">
            <text:p>RED</text:p>
          </table:table-cell>
          <table:table-cell office:value-type="string">
            <text:p>Barolo Ginestra Casa Maté</text:p>
          </table:table-cell>
          <table:table-cell office:value-type="string">
            <text:p>Elio Grasso</text:p>
          </table:table-cell>
          <table:table-cell office:value-type="float" office:value="62.424576">
            <text:p>62.4245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osenmuskateller  Muri Grie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36jgr2922054npqrhp3rfem</text:p>
          </table:table-cell>
          <table:table-cell office:value-type="string">
            <text:p>DESSERT</text:p>
          </table:table-cell>
          <table:table-cell office:value-type="string">
            <text:p>Rosenmuskateller</text:p>
          </table:table-cell>
          <table:table-cell office:value-type="string">
            <text:p>Muri Gries</text:p>
          </table:table-cell>
          <table:table-cell office:value-type="float" office:value="50.956608">
            <text:p>50.95660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Quintessenz Passito Goldmuskateller Kellerei Kalter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56.349483">
            <text:p>56.3494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Quintessenz Passito Goldmuskateller Kellerei Kalter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56.349483">
            <text:p>56.3494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in Santo del Chianti Classico Tenuta di Nozzole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94g3rcmfjmda15r6</text:p>
          </table:table-cell>
          <table:table-cell office:value-type="string">
            <text:p>DESSERT</text:p>
          </table:table-cell>
          <table:table-cell office:value-type="string">
            <text:p>Chianti Classico Vin Santo Del</text:p>
          </table:table-cell>
          <table:table-cell office:value-type="string">
            <text:p>Tenuta di Nozzole</text:p>
          </table:table-cell>
          <table:table-cell office:value-type="float" office:value="54.837303">
            <text:p>54.8373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Tokaji Aszu 5 Puttonyos Disznokö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10">
            <text:p>2010</text:p>
          </table:table-cell>
          <table:table-cell office:value-type="float" office:value="10650">
            <text:p>10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as2fd2xeseevzq0ra</text:p>
          </table:table-cell>
          <table:table-cell office:value-type="string">
            <text:p>DESSERT</text:p>
          </table:table-cell>
          <table:table-cell office:value-type="string">
            <text:p>Tokaji Aszú 5 Puttonyos</text:p>
          </table:table-cell>
          <table:table-cell office:value-type="string">
            <text:p>Disznókó</text:p>
          </table:table-cell>
          <table:table-cell office:value-type="float" office:value="53.13097">
            <text:p>53.130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 Pergole Torte Sangiovese Monteverti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65000">
            <text:p>6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0.722862">
            <text:p>50.72286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rzio Baron di Paul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7834">
            <text:p>40.9478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rzio Baron di Paul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7834">
            <text:p>40.9478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assiano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7.50388">
            <text:p>47.503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abernet Löwengang Alois Lagede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4200">
            <text:p>2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57.87386">
            <text:p>57.873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Riserva Gant Kellerei Andr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48.12612">
            <text:p>48.1261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ubatsch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rzm01jgvzqnvxkz</text:p>
          </table:table-cell>
          <table:table-cell office:value-type="string">
            <text:p>RED</text:p>
          </table:table-cell>
          <table:table-cell office:value-type="string">
            <text:p>Lagrein Rubatsch Bio</text:p>
          </table:table-cell>
          <table:table-cell office:value-type="string">
            <text:p>Manincor</text:p>
          </table:table-cell>
          <table:table-cell office:value-type="float" office:value="52.86245">
            <text:p>52.862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Carano Baron di Paul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300">
            <text:p>1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5.415966">
            <text:p>45.4159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iserva Tor di Lupo Kellerei Andr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600">
            <text:p>17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</text:p>
          </table:table-cell>
          <table:table-cell office:value-type="float" office:value="58.63417">
            <text:p>58.634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ino Nobile di Montepulciano Avignonesi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3050">
            <text:p>3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81zfn733zbm1gzcr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vignonesi</text:p>
          </table:table-cell>
          <table:table-cell office:value-type="float" office:value="44.618496">
            <text:p>44.6184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ontalloro Sangiovese Felsina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8.261574">
            <text:p>48.26157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Il Pino di Biserno Tenuta di Bisern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float" office:value="88.69739">
            <text:p>88.6973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raide Alte Livo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zwdpr3nh4r689gr3y</text:p>
          </table:table-cell>
          <table:table-cell office:value-type="string">
            <text:p>WHITE</text:p>
          </table:table-cell>
          <table:table-cell office:value-type="string">
            <text:p>Braide Alte</text:p>
          </table:table-cell>
          <table:table-cell office:value-type="string">
            <text:p>Livon</text:p>
          </table:table-cell>
          <table:table-cell office:value-type="float" office:value="40.64015">
            <text:p>40.640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riulano Ermaco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8zmns4mh8x8pazzswb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Ermacora</text:p>
          </table:table-cell>
          <table:table-cell office:value-type="float" office:value="38.51297">
            <text:p>38.512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Cardellino 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3223">
            <text:p>54.32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ully Chaponniere Domaine Nin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cdnwtdf6va9wtt01s</text:p>
          </table:table-cell>
          <table:table-cell office:value-type="string">
            <text:p>RED</text:p>
          </table:table-cell>
          <table:table-cell office:value-type="string">
            <text:p>Rully 'Chaponnière'</text:p>
          </table:table-cell>
          <table:table-cell office:value-type="string">
            <text:p>Domaine Ninot</text:p>
          </table:table-cell>
          <table:table-cell office:value-type="float" office:value="45.333485">
            <text:p>45.3334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ernand Vergelesses Andre Goich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hdtxhn22p7j51whjcv</text:p>
          </table:table-cell>
          <table:table-cell office:value-type="string">
            <text:p>RED</text:p>
          </table:table-cell>
          <table:table-cell office:value-type="string">
            <text:p>Pernand-Vergelesses</text:p>
          </table:table-cell>
          <table:table-cell office:value-type="string">
            <text:p>André Goichot</text:p>
          </table:table-cell>
          <table:table-cell office:value-type="float" office:value="47.400085">
            <text:p>47.4000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edigaffi Merlot Tua Ri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1rdvrbyv7h58ryhy</text:p>
          </table:table-cell>
          <table:table-cell office:value-type="string">
            <text:p>RED</text:p>
          </table:table-cell>
          <table:table-cell office:value-type="string">
            <text:p>Merlot Redigaffi</text:p>
          </table:table-cell>
          <table:table-cell office:value-type="string">
            <text:p>Tua Rita</text:p>
          </table:table-cell>
          <table:table-cell office:value-type="float" office:value="54.35088">
            <text:p>54.350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Il Pino di Biserno Tenuta di Bise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float" office:value="88.69739">
            <text:p>88.6973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 Cremant de Bourgogne Brut Pierre Ponnel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fn53a0sd4d39rqgnq</text:p>
          </table:table-cell>
          <table:table-cell office:value-type="string">
            <text:p>SPARKLING</text:p>
          </table:table-cell>
          <table:table-cell office:value-type="string">
            <text:p>Crémant de Bourgogne Brut</text:p>
          </table:table-cell>
          <table:table-cell office:value-type="string">
            <text:p>Pierre Ponnelle</text:p>
          </table:table-cell>
          <table:table-cell office:value-type="float" office:value="42.630764">
            <text:p>42.6307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Kerner Graf von Meran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5txme3rqm9xk39x79</text:p>
          </table:table-cell>
          <table:table-cell office:value-type="string">
            <text:p>WHITE</text:p>
          </table:table-cell>
          <table:table-cell office:value-type="string">
            <text:p>Graf von Meran Kerner</text:p>
          </table:table-cell>
          <table:table-cell office:value-type="string">
            <text:p>Kellerei Meran</text:p>
          </table:table-cell>
          <table:table-cell office:value-type="float" office:value="78.63866">
            <text:p>78.638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Pitzon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m9kds5a3bb9jxmw6</text:p>
          </table:table-cell>
          <table:table-cell office:value-type="string">
            <text:p>WHITE</text:p>
          </table:table-cell>
          <table:table-cell office:value-type="string">
            <text:p>Riesling Pitzon</text:p>
          </table:table-cell>
          <table:table-cell office:value-type="string">
            <text:p>Nals Margreid</text:p>
          </table:table-cell>
          <table:table-cell office:value-type="float" office:value="54.646812">
            <text:p>54.64681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Grüner Veltliner Pa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kgx777xh1sy1a38x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Pacherhof</text:p>
          </table:table-cell>
          <table:table-cell office:value-type="float" office:value="42.499268">
            <text:p>42.49926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Gewürztraminer Damian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stjm5s3ejsvkwfjvp8</text:p>
          </table:table-cell>
          <table:table-cell office:value-type="string">
            <text:p>WHITE</text:p>
          </table:table-cell>
          <table:table-cell office:value-type="string">
            <text:p>Damian Gewurztraminer</text:p>
          </table:table-cell>
          <table:table-cell office:value-type="string">
            <text:p>Kornell</text:p>
          </table:table-cell>
          <table:table-cell office:value-type="float" office:value="42.28061">
            <text:p>42.2806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 Söll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13gkk8124nw30a22</text:p>
          </table:table-cell>
          <table:table-cell office:value-type="string">
            <text:p>WHITE</text:p>
          </table:table-cell>
          <table:table-cell office:value-type="string">
            <text:p>Soll Pinot Grigio</text:p>
          </table:table-cell>
          <table:table-cell office:value-type="string">
            <text:p>Kellerei Kaltern</text:p>
          </table:table-cell>
          <table:table-cell office:value-type="float" office:value="48.073536">
            <text:p>48.0735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 kunst.stück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jhjy1ak44xx50df3yk</text:p>
          </table:table-cell>
          <table:table-cell office:value-type="string">
            <text:p>WHITE</text:p>
          </table:table-cell>
          <table:table-cell office:value-type="string">
            <text:p>Kunst.Stück Pinot Grigio</text:p>
          </table:table-cell>
          <table:table-cell office:value-type="string">
            <text:p>Kellerei Kaltern</text:p>
          </table:table-cell>
          <table:table-cell office:value-type="float" office:value="57.81836">
            <text:p>57.818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üller Thurgau Pa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e80gk8f0f496j1ab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Pacherhof</text:p>
          </table:table-cell>
          <table:table-cell office:value-type="float" office:value="43.555054">
            <text:p>43.5550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etit Manseng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jrcd0y6s8222gmcp</text:p>
          </table:table-cell>
          <table:table-cell office:value-type="string">
            <text:p>WHITE</text:p>
          </table:table-cell>
          <table:table-cell office:value-type="string">
            <text:p>Petit Manseng</text:p>
          </table:table-cell>
          <table:table-cell office:value-type="string">
            <text:p>Franz Haas</text:p>
          </table:table-cell>
          <table:table-cell office:value-type="float" office:value="44.418262">
            <text:p>44.41826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ylvaner  Domaine Osterta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npef9b77gmmdss3xmc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Domaine Ostertag</text:p>
          </table:table-cell>
          <table:table-cell office:value-type="float" office:value="34.0039">
            <text:p>34.003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ino del Passo Solaris Lieselehof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y68k5r6f4457naw</text:p>
          </table:table-cell>
          <table:table-cell office:value-type="string">
            <text:p>WHITE</text:p>
          </table:table-cell>
          <table:table-cell office:value-type="string">
            <text:p>Solaris Vino del Passo Bio</text:p>
          </table:table-cell>
          <table:table-cell office:value-type="string">
            <text:p>Lieselehof</text:p>
          </table:table-cell>
          <table:table-cell office:value-type="float" office:value="56.224533">
            <text:p>56.2245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riulano  Ermaco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8zmns4mh8x8pazzswb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Ermacora</text:p>
          </table:table-cell>
          <table:table-cell office:value-type="float" office:value="38.51297">
            <text:p>38.512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Vie di Roman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16">
            <text:p>35.680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raide Alte Liv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zwdpr3nh4r689gr3y</text:p>
          </table:table-cell>
          <table:table-cell office:value-type="string">
            <text:p>WHITE</text:p>
          </table:table-cell>
          <table:table-cell office:value-type="string">
            <text:p>Braide Alte</text:p>
          </table:table-cell>
          <table:table-cell office:value-type="string">
            <text:p>Livon</text:p>
          </table:table-cell>
          <table:table-cell office:value-type="float" office:value="40.64015">
            <text:p>40.640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Jurosa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jb5adb74v49z5qc6</text:p>
          </table:table-cell>
          <table:table-cell office:value-type="string">
            <text:p>WHITE</text:p>
          </table:table-cell>
          <table:table-cell office:value-type="string">
            <text:p>Chardonnay Jurosa</text:p>
          </table:table-cell>
          <table:table-cell office:value-type="string">
            <text:p>Lis Neris</text:p>
          </table:table-cell>
          <table:table-cell office:value-type="float" office:value="41.945927">
            <text:p>41.9459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Jurosa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jb5adb74v49z5qc6</text:p>
          </table:table-cell>
          <table:table-cell office:value-type="string">
            <text:p>WHITE</text:p>
          </table:table-cell>
          <table:table-cell office:value-type="string">
            <text:p>Chardonnay Jurosa</text:p>
          </table:table-cell>
          <table:table-cell office:value-type="string">
            <text:p>Lis Neris</text:p>
          </table:table-cell>
          <table:table-cell office:value-type="float" office:value="41.945927">
            <text:p>41.9459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Pitzon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m9kds5a3bb9jxmw6</text:p>
          </table:table-cell>
          <table:table-cell office:value-type="string">
            <text:p>WHITE</text:p>
          </table:table-cell>
          <table:table-cell office:value-type="string">
            <text:p>Riesling Pitzon</text:p>
          </table:table-cell>
          <table:table-cell office:value-type="string">
            <text:p>Nals Margreid</text:p>
          </table:table-cell>
          <table:table-cell office:value-type="float" office:value="54.646812">
            <text:p>54.64681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Marinus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f64vjgd50qzxnzyqr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Marinushof</text:p>
          </table:table-cell>
          <table:table-cell office:value-type="float" office:value="31.819384">
            <text:p>31.8193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The Wine Collection 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hjp0ptj1mn4wbnh0</text:p>
          </table:table-cell>
          <table:table-cell office:value-type="string">
            <text:p>WHITE</text:p>
          </table:table-cell>
          <table:table-cell office:value-type="string">
            <text:p>Sauvignon The Wine Collection</text:p>
          </table:table-cell>
          <table:table-cell office:value-type="string">
            <text:p>St. Michael-Eppan</text:p>
          </table:table-cell>
          <table:table-cell office:value-type="float" office:value="52.139977">
            <text:p>52.13997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Mervin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paj7140r16784jjd4</text:p>
          </table:table-cell>
          <table:table-cell office:value-type="string">
            <text:p>WHITE</text:p>
          </table:table-cell>
          <table:table-cell office:value-type="string">
            <text:p>Sauvignon Mervin</text:p>
          </table:table-cell>
          <table:table-cell office:value-type="string">
            <text:p>Kellerei Meran</text:p>
          </table:table-cell>
          <table:table-cell office:value-type="float" office:value="44.68357">
            <text:p>44.683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Mantele Nals –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Sauvignon Mantele</text:p>
          </table:table-cell>
          <table:table-cell office:value-type="string">
            <text:p>Nals Margreid</text:p>
          </table:table-cell>
          <table:table-cell office:value-type="float" office:value="55.28454">
            <text:p>55.284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5.336033">
            <text:p>45.3360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5.336033">
            <text:p>45.3360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Gennen Nals -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xnw8qc37kjyqympg</text:p>
          </table:table-cell>
          <table:table-cell office:value-type="string">
            <text:p>WHITE</text:p>
          </table:table-cell>
          <table:table-cell office:value-type="string">
            <text:p>Gennen Sauvignon</text:p>
          </table:table-cell>
          <table:table-cell office:value-type="string">
            <text:p>Nals Margreid</text:p>
          </table:table-cell>
          <table:table-cell office:value-type="float" office:value="56.817436">
            <text:p>56.8174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e2jazj3hxd6ybk6f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Franz Haas</text:p>
          </table:table-cell>
          <table:table-cell office:value-type="float" office:value="32.975708">
            <text:p>32.97570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Riserva Belasy Schloss Engla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xrfm4v05ah96xrsme</text:p>
          </table:table-cell>
          <table:table-cell office:value-type="string">
            <text:p>WHITE</text:p>
          </table:table-cell>
          <table:table-cell office:value-type="string">
            <text:p>Chardonnay Riserva Belasy</text:p>
          </table:table-cell>
          <table:table-cell office:value-type="string">
            <text:p>Schloss Englar</text:p>
          </table:table-cell>
          <table:table-cell office:value-type="float" office:value="51.84775">
            <text:p>51.847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Löwengang 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8.15303">
            <text:p>58.153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Löwengang 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8.15303">
            <text:p>58.153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Sophie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45.91883">
            <text:p>45.918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Cardellino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3223">
            <text:p>54.32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Terlaner Weingut Do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50">
            <text:p>4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gmmge0rgthpshn03</text:p>
          </table:table-cell>
          <table:table-cell office:value-type="string">
            <text:p>WHITE</text:p>
          </table:table-cell>
          <table:table-cell office:value-type="string">
            <text:p>Terlaner Chardonnay</text:p>
          </table:table-cell>
          <table:table-cell office:value-type="string">
            <text:p>Weingut Donà</text:p>
          </table:table-cell>
          <table:table-cell office:value-type="float" office:value="36.575317">
            <text:p>36.5753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eissburgunder Tyrol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zt02hbqr3h0473xp</text:p>
          </table:table-cell>
          <table:table-cell office:value-type="string">
            <text:p>WHITE</text:p>
          </table:table-cell>
          <table:table-cell office:value-type="string">
            <text:p>Tyrol Weissburgunder</text:p>
          </table:table-cell>
          <table:table-cell office:value-type="string">
            <text:p>Kellerei Meran</text:p>
          </table:table-cell>
          <table:table-cell office:value-type="float" office:value="52.63682">
            <text:p>52.636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 Champagne Prologue Grand Cru J.M. Labruye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p7qty0zx5yrtqwb4bc</text:p>
          </table:table-cell>
          <table:table-cell office:value-type="string">
            <text:p>SPARKLING</text:p>
          </table:table-cell>
          <table:table-cell office:value-type="string">
            <text:p>Prologue Champagne Grand Cru</text:p>
          </table:table-cell>
          <table:table-cell office:value-type="string">
            <text:p>J.M.Labruyere</text:p>
          </table:table-cell>
          <table:table-cell office:value-type="float" office:value="54.66521">
            <text:p>54.6652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oero Arneis Bruno Giaco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fddxje37nb8mgzdsg</text:p>
          </table:table-cell>
          <table:table-cell office:value-type="string">
            <text:p>WHITE</text:p>
          </table:table-cell>
          <table:table-cell office:value-type="string">
            <text:p>Roero Arneis</text:p>
          </table:table-cell>
          <table:table-cell office:value-type="string">
            <text:p>Bruno Giacosa</text:p>
          </table:table-cell>
          <table:table-cell office:value-type="float" office:value="50.10776">
            <text:p>50.107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d Pfarrweingarten 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dsfvqcyxag6nqeebvm</text:p>
          </table:table-cell>
          <table:table-cell office:value-type="string">
            <text:p>WHITE</text:p>
          </table:table-cell>
          <table:table-cell office:value-type="string">
            <text:p>Ried Pfarrweingarten</text:p>
          </table:table-cell>
          <table:table-cell office:value-type="string">
            <text:p>Sattlerhof</text:p>
          </table:table-cell>
          <table:table-cell office:value-type="float" office:value="43.433197">
            <text:p>43.433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yrah Collezione Privata Isole e Ole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0yav67tygzhbs0k4</text:p>
          </table:table-cell>
          <table:table-cell office:value-type="string">
            <text:p>RED</text:p>
          </table:table-cell>
          <table:table-cell office:value-type="string">
            <text:p>Syrah Collezione Privata</text:p>
          </table:table-cell>
          <table:table-cell office:value-type="string">
            <text:p>Isole e Olena</text:p>
          </table:table-cell>
          <table:table-cell office:value-type="float" office:value="50.632607">
            <text:p>50.63260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mitivo Fanoi Cante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yb41dg218245w9598</text:p>
          </table:table-cell>
          <table:table-cell office:value-type="string">
            <text:p>RED</text:p>
          </table:table-cell>
          <table:table-cell office:value-type="string">
            <text:p>Fanòi Primitivo</text:p>
          </table:table-cell>
          <table:table-cell office:value-type="string">
            <text:p>Cantele</text:p>
          </table:table-cell>
          <table:table-cell office:value-type="float" office:value="46.51291">
            <text:p>46.5129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Iugum Merlot | Cabernet Sauvignon Peter Dip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7.73259">
            <text:p>57.7325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Iugum Merlot | Cabernet Sauvignon Peter Dip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7.73259">
            <text:p>57.7325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gnolo Ermaco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050">
            <text:p>6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8zf5f7zxtxb6tskv8b</text:p>
          </table:table-cell>
          <table:table-cell office:value-type="string">
            <text:p>RED</text:p>
          </table:table-cell>
          <table:table-cell office:value-type="string">
            <text:p>Pignolo</text:p>
          </table:table-cell>
          <table:table-cell office:value-type="string">
            <text:p>Ermacora</text:p>
          </table:table-cell>
          <table:table-cell office:value-type="float" office:value="41.270164">
            <text:p>41.2701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rolo di Campofiorin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4x3kdp4ntz34pcps</text:p>
          </table:table-cell>
          <table:table-cell office:value-type="string">
            <text:p>RED</text:p>
          </table:table-cell>
          <table:table-cell office:value-type="string">
            <text:p>Brolo di Campofiorin</text:p>
          </table:table-cell>
          <table:table-cell office:value-type="string">
            <text:p>Masi</text:p>
          </table:table-cell>
          <table:table-cell office:value-type="float" office:value="37.754303">
            <text:p>37.7543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mitivo Es Gianfranco 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8666">
            <text:p>50.4686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mitivo Es Gianfranco 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8666">
            <text:p>50.4686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ille e una Notte Donnafuga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4.332203">
            <text:p>54.3322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osé 20/26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nrdqg2p9xwq3hhk</text:p>
          </table:table-cell>
          <table:table-cell office:value-type="string">
            <text:p>ROSE</text:p>
          </table:table-cell>
          <table:table-cell office:value-type="string">
            <text:p>Rosé 20/26</text:p>
          </table:table-cell>
          <table:table-cell office:value-type="string">
            <text:p>Elena Walch</text:p>
          </table:table-cell>
          <table:table-cell office:value-type="float" office:value="58.309525">
            <text:p>58.30952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era d’Alba Vigna Martina Elio Gra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c10f78tp7bd3kqfq</text:p>
          </table:table-cell>
          <table:table-cell office:value-type="string">
            <text:p>RED</text:p>
          </table:table-cell>
          <table:table-cell office:value-type="string">
            <text:p>Barbera d’Alba Vigna Martina</text:p>
          </table:table-cell>
          <table:table-cell office:value-type="string">
            <text:p>Elio Grasso</text:p>
          </table:table-cell>
          <table:table-cell office:value-type="float" office:value="60.11123">
            <text:p>60.111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Nebbiolo d’Alba Bruno Giaco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hy4krjk8xfkph63yw</text:p>
          </table:table-cell>
          <table:table-cell office:value-type="string">
            <text:p>RED</text:p>
          </table:table-cell>
          <table:table-cell office:value-type="string">
            <text:p>Nebbiolo d’alba</text:p>
          </table:table-cell>
          <table:table-cell office:value-type="string">
            <text:p>Bruno Giacosa</text:p>
          </table:table-cell>
          <table:table-cell office:value-type="float" office:value="48.438267">
            <text:p>48.4382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npra Conterno Fant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cxj45kvtaz1ykbh0</text:p>
          </table:table-cell>
          <table:table-cell office:value-type="string">
            <text:p>RED</text:p>
          </table:table-cell>
          <table:table-cell office:value-type="string">
            <text:p>Monprà</text:p>
          </table:table-cell>
          <table:table-cell office:value-type="string">
            <text:p>Conterno Fantino</text:p>
          </table:table-cell>
          <table:table-cell office:value-type="float" office:value="53.15905">
            <text:p>53.159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runello di Montalcino Castiglion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dhtxd58ffrnwvvjq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tiglion del Bosco</text:p>
          </table:table-cell>
          <table:table-cell office:value-type="float" office:value="52.57624">
            <text:p>52.576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ontalloro Sangiovese Fels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8.261574">
            <text:p>48.26157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Il Blu Branc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3.516083">
            <text:p>43.5160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rzio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50">
            <text:p>7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7834">
            <text:p>40.9478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peraia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47w415nv7n8w3shhg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float" office:value="41.904537">
            <text:p>41.9045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astel Campan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50.247536">
            <text:p>50.2475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assiano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7.50388">
            <text:p>47.503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Lagrein  Weingut Doná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ksxaw2katp3varzng</text:p>
          </table:table-cell>
          <table:table-cell office:value-type="string">
            <text:p>RED</text:p>
          </table:table-cell>
          <table:table-cell office:value-type="string">
            <text:p>Merlot - Lagrein</text:p>
          </table:table-cell>
          <table:table-cell office:value-type="string">
            <text:p>Weingut Donà</text:p>
          </table:table-cell>
          <table:table-cell office:value-type="float" office:value="33.168793">
            <text:p>33.16879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Nero Maso Thal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5jmxwhjstx5fcjt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Maso Thaler</text:p>
          </table:table-cell>
          <table:table-cell office:value-type="float" office:value="42.14056">
            <text:p>42.140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lauburgunder Vinschgau 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me1g80nm4fwcj7ra</text:p>
          </table:table-cell>
          <table:table-cell office:value-type="string">
            <text:p>RED</text:p>
          </table:table-cell>
          <table:table-cell office:value-type="string">
            <text:p>Blauburgunder Vinschgau</text:p>
          </table:table-cell>
          <table:table-cell office:value-type="string">
            <text:p>Kellerei Meran</text:p>
          </table:table-cell>
          <table:table-cell office:value-type="float" office:value="52.71668">
            <text:p>52.7166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Levad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 Margreid</text:p>
          </table:table-cell>
          <table:table-cell office:value-type="float" office:value="58.003597">
            <text:p>58.0035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Riserva Gant Kellerei Andr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48.12612">
            <text:p>48.1261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Riserva Staffes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42.50234">
            <text:p>42.502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abernet Löwengang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57.87386">
            <text:p>57.873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iserva Segen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djfgwfcy9b346c9t</text:p>
          </table:table-cell>
          <table:table-cell office:value-type="string">
            <text:p>RED</text:p>
          </table:table-cell>
          <table:table-cell office:value-type="string">
            <text:p>Lagrein Riserva Segen</text:p>
          </table:table-cell>
          <table:table-cell office:value-type="string">
            <text:p>Kellerei Meran</text:p>
          </table:table-cell>
          <table:table-cell office:value-type="float" office:value="51.931576">
            <text:p>51.9315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ubatsch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rzm01jgvzqnvxkz</text:p>
          </table:table-cell>
          <table:table-cell office:value-type="string">
            <text:p>RED</text:p>
          </table:table-cell>
          <table:table-cell office:value-type="string">
            <text:p>Lagrein Rubatsch Bio</text:p>
          </table:table-cell>
          <table:table-cell office:value-type="string">
            <text:p>Manincor</text:p>
          </table:table-cell>
          <table:table-cell office:value-type="float" office:value="52.86245">
            <text:p>52.862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iserva Staffes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72fk9hzmravcwa2ef</text:p>
          </table:table-cell>
          <table:table-cell office:value-type="string">
            <text:p>RED</text:p>
          </table:table-cell>
          <table:table-cell office:value-type="string">
            <text:p>Lagrein Riserva Staffes</text:p>
          </table:table-cell>
          <table:table-cell office:value-type="string">
            <text:p>Kornell</text:p>
          </table:table-cell>
          <table:table-cell office:value-type="float" office:value="46.43815">
            <text:p>46.438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Zweigelt Marinus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dzspex5yh88h1c5a7</text:p>
          </table:table-cell>
          <table:table-cell office:value-type="string">
            <text:p>RED</text:p>
          </table:table-cell>
          <table:table-cell office:value-type="string">
            <text:p>Zweigelt</text:p>
          </table:table-cell>
          <table:table-cell office:value-type="string">
            <text:p>Marinushof</text:p>
          </table:table-cell>
          <table:table-cell office:value-type="float" office:value="35.342278">
            <text:p>35.34227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ernatsch Weingut Doná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qbeskpr85hmgdwsrh</text:p>
          </table:table-cell>
          <table:table-cell office:value-type="string">
            <text:p>RED</text:p>
          </table:table-cell>
          <table:table-cell office:value-type="string">
            <text:p>Vernatsch</text:p>
          </table:table-cell>
          <table:table-cell office:value-type="string">
            <text:p>Weingut Donà</text:p>
          </table:table-cell>
          <table:table-cell office:value-type="float" office:value="33.035683">
            <text:p>33.0356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 Rose de Manincor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050">
            <text:p>5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88.01172">
            <text:p>88.0117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Tokaji Aszu 6 Puttonyos Disznokö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02">
            <text:p>2002</text:p>
          </table:table-cell>
          <table:table-cell office:value-type="float" office:value="14550">
            <text:p>14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a2y4d63c62n64qfrm</text:p>
          </table:table-cell>
          <table:table-cell office:value-type="string">
            <text:p>DESSERT</text:p>
          </table:table-cell>
          <table:table-cell office:value-type="string">
            <text:p>Tokaji Aszú 6 Puttonyos</text:p>
          </table:table-cell>
          <table:table-cell office:value-type="string">
            <text:p>Disznókó</text:p>
          </table:table-cell>
          <table:table-cell office:value-type="float" office:value="53.633404">
            <text:p>53.6334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Arun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jnycj93jmb0chbj6</text:p>
          </table:table-cell>
          <table:table-cell office:value-type="string">
            <text:p>SPARKLING</text:p>
          </table:table-cell>
          <table:table-cell office:value-type="string">
            <text:p>Extra Brut</text:p>
          </table:table-cell>
          <table:table-cell office:value-type="string">
            <text:p>Arunda</text:p>
          </table:table-cell>
          <table:table-cell office:value-type="float" office:value="30.293777">
            <text:p>30.2937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Arund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jnycj93jmb0chbj6</text:p>
          </table:table-cell>
          <table:table-cell office:value-type="string">
            <text:p>SPARKLING</text:p>
          </table:table-cell>
          <table:table-cell office:value-type="string">
            <text:p>Extra Brut</text:p>
          </table:table-cell>
          <table:table-cell office:value-type="string">
            <text:p>Arunda</text:p>
          </table:table-cell>
          <table:table-cell office:value-type="float" office:value="30.293777">
            <text:p>30.2937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Extra Brut Cuvée Marianna  Arun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Metodo Classico Cuvée Marianna Extra Brut</text:p>
          </table:table-cell>
          <table:table-cell office:value-type="string">
            <text:p>Arunda</text:p>
          </table:table-cell>
          <table:table-cell office:value-type="float" office:value="40.122967">
            <text:p>40.1229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Extra Brut Cuvée Marianna Arund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Metodo Classico Cuvée Marianna Extra Brut</text:p>
          </table:table-cell>
          <table:table-cell office:value-type="string">
            <text:p>Arunda</text:p>
          </table:table-cell>
          <table:table-cell office:value-type="float" office:value="40.122967">
            <text:p>40.1229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Rosé Arun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8001hgdxwpf04m63</text:p>
          </table:table-cell>
          <table:table-cell office:value-type="string">
            <text:p>SPARKLING</text:p>
          </table:table-cell>
          <table:table-cell office:value-type="string">
            <text:p>Reiterer-Reiterer Rosé Brut</text:p>
          </table:table-cell>
          <table:table-cell office:value-type="string">
            <text:p>Arunda</text:p>
          </table:table-cell>
          <table:table-cell office:value-type="float" office:value="32.720074">
            <text:p>32.720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Rosé Arund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8001hgdxwpf04m63</text:p>
          </table:table-cell>
          <table:table-cell office:value-type="string">
            <text:p>SPARKLING</text:p>
          </table:table-cell>
          <table:table-cell office:value-type="string">
            <text:p>Reiterer-Reiterer Rosé Brut</text:p>
          </table:table-cell>
          <table:table-cell office:value-type="string">
            <text:p>Arunda</text:p>
          </table:table-cell>
          <table:table-cell office:value-type="float" office:value="32.720074">
            <text:p>32.720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Extra Brut Metodo Classico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tbhxfejny7b2hcnaev</text:p>
          </table:table-cell>
          <table:table-cell office:value-type="string">
            <text:p>RED</text:p>
          </table:table-cell>
          <table:table-cell office:value-type="string">
            <text:p>Solà 2 Classic Tinto</text:p>
          </table:table-cell>
          <table:table-cell office:value-type="string">
            <text:p>Solà Classic</text:p>
          </table:table-cell>
          <table:table-cell office:value-type="float" office:value="39.894745">
            <text:p>39.8947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Winkler Lamm No. 12 Sektmanufaktur Winkl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ab0cbegytt0wk7ksan</text:p>
          </table:table-cell>
          <table:table-cell office:value-type="string">
            <text:p>SPARKLING</text:p>
          </table:table-cell>
          <table:table-cell office:value-type="string">
            <text:p>Metodo Classico Lamm No 12 Extra Brut</text:p>
          </table:table-cell>
          <table:table-cell office:value-type="string">
            <text:p>Sektmanufaktur Winkler</text:p>
          </table:table-cell>
          <table:table-cell office:value-type="float" office:value="72.73158">
            <text:p>72.731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Souvignier Gris Liesele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m3v2y51s9jgd8k5mw3</text:p>
          </table:table-cell>
          <table:table-cell office:value-type="string">
            <text:p>SPARKLING</text:p>
          </table:table-cell>
          <table:table-cell office:value-type="string">
            <text:p>Reserve Brut Rosé Champagne Premier Cru</text:p>
          </table:table-cell>
          <table:table-cell office:value-type="string">
            <text:p>Sauvignier</text:p>
          </table:table-cell>
          <table:table-cell office:value-type="float" office:value="33.76733">
            <text:p>33.767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Rosè Bronner | Johanniter Liesele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vc9hwyf33n63qwmy</text:p>
          </table:table-cell>
          <table:table-cell office:value-type="string">
            <text:p>WHITE</text:p>
          </table:table-cell>
          <table:table-cell office:value-type="string">
            <text:p>Bronner Julian Orange</text:p>
          </table:table-cell>
          <table:table-cell office:value-type="string">
            <text:p>Lieselehof</text:p>
          </table:table-cell>
          <table:table-cell office:value-type="float" office:value="38.20588">
            <text:p>38.205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Riserva 36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45.072502">
            <text:p>45.0725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Riserva 36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45.072502">
            <text:p>45.0725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Prosecco Loggia del Colle Carm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pmaek2kxvp6gc1bphv</text:p>
          </table:table-cell>
          <table:table-cell office:value-type="string">
            <text:p>SPARKLING</text:p>
          </table:table-cell>
          <table:table-cell office:value-type="string">
            <text:p>Prosecco Loggia Extra Dry</text:p>
          </table:table-cell>
          <table:table-cell office:value-type="string">
            <text:p>Carmina</text:p>
          </table:table-cell>
          <table:table-cell office:value-type="float" office:value="36.858932">
            <text:p>36.8589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Franciacorta Brut Chardonnay Antica Frat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hn3jk456wzgh34z4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Antica Fratta</text:p>
          </table:table-cell>
          <table:table-cell office:value-type="float" office:value="47.365364">
            <text:p>47.3653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Saten Chardonnay Antica Frat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c4h8skn0ezzsrxejq</text:p>
          </table:table-cell>
          <table:table-cell office:value-type="string">
            <text:p>SPARKLING</text:p>
          </table:table-cell>
          <table:table-cell office:value-type="string">
            <text:p>Franciacorta Satén</text:p>
          </table:table-cell>
          <table:table-cell office:value-type="string">
            <text:p>Antica Fratta</text:p>
          </table:table-cell>
          <table:table-cell office:value-type="float" office:value="53.60327">
            <text:p>53.603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Franciacorta Gr. Cuvée Brut Alma Bellavis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2181vpv3r6h3jwfw</text:p>
          </table:table-cell>
          <table:table-cell office:value-type="string">
            <text:p>SPARKLING</text:p>
          </table:table-cell>
          <table:table-cell office:value-type="string">
            <text:p>Franciacorta Alma Cuvée Brut</text:p>
          </table:table-cell>
          <table:table-cell office:value-type="string">
            <text:p>Bellavista</text:p>
          </table:table-cell>
          <table:table-cell office:value-type="float" office:value="41.59084">
            <text:p>41.590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Franciacorta Gr. Cuvée Brut Alma Bellavis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2181vpv3r6h3jwfw</text:p>
          </table:table-cell>
          <table:table-cell office:value-type="string">
            <text:p>SPARKLING</text:p>
          </table:table-cell>
          <table:table-cell office:value-type="string">
            <text:p>Franciacorta Alma Cuvée Brut</text:p>
          </table:table-cell>
          <table:table-cell office:value-type="string">
            <text:p>Bellavista</text:p>
          </table:table-cell>
          <table:table-cell office:value-type="float" office:value="41.59084">
            <text:p>41.590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Franciacorta Gran Cuvée Rosé Bellavis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52xp80594dk5dgt4</text:p>
          </table:table-cell>
          <table:table-cell office:value-type="string">
            <text:p>ROSE_SPARKLING</text:p>
          </table:table-cell>
          <table:table-cell office:value-type="string">
            <text:p>Franciacorta Rosé Gran Cuvée Brut</text:p>
          </table:table-cell>
          <table:table-cell office:value-type="string">
            <text:p>Bellavista</text:p>
          </table:table-cell>
          <table:table-cell office:value-type="float" office:value="38.628334">
            <text:p>38.6283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Brut Teatro a. Scala Bellavis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gj1bf537eztnq8f6</text:p>
          </table:table-cell>
          <table:table-cell office:value-type="string">
            <text:p>SPARKLING</text:p>
          </table:table-cell>
          <table:table-cell office:value-type="string">
            <text:p>Franciacorta Teatro Alla Scala Brut</text:p>
          </table:table-cell>
          <table:table-cell office:value-type="string">
            <text:p>Bellavista</text:p>
          </table:table-cell>
          <table:table-cell office:value-type="float" office:value="48.23954">
            <text:p>48.239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Franciacorta Cuvée Prestige Ca’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750">
            <text:p>6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tkafqr60hga5xms</text:p>
          </table:table-cell>
          <table:table-cell office:value-type="string">
            <text:p>SPARKLING</text:p>
          </table:table-cell>
          <table:table-cell office:value-type="string">
            <text:p>Franciacorta Cuvée Prestige</text:p>
          </table:table-cell>
          <table:table-cell office:value-type="string">
            <text:p>Ca' del Bosco</text:p>
          </table:table-cell>
          <table:table-cell office:value-type="float" office:value="43.11012">
            <text:p>43.110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Franciacorta Blanc de Blanc Montenis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4yry3fr02nhkhekv</text:p>
          </table:table-cell>
          <table:table-cell office:value-type="string">
            <text:p>SPARKLING</text:p>
          </table:table-cell>
          <table:table-cell office:value-type="string">
            <text:p>Tenuta Montenisa 'Marchese Antinori' Blanc de Blancs</text:p>
          </table:table-cell>
          <table:table-cell office:value-type="string">
            <text:p>Antinori</text:p>
          </table:table-cell>
          <table:table-cell office:value-type="float" office:value="47.062244">
            <text:p>47.0622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Franciacorta Rosé Montenis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9e2194d34bbnzfga</text:p>
          </table:table-cell>
          <table:table-cell office:value-type="string">
            <text:p>SPARKLING</text:p>
          </table:table-cell>
          <table:table-cell office:value-type="string">
            <text:p>Tenuta Montenisa 'Marchese Antinori' Brut Rosé</text:p>
          </table:table-cell>
          <table:table-cell office:value-type="string">
            <text:p>Antinori</text:p>
          </table:table-cell>
          <table:table-cell office:value-type="float" office:value="41.763153">
            <text:p>41.7631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Perle Chardonnay Ferra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j35519kgnp4kw2ym</text:p>
          </table:table-cell>
          <table:table-cell office:value-type="string">
            <text:p>SPARKLING</text:p>
          </table:table-cell>
          <table:table-cell office:value-type="string">
            <text:p>Metodo Classico Perlé Brut</text:p>
          </table:table-cell>
          <table:table-cell office:value-type="string">
            <text:p>Ferrari</text:p>
          </table:table-cell>
          <table:table-cell office:value-type="float" office:value="31.697407">
            <text:p>31.6974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Flavio Trento Doc Chardonnay Rota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najqtdw7hqwtag23j3</text:p>
          </table:table-cell>
          <table:table-cell office:value-type="string">
            <text:p>SPARKLING</text:p>
          </table:table-cell>
          <table:table-cell office:value-type="string">
            <text:p>Flavio Millésime</text:p>
          </table:table-cell>
          <table:table-cell office:value-type="string">
            <text:p>Rotari</text:p>
          </table:table-cell>
          <table:table-cell office:value-type="float" office:value="39.378063">
            <text:p>39.3780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lanquette de Limoux Ante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q7tda1frpqwnws34j</text:p>
          </table:table-cell>
          <table:table-cell office:value-type="string">
            <text:p>SPARKLING</text:p>
          </table:table-cell>
          <table:table-cell office:value-type="string">
            <text:p>Blanquette de Limoux Brut</text:p>
          </table:table-cell>
          <table:table-cell office:value-type="string">
            <text:p>Antech</text:p>
          </table:table-cell>
          <table:table-cell office:value-type="float" office:value="42.71154">
            <text:p>42.711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Cristal Louis Roeder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3500">
            <text:p>4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t7c1kpf20kagq42f</text:p>
          </table:table-cell>
          <table:table-cell office:value-type="string">
            <text:p>SPARKLING</text:p>
          </table:table-cell>
          <table:table-cell office:value-type="string">
            <text:p>Théophile Roederer Extra Dry Champagne</text:p>
          </table:table-cell>
          <table:table-cell office:value-type="string">
            <text:p>Louis Roederer</text:p>
          </table:table-cell>
          <table:table-cell office:value-type="float" office:value="44.883842">
            <text:p>44.8838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Dom Perign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7500">
            <text:p>3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1.29687">
            <text:p>41.296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Dom Perign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1.29687">
            <text:p>41.296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Rosé Dom Perign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53900">
            <text:p>5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vhp1bzatnj5e7mws1</text:p>
          </table:table-cell>
          <table:table-cell office:value-type="string">
            <text:p>SPARKLING</text:p>
          </table:table-cell>
          <table:table-cell office:value-type="string">
            <text:p>Oenothèque Brut Rosé Champagne</text:p>
          </table:table-cell>
          <table:table-cell office:value-type="string">
            <text:p>Dom Pérignon</text:p>
          </table:table-cell>
          <table:table-cell office:value-type="float" office:value="43.018215">
            <text:p>43.0182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La Reserve Palmer &amp; 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2dye36htsyz9jm1d</text:p>
          </table:table-cell>
          <table:table-cell office:value-type="string">
            <text:p>SPARKLING</text:p>
          </table:table-cell>
          <table:table-cell office:value-type="string">
            <text:p>Champagne Gran Cru La Réserve Brut</text:p>
          </table:table-cell>
          <table:table-cell office:value-type="string">
            <text:p>Palmer &amp; Co.</text:p>
          </table:table-cell>
          <table:table-cell office:value-type="float" office:value="34.15941">
            <text:p>34.159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Tradition Brut Michel Lav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fvrbjfnjsh52ph6t12</text:p>
          </table:table-cell>
          <table:table-cell office:value-type="string">
            <text:p>SPARKLING</text:p>
          </table:table-cell>
          <table:table-cell office:value-type="string">
            <text:p>Champagne Tradition Brut</text:p>
          </table:table-cell>
          <table:table-cell office:value-type="string">
            <text:p>Michel Laval</text:p>
          </table:table-cell>
          <table:table-cell office:value-type="float" office:value="40.371586">
            <text:p>40.3715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Champagne Brut Blanc de Blanc Pierre Legr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tjam4kyvmtn8qvf87q</text:p>
          </table:table-cell>
          <table:table-cell office:value-type="string">
            <text:p>ROSE_SPARKLING</text:p>
          </table:table-cell>
          <table:table-cell office:value-type="string">
            <text:p>Blanc de Blancs Champagne</text:p>
          </table:table-cell>
          <table:table-cell office:value-type="string">
            <text:p>Louis Blanc</text:p>
          </table:table-cell>
          <table:table-cell office:value-type="float" office:value="46.843605">
            <text:p>46.8436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Champagne Brut Evidence Bernard Bremo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v7q5chpme7ntwst7s</text:p>
          </table:table-cell>
          <table:table-cell office:value-type="string">
            <text:p>SPARKLING</text:p>
          </table:table-cell>
          <table:table-cell office:value-type="string">
            <text:p>Brut Champagne Grand Cru 'Ambonnay'</text:p>
          </table:table-cell>
          <table:table-cell office:value-type="string">
            <text:p>Bernard Brémont</text:p>
          </table:table-cell>
          <table:table-cell office:value-type="float" office:value="38.023987">
            <text:p>38.0239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Champagne Parcellaire Millesime Bernard Bremo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w4532tntev0qz1b4w</text:p>
          </table:table-cell>
          <table:table-cell office:value-type="string">
            <text:p>SPARKLING</text:p>
          </table:table-cell>
          <table:table-cell office:value-type="string">
            <text:p>Brut Millésime Champagne Grand Cru 'Ambonnay'</text:p>
          </table:table-cell>
          <table:table-cell office:value-type="string">
            <text:p>Bernard Brémont</text:p>
          </table:table-cell>
          <table:table-cell office:value-type="float" office:value="39.916065">
            <text:p>39.9160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Champagne Brut Blauburgunder Mor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sxndwgtpm1x4vat8jp</text:p>
          </table:table-cell>
          <table:table-cell office:value-type="string">
            <text:p>ROSE_SPARKLING</text:p>
          </table:table-cell>
          <table:table-cell office:value-type="string">
            <text:p>Brut Champagne</text:p>
          </table:table-cell>
          <table:table-cell office:value-type="string">
            <text:p>Yves Morel</text:p>
          </table:table-cell>
          <table:table-cell office:value-type="float" office:value="24.901546">
            <text:p>24.9015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Champagne Brut Rosé Blauburgunder Mor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qee8sx0yt8g0n8aezb</text:p>
          </table:table-cell>
          <table:table-cell office:value-type="string">
            <text:p>ROSE_SPARKLING</text:p>
          </table:table-cell>
          <table:table-cell office:value-type="string">
            <text:p>Brut Rosé Champagne</text:p>
          </table:table-cell>
          <table:table-cell office:value-type="string">
            <text:p>Yves Morel</text:p>
          </table:table-cell>
          <table:table-cell office:value-type="float" office:value="26.70225">
            <text:p>26.702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Champagne Brut Blanc de Noirs Philippe Gilbe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e1czgaayzjtcja8vsr</text:p>
          </table:table-cell>
          <table:table-cell office:value-type="string">
            <text:p>SPARKLING</text:p>
          </table:table-cell>
          <table:table-cell office:value-type="string">
            <text:p>Extra Brut Champagne</text:p>
          </table:table-cell>
          <table:table-cell office:value-type="string">
            <text:p>Noir Blanc</text:p>
          </table:table-cell>
          <table:table-cell office:value-type="float" office:value="36.608364">
            <text:p>36.6083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Grand Cuvee 172 Edition Kru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500">
            <text:p>3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nnpf535eehsk1fqtdr71p1</text:p>
          </table:table-cell>
          <table:table-cell office:value-type="string">
            <text:p>SPARKLING</text:p>
          </table:table-cell>
          <table:table-cell office:value-type="string">
            <text:p>Champagne Grande Cuvée 169ème Édition Brut</text:p>
          </table:table-cell>
          <table:table-cell office:value-type="string">
            <text:p>Krug</text:p>
          </table:table-cell>
          <table:table-cell office:value-type="float" office:value="33.29251">
            <text:p>33.2925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Apanage Pommery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6900">
            <text:p>1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mzgazva4gh55cjkzvg</text:p>
          </table:table-cell>
          <table:table-cell office:value-type="string">
            <text:p>SPARKLING</text:p>
          </table:table-cell>
          <table:table-cell office:value-type="string">
            <text:p>Champagne Apanage Brut</text:p>
          </table:table-cell>
          <table:table-cell office:value-type="string">
            <text:p>Pommery</text:p>
          </table:table-cell>
          <table:table-cell office:value-type="float" office:value="40.778515">
            <text:p>40.7785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Apanage Rosé  Pomme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va32k22xsh2haccqj</text:p>
          </table:table-cell>
          <table:table-cell office:value-type="string">
            <text:p>SPARKLING</text:p>
          </table:table-cell>
          <table:table-cell office:value-type="string">
            <text:p>Brut Apanage Rosé Champagne</text:p>
          </table:table-cell>
          <table:table-cell office:value-type="string">
            <text:p>Pommery</text:p>
          </table:table-cell>
          <table:table-cell office:value-type="float" office:value="41.55998">
            <text:p>41.559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Cuveé Louise Millésimé Pomme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mt8bw6q9aw6s1ygtc</text:p>
          </table:table-cell>
          <table:table-cell office:value-type="string">
            <text:p>SPARKLING</text:p>
          </table:table-cell>
          <table:table-cell office:value-type="string">
            <text:p>Louise Pommery Champagne Cuvée Spéciale Brut</text:p>
          </table:table-cell>
          <table:table-cell office:value-type="string">
            <text:p>Pommery</text:p>
          </table:table-cell>
          <table:table-cell office:value-type="float" office:value="40.223854">
            <text:p>40.2238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Pinot Noir | Chardonnay Ruina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1.379272">
            <text:p>41.3792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Pinot Noir | Chardonnay Ruinart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7500">
            <text:p>2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1.379272">
            <text:p>41.3792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Rosé Chardonnay | Pinot Noir Ruina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3.68988">
            <text:p>43.689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Rosé Chardonnay | Pinot Noir Ruinart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3500">
            <text:p>3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3.68988">
            <text:p>43.689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lanc de Blanc Chardonnay Ruina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nsbgy7pt1nwzq7k8</text:p>
          </table:table-cell>
          <table:table-cell office:value-type="string">
            <text:p>SPARKLING</text:p>
          </table:table-cell>
          <table:table-cell office:value-type="string">
            <text:p>Champagne Blanc de Blancs Dom Ruinart Extra Brut</text:p>
          </table:table-cell>
          <table:table-cell office:value-type="string">
            <text:p>Ruinart</text:p>
          </table:table-cell>
          <table:table-cell office:value-type="float" office:value="44.59737">
            <text:p>44.597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lanc de Blanc Chardonnay Ruinart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nsbgy7pt1nwzq7k8</text:p>
          </table:table-cell>
          <table:table-cell office:value-type="string">
            <text:p>SPARKLING</text:p>
          </table:table-cell>
          <table:table-cell office:value-type="string">
            <text:p>Champagne Blanc de Blancs Dom Ruinart Extra Brut</text:p>
          </table:table-cell>
          <table:table-cell office:value-type="string">
            <text:p>Ruinart</text:p>
          </table:table-cell>
          <table:table-cell office:value-type="float" office:value="44.59737">
            <text:p>44.597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rut Joseph Perr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r9rkkjend94zwk6d</text:p>
          </table:table-cell>
          <table:table-cell office:value-type="string">
            <text:p>SPARKLING</text:p>
          </table:table-cell>
          <table:table-cell office:value-type="string">
            <text:p>Brut Champagne (Cuvée Royale)</text:p>
          </table:table-cell>
          <table:table-cell office:value-type="string">
            <text:p>Joseph Perrier</text:p>
          </table:table-cell>
          <table:table-cell office:value-type="float" office:value="33.823696">
            <text:p>33.8236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Rosé Prestige Brut Taittin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n4nh4nvffj7y524xn</text:p>
          </table:table-cell>
          <table:table-cell office:value-type="string">
            <text:p>ROSE_SPARKLING</text:p>
          </table:table-cell>
          <table:table-cell office:value-type="string">
            <text:p>Champagne Rosé Prestige Brut</text:p>
          </table:table-cell>
          <table:table-cell office:value-type="string">
            <text:p>Taittinger</text:p>
          </table:table-cell>
          <table:table-cell office:value-type="float" office:value="36.648296">
            <text:p>36.6482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Bla Alcohol Free Sparkling Tea Com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858y403hg10d72zd7z</text:p>
          </table:table-cell>
          <table:table-cell office:value-type="string">
            <text:p>DESSERT</text:p>
          </table:table-cell>
          <table:table-cell office:value-type="string">
            <text:p>Alcohol Free White</text:p>
          </table:table-cell>
          <table:table-cell office:value-type="string">
            <text:p>Bree</text:p>
          </table:table-cell>
          <table:table-cell office:value-type="float" office:value="31.696987">
            <text:p>31.6969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Lyserod Alcohol Free Sparkling Tea Com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858y403hg10d72zd7z</text:p>
          </table:table-cell>
          <table:table-cell office:value-type="string">
            <text:p>DESSERT</text:p>
          </table:table-cell>
          <table:table-cell office:value-type="string">
            <text:p>Alcohol Free White</text:p>
          </table:table-cell>
          <table:table-cell office:value-type="string">
            <text:p>Bree</text:p>
          </table:table-cell>
          <table:table-cell office:value-type="float" office:value="31.696987">
            <text:p>31.6969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Lysegron Alcohol Free Sparkling Tea Com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858y403hg10d72zd7z</text:p>
          </table:table-cell>
          <table:table-cell office:value-type="string">
            <text:p>DESSERT</text:p>
          </table:table-cell>
          <table:table-cell office:value-type="string">
            <text:p>Alcohol Free White</text:p>
          </table:table-cell>
          <table:table-cell office:value-type="string">
            <text:p>Bree</text:p>
          </table:table-cell>
          <table:table-cell office:value-type="float" office:value="31.696987">
            <text:p>31.6969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Lepus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vrvwc92n3qezry2w</text:p>
          </table:table-cell>
          <table:table-cell office:value-type="string">
            <text:p>WHITE</text:p>
          </table:table-cell>
          <table:table-cell office:value-type="string">
            <text:p>Pinot Bianco Lepus</text:p>
          </table:table-cell>
          <table:table-cell office:value-type="string">
            <text:p>Franz Haas</text:p>
          </table:table-cell>
          <table:table-cell office:value-type="float" office:value="40.55863">
            <text:p>40.558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Eichhorn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37.9021">
            <text:p>37.90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„La Maiena“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50">
            <text:p>3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y4h5ysja2c2r3dqh</text:p>
          </table:table-cell>
          <table:table-cell office:value-type="string">
            <text:p>WHITE</text:p>
          </table:table-cell>
          <table:table-cell office:value-type="string">
            <text:p>Graf von Meran Weissburgunder</text:p>
          </table:table-cell>
          <table:table-cell office:value-type="string">
            <text:p>Kellerei Meran</text:p>
          </table:table-cell>
          <table:table-cell office:value-type="float" office:value="43.820747">
            <text:p>43.8207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Delago 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q5y8j99jkpbbghbdh</text:p>
          </table:table-cell>
          <table:table-cell office:value-type="string">
            <text:p>WHITE</text:p>
          </table:table-cell>
          <table:table-cell office:value-type="string">
            <text:p>Dellago Weissburgunder</text:p>
          </table:table-cell>
          <table:table-cell office:value-type="string">
            <text:p>Kellerei Bozen / Cantina Bolzano</text:p>
          </table:table-cell>
          <table:table-cell office:value-type="float" office:value="41.786682">
            <text:p>41.7866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Kristallberg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51.687775">
            <text:p>51.6877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Sirmian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0.978306">
            <text:p>50.9783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Luma Rom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xfzakjvm780nqhnnemj5wg</text:p>
          </table:table-cell>
          <table:table-cell office:value-type="string">
            <text:p>RED</text:p>
          </table:table-cell>
          <table:table-cell office:value-type="string">
            <text:p>Merlot Riserva Luma</text:p>
          </table:table-cell>
          <table:table-cell office:value-type="string">
            <text:p>Weingut Romen</text:p>
          </table:table-cell>
          <table:table-cell office:value-type="float" office:value="23.925964">
            <text:p>23.9259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Hofstatt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7c5rqz4rwa8p28wax</text:p>
          </table:table-cell>
          <table:table-cell office:value-type="string">
            <text:p>WHITE</text:p>
          </table:table-cell>
          <table:table-cell office:value-type="string">
            <text:p>Hofstatt Weissburgunder</text:p>
          </table:table-cell>
          <table:table-cell office:value-type="string">
            <text:p>Cantina Kurtatsch</text:p>
          </table:table-cell>
          <table:table-cell office:value-type="float" office:value="41.17342">
            <text:p>41.173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Berg Kellerei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xx5x185hnmbtd80n</text:p>
          </table:table-cell>
          <table:table-cell office:value-type="string">
            <text:p>WHITE</text:p>
          </table:table-cell>
          <table:table-cell office:value-type="string">
            <text:p>Weissburgunder Berg</text:p>
          </table:table-cell>
          <table:table-cell office:value-type="string">
            <text:p>Colterenzio (Schreckbichl)</text:p>
          </table:table-cell>
          <table:table-cell office:value-type="float" office:value="34.534542">
            <text:p>34.5345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Lapis Ober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2h2jcjxnaf6f47mma</text:p>
          </table:table-cell>
          <table:table-cell office:value-type="string">
            <text:p>WHITE</text:p>
          </table:table-cell>
          <table:table-cell office:value-type="string">
            <text:p>Weissburgunder Lapis</text:p>
          </table:table-cell>
          <table:table-cell office:value-type="string">
            <text:p>Weingut Oberstein</text:p>
          </table:table-cell>
          <table:table-cell office:value-type="float" office:value="41.407455">
            <text:p>41.4074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Vorberg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6.941544">
            <text:p>46.9415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2.115524">
            <text:p>42.1155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St. Valentin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hwhz401xnh1zajfv</text:p>
          </table:table-cell>
          <table:table-cell office:value-type="string">
            <text:p>RED</text:p>
          </table:table-cell>
          <table:table-cell office:value-type="string">
            <text:p>St. Magdalener</text:p>
          </table:table-cell>
          <table:table-cell office:value-type="string">
            <text:p>St. Michael-Eppan</text:p>
          </table:table-cell>
          <table:table-cell office:value-type="float" office:value="56.837345">
            <text:p>56.8373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Caliz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z2g5pt28ec66n3dx</text:p>
          </table:table-cell>
          <table:table-cell office:value-type="string">
            <text:p>WHITE</text:p>
          </table:table-cell>
          <table:table-cell office:value-type="string">
            <text:p>Chardonnay Caliz</text:p>
          </table:table-cell>
          <table:table-cell office:value-type="string">
            <text:p>Cantina Kurtatsch</text:p>
          </table:table-cell>
          <table:table-cell office:value-type="float" office:value="36.3553">
            <text:p>36.3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50432">
            <text:p>35.504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Kleinstein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pvfyetcny0g0eb412</text:p>
          </table:table-cell>
          <table:table-cell office:value-type="string">
            <text:p>WHITE</text:p>
          </table:table-cell>
          <table:table-cell office:value-type="string">
            <text:p>Chardonnay Kleinstein</text:p>
          </table:table-cell>
          <table:table-cell office:value-type="string">
            <text:p>Kellerei Bozen / Cantina Bolzano</text:p>
          </table:table-cell>
          <table:table-cell office:value-type="float" office:value="42.20337">
            <text:p>42.203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Kreuth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8b7921b25az154dy</text:p>
          </table:table-cell>
          <table:table-cell office:value-type="string">
            <text:p>WHITE</text:p>
          </table:table-cell>
          <table:table-cell office:value-type="string">
            <text:p>Chardonnay Selection Kreuth</text:p>
          </table:table-cell>
          <table:table-cell office:value-type="string">
            <text:p>Kellerei Terlan / Cantina Terlano</text:p>
          </table:table-cell>
          <table:table-cell office:value-type="float" office:value="50.04991">
            <text:p>50.049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St. Valentin Kellerei St. Micha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23f6epbhn13xvhgmr</text:p>
          </table:table-cell>
          <table:table-cell office:value-type="string">
            <text:p>WHITE</text:p>
          </table:table-cell>
          <table:table-cell office:value-type="string">
            <text:p>Burggraf Mory Klüsserather St.Michael Riesling Spätlese</text:p>
          </table:table-cell>
          <table:table-cell office:value-type="string">
            <text:p>St. Hubertus Kellerei</text:p>
          </table:table-cell>
          <table:table-cell office:value-type="float" office:value="41.843826">
            <text:p>41.8438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Baron Salvador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8.85839">
            <text:p>58.858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Baron Salvador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8.85839">
            <text:p>58.858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. Burgum Novum Castelf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7fhrj2s1gzrq7hz</text:p>
          </table:table-cell>
          <table:table-cell office:value-type="string">
            <text:p>WHITE</text:p>
          </table:table-cell>
          <table:table-cell office:value-type="string">
            <text:p>Chardonnay Riserva Burgum Novum</text:p>
          </table:table-cell>
          <table:table-cell office:value-type="string">
            <text:p>Castelfeder</text:p>
          </table:table-cell>
          <table:table-cell office:value-type="float" office:value="45.08877">
            <text:p>45.088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erva Freienfeld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z61c48n6cea8e6rtf</text:p>
          </table:table-cell>
          <table:table-cell office:value-type="string">
            <text:p>WHITE</text:p>
          </table:table-cell>
          <table:table-cell office:value-type="string">
            <text:p>Chardonnay Riserva Freienfeld</text:p>
          </table:table-cell>
          <table:table-cell office:value-type="string">
            <text:p>Cantina Kurtatsch</text:p>
          </table:table-cell>
          <table:table-cell office:value-type="float" office:value="38.798477">
            <text:p>38.798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Vigna AU Tiefenbrun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6.287342">
            <text:p>36.2873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De Silva 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jcbyzhfx2cy2w2kwm</text:p>
          </table:table-cell>
          <table:table-cell office:value-type="string">
            <text:p>WHITE</text:p>
          </table:table-cell>
          <table:table-cell office:value-type="string">
            <text:p>Sauvignon De Silva</text:p>
          </table:table-cell>
          <table:table-cell office:value-type="string">
            <text:p>Peter Sölva</text:p>
          </table:table-cell>
          <table:table-cell office:value-type="float" office:value="52.212166">
            <text:p>52.2121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De Silva 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jcbyzhfx2cy2w2kwm</text:p>
          </table:table-cell>
          <table:table-cell office:value-type="string">
            <text:p>WHITE</text:p>
          </table:table-cell>
          <table:table-cell office:value-type="string">
            <text:p>Sauvignon De Silva</text:p>
          </table:table-cell>
          <table:table-cell office:value-type="string">
            <text:p>Peter Sölva</text:p>
          </table:table-cell>
          <table:table-cell office:value-type="float" office:value="52.212166">
            <text:p>52.2121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Winkl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khy5h5v8sa71dfk</text:p>
          </table:table-cell>
          <table:table-cell office:value-type="string">
            <text:p>WHITE</text:p>
          </table:table-cell>
          <table:table-cell office:value-type="string">
            <text:p>Sauvignon Selection Winkl</text:p>
          </table:table-cell>
          <table:table-cell office:value-type="string">
            <text:p>Kellerei Terlan / Cantina Terlano</text:p>
          </table:table-cell>
          <table:table-cell office:value-type="float" office:value="51.714622">
            <text:p>51.7146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St. Valentin 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hwhz401xnh1zajfv</text:p>
          </table:table-cell>
          <table:table-cell office:value-type="string">
            <text:p>RED</text:p>
          </table:table-cell>
          <table:table-cell office:value-type="string">
            <text:p>St. Magdalener</text:p>
          </table:table-cell>
          <table:table-cell office:value-type="string">
            <text:p>St. Michael-Eppan</text:p>
          </table:table-cell>
          <table:table-cell office:value-type="float" office:value="56.837345">
            <text:p>56.8373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Weingut Doná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dfevgab8g251fmfjq</text:p>
          </table:table-cell>
          <table:table-cell office:value-type="string">
            <text:p>WHITE</text:p>
          </table:table-cell>
          <table:table-cell office:value-type="string">
            <text:p>Marlborough Sauvignon Blanc</text:p>
          </table:table-cell>
          <table:table-cell office:value-type="string">
            <text:p>Sauvignon Republic</text:p>
          </table:table-cell>
          <table:table-cell office:value-type="float" office:value="28.56734">
            <text:p>28.567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Quarz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50.374443">
            <text:p>50.3744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uma Weingut Rom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xfzakjvm780nqhnnemj5wg</text:p>
          </table:table-cell>
          <table:table-cell office:value-type="string">
            <text:p>RED</text:p>
          </table:table-cell>
          <table:table-cell office:value-type="string">
            <text:p>Merlot Riserva Luma</text:p>
          </table:table-cell>
          <table:table-cell office:value-type="string">
            <text:p>Weingut Romen</text:p>
          </table:table-cell>
          <table:table-cell office:value-type="float" office:value="31.86089">
            <text:p>31.860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Mock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z7gye66gy86pdwrz</text:p>
          </table:table-cell>
          <table:table-cell office:value-type="string">
            <text:p>WHITE</text:p>
          </table:table-cell>
          <table:table-cell office:value-type="string">
            <text:p>Sauvignon Mock</text:p>
          </table:table-cell>
          <table:table-cell office:value-type="string">
            <text:p>Kellerei Bozen / Cantina Bolzano</text:p>
          </table:table-cell>
          <table:table-cell office:value-type="float" office:value="35.775047">
            <text:p>35.7750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Tannenberg 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2.83074">
            <text:p>42.83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Tannenberg 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2.83074">
            <text:p>42.83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Kinesis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83c961m6ebdb1t41</text:p>
          </table:table-cell>
          <table:table-cell office:value-type="string">
            <text:p>WHITE</text:p>
          </table:table-cell>
          <table:table-cell office:value-type="string">
            <text:p>Kinesis</text:p>
          </table:table-cell>
          <table:table-cell office:value-type="string">
            <text:p>Baron Di Pauli</text:p>
          </table:table-cell>
          <table:table-cell office:value-type="float" office:value="38.66588">
            <text:p>38.665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Exclusiv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r62bbawf7neagd6b3p</text:p>
          </table:table-cell>
          <table:table-cell office:value-type="string">
            <text:p>RED</text:p>
          </table:table-cell>
          <table:table-cell office:value-type="string">
            <text:p>Iconic Mystery Cabernet Sauvignon</text:p>
          </table:table-cell>
          <table:table-cell office:value-type="string">
            <text:p>Exclusive</text:p>
          </table:table-cell>
          <table:table-cell office:value-type="float" office:value="31.892727">
            <text:p>31.8927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Andrius Kellerei Andr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50">
            <text:p>5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71ed8zvxghawenwh</text:p>
          </table:table-cell>
          <table:table-cell office:value-type="string">
            <text:p>WHITE</text:p>
          </table:table-cell>
          <table:table-cell office:value-type="string">
            <text:p>Sauvignon Blanc Andrius</text:p>
          </table:table-cell>
          <table:table-cell office:value-type="string">
            <text:p>Kellerei Andrian</text:p>
          </table:table-cell>
          <table:table-cell office:value-type="float" office:value="52.048927">
            <text:p>52.048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ieben Aich 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29846">
            <text:p>48.5298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ieben Aich 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29846">
            <text:p>48.5298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Riserva Grand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Vinschgau Falk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y4zbkrhchknmkzn6p</text:p>
          </table:table-cell>
          <table:table-cell office:value-type="string">
            <text:p>WHITE</text:p>
          </table:table-cell>
          <table:table-cell office:value-type="string">
            <text:p>Falkensteiner Hofberg Riesling Auslese</text:p>
          </table:table-cell>
          <table:table-cell office:value-type="string">
            <text:p>Hofgut Falkenstein</text:p>
          </table:table-cell>
          <table:table-cell office:value-type="float" office:value="31.3048">
            <text:p>31.30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Praepositus Kloster Neustif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xy7znx9ckcz7p9vn</text:p>
          </table:table-cell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0.153337">
            <text:p>30.1533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Aristos Kellerei Eisackt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pqzdqpn4ytpfre86</text:p>
          </table:table-cell>
          <table:table-cell office:value-type="string">
            <text:p>WHITE</text:p>
          </table:table-cell>
          <table:table-cell office:value-type="string">
            <text:p>Riesling Aristos</text:p>
          </table:table-cell>
          <table:table-cell office:value-type="string">
            <text:p>Kellerei Eisacktal - Cantina Valle Isarco</text:p>
          </table:table-cell>
          <table:table-cell office:value-type="float" office:value="35.40016">
            <text:p>35.400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üner Veltliner Aristos Kellerei Eisackt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crhxdpgex8cw5vf8w</text:p>
          </table:table-cell>
          <table:table-cell office:value-type="string">
            <text:p>WHITE</text:p>
          </table:table-cell>
          <table:table-cell office:value-type="string">
            <text:p>Aristos Grüner Veltliner</text:p>
          </table:table-cell>
          <table:table-cell office:value-type="string">
            <text:p>Kellerei Eisacktal - Cantina Valle Isarco</text:p>
          </table:table-cell>
          <table:table-cell office:value-type="float" office:value="41.18567">
            <text:p>41.185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Joseph Josef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5g6wsr3ychsek0rg</text:p>
          </table:table-cell>
          <table:table-cell office:value-type="string">
            <text:p>WHITE</text:p>
          </table:table-cell>
          <table:table-cell office:value-type="string">
            <text:p>Gewürztraminer Joseph</text:p>
          </table:table-cell>
          <table:table-cell office:value-type="string">
            <text:p>J. Hofstätter</text:p>
          </table:table-cell>
          <table:table-cell office:value-type="float" office:value="32.55394">
            <text:p>32.553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whrjytxh158w9afd</text:p>
          </table:table-cell>
          <table:table-cell office:value-type="string">
            <text:p>WHITE</text:p>
          </table:table-cell>
          <table:table-cell office:value-type="string">
            <text:p>Gewürztraminer Lafóa</text:p>
          </table:table-cell>
          <table:table-cell office:value-type="string">
            <text:p>Colterenzio (Schreckbichl)</text:p>
          </table:table-cell>
          <table:table-cell office:value-type="float" office:value="37.43941">
            <text:p>37.439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Nussbaumer  Traminer Kellere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gpsx99hyhcagvqmvzm</text:p>
          </table:table-cell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Domaine Nussbaumer</text:p>
          </table:table-cell>
          <table:table-cell office:value-type="float" office:value="29.560438">
            <text:p>29.5604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Kastelatz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50">
            <text:p>6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mjdffxj8sm2hnsw9</text:p>
          </table:table-cell>
          <table:table-cell office:value-type="string">
            <text:p>WHITE</text:p>
          </table:table-cell>
          <table:table-cell office:value-type="string">
            <text:p>Gewürztraminer Vigna Kastelaz</text:p>
          </table:table-cell>
          <table:table-cell office:value-type="string">
            <text:p>Elena Walch</text:p>
          </table:table-cell>
          <table:table-cell office:value-type="float" office:value="53.86619">
            <text:p>53.8661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Brenntal 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zzh17zkb90cw26ex</text:p>
          </table:table-cell>
          <table:table-cell office:value-type="string">
            <text:p>WHITE</text:p>
          </table:table-cell>
          <table:table-cell office:value-type="string">
            <text:p>Brenntal Gewürztraminer Riserva</text:p>
          </table:table-cell>
          <table:table-cell office:value-type="string">
            <text:p>Cantina Kurtatsch</text:p>
          </table:table-cell>
          <table:table-cell office:value-type="float" office:value="36.345184">
            <text:p>36.3451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Brenntal 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zzh17zkb90cw26ex</text:p>
          </table:table-cell>
          <table:table-cell office:value-type="string">
            <text:p>WHITE</text:p>
          </table:table-cell>
          <table:table-cell office:value-type="string">
            <text:p>Brenntal Gewürztraminer Riserva</text:p>
          </table:table-cell>
          <table:table-cell office:value-type="string">
            <text:p>Cantina Kurtatsch</text:p>
          </table:table-cell>
          <table:table-cell office:value-type="float" office:value="36.345184">
            <text:p>36.3451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Kolbenhof  Josef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50">
            <text:p>6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6.96219">
            <text:p>36.9621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Epokale Traminer Kellere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f7zkzh91pynva02rk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Kellerei Kaltern</text:p>
          </table:table-cell>
          <table:table-cell office:value-type="float" office:value="21.148804">
            <text:p>21.1488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Praepositus Kloster Neustif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148376">
            <text:p>33.1483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Alte Reben Riserva Pa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yfdmfvtvp7c8x5fs</text:p>
          </table:table-cell>
          <table:table-cell office:value-type="string">
            <text:p>WHITE</text:p>
          </table:table-cell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float" office:value="48.306866">
            <text:p>48.306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De Sil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hs9q6x3ejykschns</text:p>
          </table:table-cell>
          <table:table-cell office:value-type="string">
            <text:p>WHITE</text:p>
          </table:table-cell>
          <table:table-cell office:value-type="string">
            <text:p>De Silva Pinot Grigio</text:p>
          </table:table-cell>
          <table:table-cell office:value-type="string">
            <text:p>Peter Sölva</text:p>
          </table:table-cell>
          <table:table-cell office:value-type="float" office:value="54.14775">
            <text:p>54.147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De Sil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hs9q6x3ejykschns</text:p>
          </table:table-cell>
          <table:table-cell office:value-type="string">
            <text:p>WHITE</text:p>
          </table:table-cell>
          <table:table-cell office:value-type="string">
            <text:p>De Silva Pinot Grigio</text:p>
          </table:table-cell>
          <table:table-cell office:value-type="string">
            <text:p>Peter Sölva</text:p>
          </table:table-cell>
          <table:table-cell office:value-type="float" office:value="54.14775">
            <text:p>54.147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8k2ckp5payht89de</text:p>
          </table:table-cell>
          <table:table-cell office:value-type="string">
            <text:p>WHITE</text:p>
          </table:table-cell>
          <table:table-cell office:value-type="string">
            <text:p>Pinot Grigio Alto Adige</text:p>
          </table:table-cell>
          <table:table-cell office:value-type="string">
            <text:p>Franz Haas</text:p>
          </table:table-cell>
          <table:table-cell office:value-type="float" office:value="36.25556">
            <text:p>36.255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Castel Ringberg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59.92878">
            <text:p>59.928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Puiten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djz02r2jrx04daep</text:p>
          </table:table-cell>
          <table:table-cell office:value-type="string">
            <text:p>WHITE</text:p>
          </table:table-cell>
          <table:table-cell office:value-type="string">
            <text:p>Pinot Grigio Puiten</text:p>
          </table:table-cell>
          <table:table-cell office:value-type="string">
            <text:p>Colterenzio (Schreckbichl)</text:p>
          </table:table-cell>
          <table:table-cell office:value-type="float" office:value="37.144028">
            <text:p>37.1440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Penon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q2f1ffh7tkm9ttrfe</text:p>
          </table:table-cell>
          <table:table-cell office:value-type="string">
            <text:p>WHITE</text:p>
          </table:table-cell>
          <table:table-cell office:value-type="string">
            <text:p>Pinot Grigio Penon</text:p>
          </table:table-cell>
          <table:table-cell office:value-type="string">
            <text:p>Cantina Kurtatsch</text:p>
          </table:table-cell>
          <table:table-cell office:value-type="float" office:value="39.758728">
            <text:p>39.7587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Aristos Eisacktaler Kellere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6kgpckcv2w0k3dp0v0</text:p>
          </table:table-cell>
          <table:table-cell office:value-type="string">
            <text:p>WHITE</text:p>
          </table:table-cell>
          <table:table-cell office:value-type="string">
            <text:p>Anima Pinot Grigio</text:p>
          </table:table-cell>
          <table:table-cell office:value-type="string">
            <text:p>Aristov</text:p>
          </table:table-cell>
          <table:table-cell office:value-type="float" office:value="31.629635">
            <text:p>31.629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Unterebner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1509">
            <text:p>47.1150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Unterebner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1509">
            <text:p>47.1150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ner Praepositus Kloster Neustif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663406">
            <text:p>33.6634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scato Giallo 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2.83074">
            <text:p>42.83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Weiss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28.760067">
            <text:p>28.760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beneich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37.639137">
            <text:p>37.6391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loria Dei Weingut Eich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9qy8b3ma5exsekcy63</text:p>
          </table:table-cell>
          <table:table-cell office:value-type="string">
            <text:p>WHITE</text:p>
          </table:table-cell>
          <table:table-cell office:value-type="string">
            <text:p>Gloria Dei</text:p>
          </table:table-cell>
          <table:table-cell office:value-type="string">
            <text:p>Eichenstein</text:p>
          </table:table-cell>
          <table:table-cell office:value-type="float" office:value="44.76127">
            <text:p>44.76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Contessa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5.856876">
            <text:p>45.8568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laner Klassisch 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0.146336">
            <text:p>50.1463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Nörder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zctg72wdvj66af07a</text:p>
          </table:table-cell>
          <table:table-cell office:value-type="string">
            <text:p>WHITE</text:p>
          </table:table-cell>
          <table:table-cell office:value-type="string">
            <text:p>Cuvée Leonard</text:p>
          </table:table-cell>
          <table:table-cell office:value-type="string">
            <text:p>Vinařství Plenér</text:p>
          </table:table-cell>
          <table:table-cell office:value-type="float" office:value="21.778393">
            <text:p>21.7783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e Vite J.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kf7b6s583vd9fwy3</text:p>
          </table:table-cell>
          <table:table-cell office:value-type="string">
            <text:p>WHITE</text:p>
          </table:table-cell>
          <table:table-cell office:value-type="string">
            <text:p>Cuvée de ViTe</text:p>
          </table:table-cell>
          <table:table-cell office:value-type="string">
            <text:p>J. Hofstätter</text:p>
          </table:table-cell>
          <table:table-cell office:value-type="float" office:value="37.606224">
            <text:p>37.6062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eyond the Clouds Chardonnay | Diverse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191185">
            <text:p>53.1911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os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dc1mc21dcvk401ka1</text:p>
          </table:table-cell>
          <table:table-cell office:value-type="string">
            <text:p>WHITE</text:p>
          </table:table-cell>
          <table:table-cell office:value-type="string">
            <text:p>Cuvée Amos</text:p>
          </table:table-cell>
          <table:table-cell office:value-type="string">
            <text:p>Cantina Kurtatsch</text:p>
          </table:table-cell>
          <table:table-cell office:value-type="float" office:value="28.926105">
            <text:p>28.9261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va Domus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562683">
            <text:p>52.5626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va Domus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562683">
            <text:p>52.5626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nosi Riesling | Sauvignon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s01rz5kt15atcnwr</text:p>
          </table:table-cell>
          <table:table-cell office:value-type="string">
            <text:p>WHITE</text:p>
          </table:table-cell>
          <table:table-cell office:value-type="string">
            <text:p>Enosi</text:p>
          </table:table-cell>
          <table:table-cell office:value-type="string">
            <text:p>Baron Di Pauli</text:p>
          </table:table-cell>
          <table:table-cell office:value-type="float" office:value="41.53265">
            <text:p>41.532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nosi Riesling | Sauvignon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s01rz5kt15atcnwr</text:p>
          </table:table-cell>
          <table:table-cell office:value-type="string">
            <text:p>WHITE</text:p>
          </table:table-cell>
          <table:table-cell office:value-type="string">
            <text:p>Enosi</text:p>
          </table:table-cell>
          <table:table-cell office:value-type="string">
            <text:p>Baron Di Pauli</text:p>
          </table:table-cell>
          <table:table-cell office:value-type="float" office:value="41.53265">
            <text:p>41.532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Julian Bronner | Johanniter Lieselehof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xmngpc50t0j4311c8</text:p>
          </table:table-cell>
          <table:table-cell office:value-type="string">
            <text:p>WHITE</text:p>
          </table:table-cell>
          <table:table-cell office:value-type="string">
            <text:p>Julian Bio</text:p>
          </table:table-cell>
          <table:table-cell office:value-type="string">
            <text:p>Lieselehof</text:p>
          </table:table-cell>
          <table:table-cell office:value-type="float" office:value="46.512627">
            <text:p>46.512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Julian Bronner | Johanniter Lieselehof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xmngpc50t0j4311c8</text:p>
          </table:table-cell>
          <table:table-cell office:value-type="string">
            <text:p>WHITE</text:p>
          </table:table-cell>
          <table:table-cell office:value-type="string">
            <text:p>Julian Bio</text:p>
          </table:table-cell>
          <table:table-cell office:value-type="string">
            <text:p>Lieselehof</text:p>
          </table:table-cell>
          <table:table-cell office:value-type="float" office:value="46.512627">
            <text:p>46.512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JJ Weiss Weingut Nikl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7b6axj22dn174mm5b4</text:p>
          </table:table-cell>
          <table:table-cell office:value-type="string">
            <text:p>WHITE</text:p>
          </table:table-cell>
          <table:table-cell office:value-type="string">
            <text:p>Heideboden Weiss</text:p>
          </table:table-cell>
          <table:table-cell office:value-type="string">
            <text:p>Weingut Weiss</text:p>
          </table:table-cell>
          <table:table-cell office:value-type="float" office:value="33.810036">
            <text:p>33.8100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son Bianco Viognier | Petit Manseng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bg41e2rphqrdq16</text:p>
          </table:table-cell>
          <table:table-cell office:value-type="string">
            <text:p>WHITE</text:p>
          </table:table-cell>
          <table:table-cell office:value-type="string">
            <text:p>Casòn Hirschprunn Bianco Bio</text:p>
          </table:table-cell>
          <table:table-cell office:value-type="string">
            <text:p>Alois Lageder</text:p>
          </table:table-cell>
          <table:table-cell office:value-type="float" office:value="53.42831">
            <text:p>53.428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ama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z7npg54r64bbttkg</text:p>
          </table:table-cell>
          <table:table-cell office:value-type="string">
            <text:p>WHITE</text:p>
          </table:table-cell>
          <table:table-cell office:value-type="string">
            <text:p>Chardonnay Magred</text:p>
          </table:table-cell>
          <table:table-cell office:value-type="string">
            <text:p>Nals Margreid</text:p>
          </table:table-cell>
          <table:table-cell office:value-type="float" office:value="49.731403">
            <text:p>49.7314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laner Grande Cuveé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1800">
            <text:p>21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10107">
            <text:p>54.101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ppius Weiss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889412">
            <text:p>50.8894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ppius Weiss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889412">
            <text:p>50.8894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737">
            <text:p>38.937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737">
            <text:p>38.937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737">
            <text:p>38.937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737">
            <text:p>38.937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r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6.11061">
            <text:p>36.110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r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6.11061">
            <text:p>36.110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Famèi Corvé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6cwfpbgdnnkckv3t4</text:p>
          </table:table-cell>
          <table:table-cell office:value-type="string">
            <text:p>WHITE</text:p>
          </table:table-cell>
          <table:table-cell office:value-type="string">
            <text:p>Famèi Riesling Renano</text:p>
          </table:table-cell>
          <table:table-cell office:value-type="string">
            <text:p>Corvée</text:p>
          </table:table-cell>
          <table:table-cell office:value-type="float" office:value="42.204124">
            <text:p>42.2041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Majerla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z35ggdprvpjtag8vy</text:p>
          </table:table-cell>
          <table:table-cell office:value-type="string">
            <text:p>WHITE</text:p>
          </table:table-cell>
          <table:table-cell office:value-type="string">
            <text:p>Chardonnay Riserva Majerla</text:p>
          </table:table-cell>
          <table:table-cell office:value-type="string">
            <text:p>Dorigati</text:p>
          </table:table-cell>
          <table:table-cell office:value-type="float" office:value="41.641655">
            <text:p>41.6416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gio Liv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bzts1p3yq2ts9paphn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El Grigio</text:p>
          </table:table-cell>
          <table:table-cell office:value-type="float" office:value="30.46603">
            <text:p>30.466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bolla Gialla Roncalto Liv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s5sr7cs7vsezg5daw2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Consorzio Ribolla Gialla Dell'Alto Livenza</text:p>
          </table:table-cell>
          <table:table-cell office:value-type="float" office:value="43.400658">
            <text:p>43.4006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Vie di Roman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50">
            <text:p>5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35.317795">
            <text:p>35.3177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Were Dreams… Jerma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zwqe7p05923rhgpz</text:p>
          </table:table-cell>
          <table:table-cell office:value-type="string">
            <text:p>WHITE</text:p>
          </table:table-cell>
          <table:table-cell office:value-type="string">
            <text:p>Chardonnay Where Dreams have no end</text:p>
          </table:table-cell>
          <table:table-cell office:value-type="string">
            <text:p>Jermann</text:p>
          </table:table-cell>
          <table:table-cell office:value-type="float" office:value="32.291683">
            <text:p>32.2916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is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150">
            <text:p>6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54.328888">
            <text:p>54.3288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ugana Fornaci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0mxa4zymv6hwwsfd</text:p>
          </table:table-cell>
          <table:table-cell office:value-type="string">
            <text:p>WHITE</text:p>
          </table:table-cell>
          <table:table-cell office:value-type="string">
            <text:p>Le Fornaci Lugana</text:p>
          </table:table-cell>
          <table:table-cell office:value-type="string">
            <text:p>Tommasi</text:p>
          </table:table-cell>
          <table:table-cell office:value-type="float" office:value="42.776966">
            <text:p>42.7769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ugana Riserva Fornaci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np0qnt6785q9n7907</text:p>
          </table:table-cell>
          <table:table-cell office:value-type="string">
            <text:p>WHITE</text:p>
          </table:table-cell>
          <table:table-cell office:value-type="string">
            <text:p>Le Fornaci Lugana Riserva</text:p>
          </table:table-cell>
          <table:table-cell office:value-type="string">
            <text:p>Tommasi</text:p>
          </table:table-cell>
          <table:table-cell office:value-type="float" office:value="43.620674">
            <text:p>43.6206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dicchio Primo Ballo 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756aea4e8gh845qmq</text:p>
          </table:table-cell>
          <table:table-cell office:value-type="string">
            <text:p>WHITE</text:p>
          </table:table-cell>
          <table:table-cell office:value-type="string">
            <text:p>Primo Ballo</text:p>
          </table:table-cell>
          <table:table-cell office:value-type="string">
            <text:p>Tenuta di Fra'</text:p>
          </table:table-cell>
          <table:table-cell office:value-type="float" office:value="50.080254">
            <text:p>50.0802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dicchio Primo Ballo 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756aea4e8gh845qmq</text:p>
          </table:table-cell>
          <table:table-cell office:value-type="string">
            <text:p>WHITE</text:p>
          </table:table-cell>
          <table:table-cell office:value-type="string">
            <text:p>Primo Ballo</text:p>
          </table:table-cell>
          <table:table-cell office:value-type="string">
            <text:p>Tenuta di Fra'</text:p>
          </table:table-cell>
          <table:table-cell office:value-type="float" office:value="50.080254">
            <text:p>50.0802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dicchio Lorenzo ‘’Superiore’’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nfvv3qacxd3zwntsc2</text:p>
          </table:table-cell>
          <table:table-cell office:value-type="string">
            <text:p>WHITE</text:p>
          </table:table-cell>
          <table:table-cell office:value-type="string">
            <text:p>Verdicchio dei Castelli di Jesi Classico Superiore Lorenzo</text:p>
          </table:table-cell>
          <table:table-cell office:value-type="string">
            <text:p>Tenuta di Fra'</text:p>
          </table:table-cell>
          <table:table-cell office:value-type="float" office:value="44.823967">
            <text:p>44.8239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dicchio Lorenzo ‘’Superiore’’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nfvv3qacxd3zwntsc2</text:p>
          </table:table-cell>
          <table:table-cell office:value-type="string">
            <text:p>WHITE</text:p>
          </table:table-cell>
          <table:table-cell office:value-type="string">
            <text:p>Verdicchio dei Castelli di Jesi Classico Superiore Lorenzo</text:p>
          </table:table-cell>
          <table:table-cell office:value-type="string">
            <text:p>Tenuta di Fra'</text:p>
          </table:table-cell>
          <table:table-cell office:value-type="float" office:value="44.823967">
            <text:p>44.8239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dicchio Franz ‘’Superiore’’ 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50">
            <text:p>6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kdvnnxjw0eg73gbyp</text:p>
          </table:table-cell>
          <table:table-cell office:value-type="string">
            <text:p>RED</text:p>
          </table:table-cell>
          <table:table-cell office:value-type="string">
            <text:p>Donna Frà</text:p>
          </table:table-cell>
          <table:table-cell office:value-type="string">
            <text:p>Tenuta di Fra'</text:p>
          </table:table-cell>
          <table:table-cell office:value-type="float" office:value="40.647446">
            <text:p>40.6474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e Brun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jxwrvz9f0gyk19h</text:p>
          </table:table-cell>
          <table:table-cell office:value-type="string">
            <text:p>WHITE</text:p>
          </table:table-cell>
          <table:table-cell office:value-type="string">
            <text:p>Chardonnay Toscana Le Bruniche</text:p>
          </table:table-cell>
          <table:table-cell office:value-type="string">
            <text:p>Tenuta di Nozzole</text:p>
          </table:table-cell>
          <table:table-cell office:value-type="float" office:value="50.291992">
            <text:p>50.2919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e Brun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jxwrvz9f0gyk19h</text:p>
          </table:table-cell>
          <table:table-cell office:value-type="string">
            <text:p>WHITE</text:p>
          </table:table-cell>
          <table:table-cell office:value-type="string">
            <text:p>Chardonnay Toscana Le Bruniche</text:p>
          </table:table-cell>
          <table:table-cell office:value-type="string">
            <text:p>Tenuta di Nozzole</text:p>
          </table:table-cell>
          <table:table-cell office:value-type="float" office:value="50.291992">
            <text:p>50.2919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Pomino Benef. Ris.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67cgxb4jgq925yw0w</text:p>
          </table:table-cell>
          <table:table-cell office:value-type="string">
            <text:p>WHITE</text:p>
          </table:table-cell>
          <table:table-cell office:value-type="string">
            <text:p>Pomino Chardonnay</text:p>
          </table:table-cell>
          <table:table-cell office:value-type="string">
            <text:p>Frescobaldi - Castello Pomino</text:p>
          </table:table-cell>
          <table:table-cell office:value-type="float" office:value="48.89983">
            <text:p>48.899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Pomino Benef. Ris.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67cgxb4jgq925yw0w</text:p>
          </table:table-cell>
          <table:table-cell office:value-type="string">
            <text:p>WHITE</text:p>
          </table:table-cell>
          <table:table-cell office:value-type="string">
            <text:p>Pomino Chardonnay</text:p>
          </table:table-cell>
          <table:table-cell office:value-type="string">
            <text:p>Frescobaldi - Castello Pomino</text:p>
          </table:table-cell>
          <table:table-cell office:value-type="float" office:value="48.89983">
            <text:p>48.899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6.49627">
            <text:p>46.49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6.49627">
            <text:p>46.49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6.49627">
            <text:p>46.49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6.49627">
            <text:p>46.49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6.49627">
            <text:p>46.49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6.49627">
            <text:p>46.49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6.49627">
            <text:p>46.49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ervaro Castello della Sala 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ervaro della Sala</text:p>
          </table:table-cell>
          <table:table-cell office:value-type="string">
            <text:p>Antinori - Castello della Sala</text:p>
          </table:table-cell>
          <table:table-cell office:value-type="float" office:value="72.056725">
            <text:p>72.0567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ervaro Castello della Sala 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ervaro della Sala</text:p>
          </table:table-cell>
          <table:table-cell office:value-type="string">
            <text:p>Antinori - Castello della Sala</text:p>
          </table:table-cell>
          <table:table-cell office:value-type="float" office:value="72.056725">
            <text:p>72.0567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Tonschiefer Dönnhof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3cx444k5r00xkf8cm3</text:p>
          </table:table-cell>
          <table:table-cell office:value-type="string">
            <text:p>WHITE</text:p>
          </table:table-cell>
          <table:table-cell office:value-type="string">
            <text:p>Riesling Trocken Tonschiefer</text:p>
          </table:table-cell>
          <table:table-cell office:value-type="string">
            <text:p>Dönnhoff</text:p>
          </table:table-cell>
          <table:table-cell office:value-type="float" office:value="38.71432">
            <text:p>38.714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GG Sonnenuhr Wehlen S.A. Prü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mf987sbmsxdjvne0pp</text:p>
          </table:table-cell>
          <table:table-cell office:value-type="string">
            <text:p>DESSERT</text:p>
          </table:table-cell>
          <table:table-cell office:value-type="string">
            <text:p>Wehlener Sonnenuhr Devon Riesling GG</text:p>
          </table:table-cell>
          <table:table-cell office:value-type="string">
            <text:p>S.A. Prüm</text:p>
          </table:table-cell>
          <table:table-cell office:value-type="float" office:value="49.855606">
            <text:p>49.8556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GG Bernkastel Lay S.A. Prü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sk74fdf3zhcr3y9s5r</text:p>
          </table:table-cell>
          <table:table-cell office:value-type="string">
            <text:p>DESSERT</text:p>
          </table:table-cell>
          <table:table-cell office:value-type="string">
            <text:p>Bernkasteler Lay Grand Ley Riesling GG</text:p>
          </table:table-cell>
          <table:table-cell office:value-type="string">
            <text:p>S.A. Prüm</text:p>
          </table:table-cell>
          <table:table-cell office:value-type="float" office:value="51.657692">
            <text:p>51.6576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Gris Schoffit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709hxzbwn1hpfjcwfr</text:p>
          </table:table-cell>
          <table:table-cell office:value-type="string">
            <text:p>WHITE</text:p>
          </table:table-cell>
          <table:table-cell office:value-type="string">
            <text:p>Pinot Gris Tradition</text:p>
          </table:table-cell>
          <table:table-cell office:value-type="string">
            <text:p>Domaine Schoffit</text:p>
          </table:table-cell>
          <table:table-cell office:value-type="float" office:value="26.257063">
            <text:p>26.2570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cerre Sauvignon Francois Mill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hnjg95z7vrp54xggfw</text:p>
          </table:table-cell>
          <table:table-cell office:value-type="string">
            <text:p>ROSE</text:p>
          </table:table-cell>
          <table:table-cell office:value-type="string">
            <text:p>Sancerre Rosé</text:p>
          </table:table-cell>
          <table:table-cell office:value-type="string">
            <text:p>François Millet</text:p>
          </table:table-cell>
          <table:table-cell office:value-type="float" office:value="39.036583">
            <text:p>39.0365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njou Chauvigne Chenin Blanc Richo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9dy8k6zg8d6y3hy0vq</text:p>
          </table:table-cell>
          <table:table-cell office:value-type="string">
            <text:p>SPARKLING</text:p>
          </table:table-cell>
          <table:table-cell office:value-type="string">
            <text:p>Anjou Brut</text:p>
          </table:table-cell>
          <table:table-cell office:value-type="string">
            <text:p>Moulin de Chauvigné</text:p>
          </table:table-cell>
          <table:table-cell office:value-type="float" office:value="26.6067">
            <text:p>26.6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evre et Maine Gras Mouton Domaine H. Fevri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4v8pp81sp57s2rha1e</text:p>
          </table:table-cell>
          <table:table-cell office:value-type="string">
            <text:p>WHITE</text:p>
          </table:table-cell>
          <table:table-cell office:value-type="string">
            <text:p>Gras Moutons Muscadet-Sèvre et Maine Sur Lie</text:p>
          </table:table-cell>
          <table:table-cell office:value-type="string">
            <text:p>Domaine Haute ‎Févrie</text:p>
          </table:table-cell>
          <table:table-cell office:value-type="float" office:value="38.831818">
            <text:p>38.8318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illou Blanc Sauvignon | Sémillion Chateau Talb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dyf4d95766t5ty8wx</text:p>
          </table:table-cell>
          <table:table-cell office:value-type="string">
            <text:p>WHITE</text:p>
          </table:table-cell>
          <table:table-cell office:value-type="string">
            <text:p>Caillou Blanc</text:p>
          </table:table-cell>
          <table:table-cell office:value-type="string">
            <text:p>Château Talbot</text:p>
          </table:table-cell>
          <table:table-cell office:value-type="float" office:value="42.38977">
            <text:p>42.389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blis Saint Pierre Chardonnay Albert Pi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gbckbx4am8dwv5c6v</text:p>
          </table:table-cell>
          <table:table-cell office:value-type="string">
            <text:p>WHITE</text:p>
          </table:table-cell>
          <table:table-cell office:value-type="string">
            <text:p>Chablis Saint Pierre</text:p>
          </table:table-cell>
          <table:table-cell office:value-type="string">
            <text:p>Albert Pic</text:p>
          </table:table-cell>
          <table:table-cell office:value-type="float" office:value="48.83384">
            <text:p>48.833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blis AOC Chardonnay Droin Jean Pau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50">
            <text:p>6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r5wkfhgxqtbpkv1wr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Jean-Paul &amp; Benoit Droin</text:p>
          </table:table-cell>
          <table:table-cell office:value-type="float" office:value="38.718906">
            <text:p>38.7189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blis Chardonnay Domaine Fev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v6ayab10rjak0y5te7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Domaine du Chardonnay</text:p>
          </table:table-cell>
          <table:table-cell office:value-type="float" office:value="31.860697">
            <text:p>31.8606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blis 1er Cru Fourchaume Domaine Fev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14t79cyascxv4n0n8</text:p>
          </table:table-cell>
          <table:table-cell office:value-type="string">
            <text:p>WHITE</text:p>
          </table:table-cell>
          <table:table-cell office:value-type="string">
            <text:p>Chablis Premier Cru Fourchaume</text:p>
          </table:table-cell>
          <table:table-cell office:value-type="string">
            <text:p>Domaine William Fèvre</text:p>
          </table:table-cell>
          <table:table-cell office:value-type="float" office:value="35.78785">
            <text:p>35.787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blis Grand Cru Les Preuses Domaine Fev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fata8gqz47f5w5etb8</text:p>
          </table:table-cell>
          <table:table-cell office:value-type="string">
            <text:p>WHITE</text:p>
          </table:table-cell>
          <table:table-cell office:value-type="string">
            <text:p>Chablis Grand Cru 'Les Preuses'</text:p>
          </table:table-cell>
          <table:table-cell office:value-type="string">
            <text:p>Domaine William Fèvre</text:p>
          </table:table-cell>
          <table:table-cell office:value-type="float" office:value="40.498405">
            <text:p>40.4984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Jacques Prieu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a537sevdg9g44hwgm8</text:p>
          </table:table-cell>
          <table:table-cell office:value-type="string">
            <text:p>WHITE</text:p>
          </table:table-cell>
          <table:table-cell office:value-type="string">
            <text:p>Le Bourgogne du Prieur</text:p>
          </table:table-cell>
          <table:table-cell office:value-type="string">
            <text:p>Domaine Jacques Prieur</text:p>
          </table:table-cell>
          <table:table-cell office:value-type="float" office:value="32.21891">
            <text:p>32.218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ursault Dom. Andre Goich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m9vqvja0jvfddb616m</text:p>
          </table:table-cell>
          <table:table-cell office:value-type="string">
            <text:p>RED</text:p>
          </table:table-cell>
          <table:table-cell office:value-type="string">
            <text:p>Andre Goichot Prestige Nuits Saint Georges</text:p>
          </table:table-cell>
          <table:table-cell office:value-type="string">
            <text:p>André Goichot</text:p>
          </table:table-cell>
          <table:table-cell office:value-type="float" office:value="44.455997">
            <text:p>44.4559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int Aubin 1er cru En Creot Dom. Lamy-P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1bvng4yexpgk665wqt</text:p>
          </table:table-cell>
          <table:table-cell office:value-type="string">
            <text:p>WHITE</text:p>
          </table:table-cell>
          <table:table-cell office:value-type="string">
            <text:p>Saint-Aubin 1er Cru 'En Créot'</text:p>
          </table:table-cell>
          <table:table-cell office:value-type="string">
            <text:p>Lamy-Pillot</text:p>
          </table:table-cell>
          <table:table-cell office:value-type="float" office:value="62.57248">
            <text:p>62.572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ssagne Montrachet Andre Goich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m9vqvja0jvfddb616m</text:p>
          </table:table-cell>
          <table:table-cell office:value-type="string">
            <text:p>RED</text:p>
          </table:table-cell>
          <table:table-cell office:value-type="string">
            <text:p>Andre Goichot Prestige Nuits Saint Georges</text:p>
          </table:table-cell>
          <table:table-cell office:value-type="string">
            <text:p>André Goichot</text:p>
          </table:table-cell>
          <table:table-cell office:value-type="float" office:value="44.455997">
            <text:p>44.4559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ully Montmorin Dom. Jacques Du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6hh0ckdn13pqgkh6kg</text:p>
          </table:table-cell>
          <table:table-cell office:value-type="string">
            <text:p>RED</text:p>
          </table:table-cell>
          <table:table-cell office:value-type="string">
            <text:p>Rully ''''Montmorin''''</text:p>
          </table:table-cell>
          <table:table-cell office:value-type="string">
            <text:p>Domaine Jacques Dury</text:p>
          </table:table-cell>
          <table:table-cell office:value-type="float" office:value="48.269897">
            <text:p>48.2698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uilly Fumé Sauvignon De Ladoucet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150">
            <text:p>6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4tx0qfvhw7081cfsc030q9</text:p>
          </table:table-cell>
          <table:table-cell office:value-type="string">
            <text:p>WHITE</text:p>
          </table:table-cell>
          <table:table-cell office:value-type="string">
            <text:p>Pouilly Fumé de Ladoucette</text:p>
          </table:table-cell>
          <table:table-cell office:value-type="string">
            <text:p>Domaine de Ladoucette</text:p>
          </table:table-cell>
          <table:table-cell office:value-type="float" office:value="47.449394">
            <text:p>47.4493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re’ Clesse’ Chardonnay Seguin Manu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z5tv6yz1abjf2g5fj</text:p>
          </table:table-cell>
          <table:table-cell office:value-type="string">
            <text:p>WHITE</text:p>
          </table:table-cell>
          <table:table-cell office:value-type="string">
            <text:p>Viré-Clessé</text:p>
          </table:table-cell>
          <table:table-cell office:value-type="string">
            <text:p>Seguin-Manuel</text:p>
          </table:table-cell>
          <table:table-cell office:value-type="float" office:value="49.651226">
            <text:p>49.6512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ntoulan blanc Sec Clos Lapey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na8hsn386zekfxkbhw</text:p>
          </table:table-cell>
          <table:table-cell office:value-type="string">
            <text:p>WHITE</text:p>
          </table:table-cell>
          <table:table-cell office:value-type="string">
            <text:p>Mantoulan Sec</text:p>
          </table:table-cell>
          <table:table-cell office:value-type="string">
            <text:p>Clos Lapeyre</text:p>
          </table:table-cell>
          <table:table-cell office:value-type="float" office:value="53.496517">
            <text:p>53.4965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te du Rhone Blanc Dom. de la Solitud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mexa9tzmr8kahcdy8b</text:p>
          </table:table-cell>
          <table:table-cell office:value-type="string">
            <text:p>WHITE</text:p>
          </table:table-cell>
          <table:table-cell office:value-type="string">
            <text:p>Chapelle de la Solitude Graves Blanc</text:p>
          </table:table-cell>
          <table:table-cell office:value-type="string">
            <text:p>Domaine de la Solitude</text:p>
          </table:table-cell>
          <table:table-cell office:value-type="float" office:value="40.92131">
            <text:p>40.921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cherenc Blanc Petit Courbu Chateau Mont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22h0fr110r99hkb5w</text:p>
          </table:table-cell>
          <table:table-cell office:value-type="string">
            <text:p>RED</text:p>
          </table:table-cell>
          <table:table-cell office:value-type="string">
            <text:p>Château Montus Madiran</text:p>
          </table:table-cell>
          <table:table-cell office:value-type="string">
            <text:p>Château Montus</text:p>
          </table:table-cell>
          <table:table-cell office:value-type="float" office:value="37.423615">
            <text:p>37.4236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amlitz Sauvignon Blanc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s59a1cssv3ytskznh6</text:p>
          </table:table-cell>
          <table:table-cell office:value-type="string">
            <text:p>WHITE</text:p>
          </table:table-cell>
          <table:table-cell office:value-type="string">
            <text:p>Gamlitzer Sauvignon Blanc</text:p>
          </table:table-cell>
          <table:table-cell office:value-type="string">
            <text:p>Sattlerhof</text:p>
          </table:table-cell>
          <table:table-cell office:value-type="float" office:value="39.041733">
            <text:p>39.0417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amlitz Morillon (Chardonnay)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0nqgcd7bvcxe20vevk</text:p>
          </table:table-cell>
          <table:table-cell office:value-type="string">
            <text:p>WHITE</text:p>
          </table:table-cell>
          <table:table-cell office:value-type="string">
            <text:p>Gamlitzer Morillon</text:p>
          </table:table-cell>
          <table:table-cell office:value-type="string">
            <text:p>Sattlerhof</text:p>
          </table:table-cell>
          <table:table-cell office:value-type="float" office:value="44.190834">
            <text:p>44.1908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30 Ried Kranachberg BIO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dqkbnfwtrp8g610er6</text:p>
          </table:table-cell>
          <table:table-cell office:value-type="string">
            <text:p>WHITE</text:p>
          </table:table-cell>
          <table:table-cell office:value-type="string">
            <text:p>Sauvignon Blanc Ried Alter Kranachberg Bio</text:p>
          </table:table-cell>
          <table:table-cell office:value-type="string">
            <text:p>Sattlerhof</text:p>
          </table:table-cell>
          <table:table-cell office:value-type="float" office:value="41.014973">
            <text:p>41.0149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ltliner Ried Klaus Federspiel Weingut Jä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s4e5hmr4g12ah1fq</text:p>
          </table:table-cell>
          <table:table-cell office:value-type="string">
            <text:p>WHITE</text:p>
          </table:table-cell>
          <table:table-cell office:value-type="string">
            <text:p>Federspiel Ried Klaus Grüner Veltliner</text:p>
          </table:table-cell>
          <table:table-cell office:value-type="string">
            <text:p>Weingut Jäger</text:p>
          </table:table-cell>
          <table:table-cell office:value-type="float" office:value="48.753746">
            <text:p>48.7537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ltliner Ried Achleiten Smaragd Weingut Jä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350">
            <text:p>6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jrn7sd9yagc4ynrg</text:p>
          </table:table-cell>
          <table:table-cell office:value-type="string">
            <text:p>WHITE</text:p>
          </table:table-cell>
          <table:table-cell office:value-type="string">
            <text:p>Grüner Veltliner Smaragd Ried Achleiten</text:p>
          </table:table-cell>
          <table:table-cell office:value-type="string">
            <text:p>Weingut Jäger</text:p>
          </table:table-cell>
          <table:table-cell office:value-type="float" office:value="48.66143">
            <text:p>48.661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stone Chenin Blanc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fhyk9ab3s2kxcr8waj</text:p>
          </table:table-cell>
          <table:table-cell office:value-type="string">
            <text:p>WHITE</text:p>
          </table:table-cell>
          <table:table-cell office:value-type="string">
            <text:p>Whitestone Chenin Blanc</text:p>
          </table:table-cell>
          <table:table-cell office:value-type="string">
            <text:p>Capelands</text:p>
          </table:table-cell>
          <table:table-cell office:value-type="float" office:value="50.50921">
            <text:p>50.509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stone Sauvignon Blanc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20g6dzt0cmadyjzrqw</text:p>
          </table:table-cell>
          <table:table-cell office:value-type="string">
            <text:p>WHITE</text:p>
          </table:table-cell>
          <table:table-cell office:value-type="string">
            <text:p>Whitestone Sauvignon Blanc</text:p>
          </table:table-cell>
          <table:table-cell office:value-type="string">
            <text:p>Capelands</text:p>
          </table:table-cell>
          <table:table-cell office:value-type="float" office:value="47.50517">
            <text:p>47.505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GT Rosé Weinberg Dolomiten Popp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ce2ax2hmey9570ngm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Popphof</text:p>
          </table:table-cell>
          <table:table-cell office:value-type="float" office:value="33.746365">
            <text:p>33.7463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osé Pinosé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xe587cgfq9ctge0h</text:p>
          </table:table-cell>
          <table:table-cell office:value-type="string">
            <text:p>ROSE</text:p>
          </table:table-cell>
          <table:table-cell office:value-type="string">
            <text:p>Pinosé Pinot Nero Rosé</text:p>
          </table:table-cell>
          <table:table-cell office:value-type="string">
            <text:p>Cantina Kurtatsch</text:p>
          </table:table-cell>
          <table:table-cell office:value-type="float" office:value="32.64712">
            <text:p>32.647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osé Pinosé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xe587cgfq9ctge0h</text:p>
          </table:table-cell>
          <table:table-cell office:value-type="string">
            <text:p>ROSE</text:p>
          </table:table-cell>
          <table:table-cell office:value-type="string">
            <text:p>Pinosé Pinot Nero Rosé</text:p>
          </table:table-cell>
          <table:table-cell office:value-type="string">
            <text:p>Cantina Kurtatsch</text:p>
          </table:table-cell>
          <table:table-cell office:value-type="float" office:value="32.64712">
            <text:p>32.647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é  Marinus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ewvf7s7gba9gw1snc</text:p>
          </table:table-cell>
          <table:table-cell office:value-type="string">
            <text:p>ROSE</text:p>
          </table:table-cell>
          <table:table-cell office:value-type="string">
            <text:p>Mitterberg Rosé</text:p>
          </table:table-cell>
          <table:table-cell office:value-type="string">
            <text:p>Marinushof</text:p>
          </table:table-cell>
          <table:table-cell office:value-type="float" office:value="30.726616">
            <text:p>30.7266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’Anna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8ann9hyf6pcczg7za</text:p>
          </table:table-cell>
          <table:table-cell office:value-type="string">
            <text:p>ROSE</text:p>
          </table:table-cell>
          <table:table-cell office:value-type="string">
            <text:p>Rosato Ros'Anna</text:p>
          </table:table-cell>
          <table:table-cell office:value-type="string">
            <text:p>Tenuta di Fra'</text:p>
          </table:table-cell>
          <table:table-cell office:value-type="float" office:value="44.918137">
            <text:p>44.9181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’Anna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8ann9hyf6pcczg7za</text:p>
          </table:table-cell>
          <table:table-cell office:value-type="string">
            <text:p>ROSE</text:p>
          </table:table-cell>
          <table:table-cell office:value-type="string">
            <text:p>Rosato Ros'Anna</text:p>
          </table:table-cell>
          <table:table-cell office:value-type="string">
            <text:p>Tenuta di Fra'</text:p>
          </table:table-cell>
          <table:table-cell office:value-type="float" office:value="44.918137">
            <text:p>44.9181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stone Ros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20g6dzt0cmadyjzrqw</text:p>
          </table:table-cell>
          <table:table-cell office:value-type="string">
            <text:p>WHITE</text:p>
          </table:table-cell>
          <table:table-cell office:value-type="string">
            <text:p>Whitestone Sauvignon Blanc</text:p>
          </table:table-cell>
          <table:table-cell office:value-type="string">
            <text:p>Capelands</text:p>
          </table:table-cell>
          <table:table-cell office:value-type="float" office:value="41.75312">
            <text:p>41.753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hitestone Ros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20g6dzt0cmadyjzrqw</text:p>
          </table:table-cell>
          <table:table-cell office:value-type="string">
            <text:p>WHITE</text:p>
          </table:table-cell>
          <table:table-cell office:value-type="string">
            <text:p>Whitestone Sauvignon Blanc</text:p>
          </table:table-cell>
          <table:table-cell office:value-type="string">
            <text:p>Capelands</text:p>
          </table:table-cell>
          <table:table-cell office:value-type="float" office:value="41.75312">
            <text:p>41.753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natsch „La Maiena“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qv62ngwhn5zcqtte</text:p>
          </table:table-cell>
          <table:table-cell office:value-type="string">
            <text:p>RED</text:p>
          </table:table-cell>
          <table:table-cell office:value-type="string">
            <text:p>Vernatsch Graf von Meran Schickenburg</text:p>
          </table:table-cell>
          <table:table-cell office:value-type="string">
            <text:p>Kellerei Meran</text:p>
          </table:table-cell>
          <table:table-cell office:value-type="float" office:value="45.513535">
            <text:p>45.5135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aner*in Vernatsch Popp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hg5zd56qztrj5jjqg</text:p>
          </table:table-cell>
          <table:table-cell office:value-type="string">
            <text:p>RED</text:p>
          </table:table-cell>
          <table:table-cell office:value-type="string">
            <text:p>Meraner</text:p>
          </table:table-cell>
          <table:table-cell office:value-type="string">
            <text:p>Popphof</text:p>
          </table:table-cell>
          <table:table-cell office:value-type="float" office:value="38.372658">
            <text:p>38.3726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t. Magdalena Huck am Bach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bg42htkesv22mqmy</text:p>
          </table:table-cell>
          <table:table-cell office:value-type="string">
            <text:p>RED</text:p>
          </table:table-cell>
          <table:table-cell office:value-type="string">
            <text:p>St. Magdalener Classico Huck am Bach</text:p>
          </table:table-cell>
          <table:table-cell office:value-type="string">
            <text:p>Kellerei Bozen / Cantina Bolzano</text:p>
          </table:table-cell>
          <table:table-cell office:value-type="float" office:value="51.868137">
            <text:p>51.8681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alterer See Ausl.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2.115524">
            <text:p>42.1155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Aditus 1644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c0xgj5r6sk2ctsjk</text:p>
          </table:table-cell>
          <table:table-cell office:value-type="string">
            <text:p>RED</text:p>
          </table:table-cell>
          <table:table-cell office:value-type="string">
            <text:p>Aditus 1644 Lagrein</text:p>
          </table:table-cell>
          <table:table-cell office:value-type="string">
            <text:p>Kellerei Bozen / Cantina Bolzano</text:p>
          </table:table-cell>
          <table:table-cell office:value-type="float" office:value="54.034195">
            <text:p>54.0341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Abtei Abtei Mu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th1xbg6r8ymdybws58</text:p>
          </table:table-cell>
          <table:table-cell office:value-type="string">
            <text:p>DESSERT</text:p>
          </table:table-cell>
          <table:table-cell office:value-type="string">
            <text:p>Abtei Sommer Riesling</text:p>
          </table:table-cell>
          <table:table-cell office:value-type="string">
            <text:p>Abtei St Hildegard</text:p>
          </table:table-cell>
          <table:table-cell office:value-type="float" office:value="56.790787">
            <text:p>56.7907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Porphyr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5.942604">
            <text:p>55.9426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Frauenhügel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jntsw15kpxxfnfp1</text:p>
          </table:table-cell>
          <table:table-cell office:value-type="string">
            <text:p>RED</text:p>
          </table:table-cell>
          <table:table-cell office:value-type="string">
            <text:p>Lagrein Riserva Frauenhügel</text:p>
          </table:table-cell>
          <table:table-cell office:value-type="string">
            <text:p>Cantina Kurtatsch</text:p>
          </table:table-cell>
          <table:table-cell office:value-type="float" office:value="44.907368">
            <text:p>44.9073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Prestige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50">
            <text:p>6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39.998413">
            <text:p>39.9984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Gries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v0qjxd6szhh34m1f</text:p>
          </table:table-cell>
          <table:table-cell office:value-type="string">
            <text:p>RED</text:p>
          </table:table-cell>
          <table:table-cell office:value-type="string">
            <text:p>Lagrein Riserva Gries</text:p>
          </table:table-cell>
          <table:table-cell office:value-type="string">
            <text:p>Colterenzio (Schreckbichl)</text:p>
          </table:table-cell>
          <table:table-cell office:value-type="float" office:value="35.514503">
            <text:p>35.5145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Grafleiten Ober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bq29cm9ea22qpf01</text:p>
          </table:table-cell>
          <table:table-cell office:value-type="string">
            <text:p>RED</text:p>
          </table:table-cell>
          <table:table-cell office:value-type="string">
            <text:p>Grafenleiten Lagrein Riserva</text:p>
          </table:table-cell>
          <table:table-cell office:value-type="string">
            <text:p>Obermoser</text:p>
          </table:table-cell>
          <table:table-cell office:value-type="float" office:value="50.9891">
            <text:p>50.98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. Kristan Egger Ram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6men04enq6dx45kvw3</text:p>
          </table:table-cell>
          <table:table-cell office:value-type="string">
            <text:p>RED</text:p>
          </table:table-cell>
          <table:table-cell office:value-type="string">
            <text:p>Kristan Lagrein Gries</text:p>
          </table:table-cell>
          <table:table-cell office:value-type="string">
            <text:p>Egger-Ramer</text:p>
          </table:table-cell>
          <table:table-cell office:value-type="float" office:value="55.808243">
            <text:p>55.8082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Taber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5.948647">
            <text:p>45.9486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marein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50">
            <text:p>11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6.82206">
            <text:p>36.822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Steinraffler J.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z8drpdxm807pj2np</text:p>
          </table:table-cell>
          <table:table-cell office:value-type="string">
            <text:p>RED</text:p>
          </table:table-cell>
          <table:table-cell office:value-type="string">
            <text:p>Lagrein Vigna Steinraffler</text:p>
          </table:table-cell>
          <table:table-cell office:value-type="string">
            <text:p>J. Hofstätter</text:p>
          </table:table-cell>
          <table:table-cell office:value-type="float" office:value="49.683064">
            <text:p>49.6830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oblinus Ansitz Wald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73.26074">
            <text:p>73.26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Klosteranger Muri 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58.802208">
            <text:p>58.8022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Carano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5.415966">
            <text:p>45.4159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Carano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5.415966">
            <text:p>45.4159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Istrice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73893">
            <text:p>51.738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Cabernet Franc Riser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e1yqgxavtr8dypt8</text:p>
          </table:table-cell>
          <table:table-cell office:value-type="string">
            <text:p>RED</text:p>
          </table:table-cell>
          <table:table-cell office:value-type="string">
            <text:p>Cabernet Franc Amistar Tradition</text:p>
          </table:table-cell>
          <table:table-cell office:value-type="string">
            <text:p>Peter Sölva</text:p>
          </table:table-cell>
          <table:table-cell office:value-type="float" office:value="32.804382">
            <text:p>32.8043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Ris. Staffes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n3awrjrrdqz2wtqtd9</text:p>
          </table:table-cell>
          <table:table-cell office:value-type="string">
            <text:p>WHITE</text:p>
          </table:table-cell>
          <table:table-cell office:value-type="string">
            <text:p>Staffes Cabernet</text:p>
          </table:table-cell>
          <table:table-cell office:value-type="string">
            <text:p>Kornell</text:p>
          </table:table-cell>
          <table:table-cell office:value-type="float" office:value="40.59748">
            <text:p>40.597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. Ringberg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ym74vn1d8f6a00ek</text:p>
          </table:table-cell>
          <table:table-cell office:value-type="string">
            <text:p>RED</text:p>
          </table:table-cell>
          <table:table-cell office:value-type="string">
            <text:p>Cabernet Sauvignon Riserva Castel Ringberg</text:p>
          </table:table-cell>
          <table:table-cell office:value-type="string">
            <text:p>Elena Walch</text:p>
          </table:table-cell>
          <table:table-cell office:value-type="float" office:value="49.514874">
            <text:p>49.5148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Kirchhügel 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j3ae03131n9q396b</text:p>
          </table:table-cell>
          <table:table-cell office:value-type="string">
            <text:p>RED</text:p>
          </table:table-cell>
          <table:table-cell office:value-type="string">
            <text:p>Cabernet Riserva Kirchhügel</text:p>
          </table:table-cell>
          <table:table-cell office:value-type="string">
            <text:p>Cantina Kurtatsch</text:p>
          </table:table-cell>
          <table:table-cell office:value-type="float" office:value="39.871407">
            <text:p>39.8714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Kirchhügel 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j3ae03131n9q396b</text:p>
          </table:table-cell>
          <table:table-cell office:value-type="string">
            <text:p>RED</text:p>
          </table:table-cell>
          <table:table-cell office:value-type="string">
            <text:p>Cabernet Riserva Kirchhügel</text:p>
          </table:table-cell>
          <table:table-cell office:value-type="string">
            <text:p>Cantina Kurtatsch</text:p>
          </table:table-cell>
          <table:table-cell office:value-type="float" office:value="39.871407">
            <text:p>39.8714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213/1 Peter Dip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y24hr0hnm9m3nx0q9k93g9</text:p>
          </table:table-cell>
          <table:table-cell office:value-type="string">
            <text:p>RED</text:p>
          </table:table-cell>
          <table:table-cell office:value-type="string">
            <text:p>Cabernet Sauvignon 213</text:p>
          </table:table-cell>
          <table:table-cell office:value-type="string">
            <text:p>Peter Dipoli</text:p>
          </table:table-cell>
          <table:table-cell office:value-type="float" office:value="51.602722">
            <text:p>51.6027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Franc Nicolussi Leck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pb5sxb65f39ntdv1b</text:p>
          </table:table-cell>
          <table:table-cell office:value-type="string">
            <text:p>RED</text:p>
          </table:table-cell>
          <table:table-cell office:value-type="string">
            <text:p>Cabernet Franc Riserva</text:p>
          </table:table-cell>
          <table:table-cell office:value-type="string">
            <text:p>Tenuta Nicolussi Leck</text:p>
          </table:table-cell>
          <table:table-cell office:value-type="float" office:value="41.440784">
            <text:p>41.4407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. Quintessenz 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50">
            <text:p>6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2.353035">
            <text:p>42.353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. Ris. Quintessenz 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250">
            <text:p>6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2.353035">
            <text:p>42.353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Cor Römigberg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56.970455">
            <text:p>56.9704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Mumelter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350">
            <text:p>6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42.321686">
            <text:p>42.3216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tybvrzv5g9x08zd7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Erbhof Unterganzner</text:p>
          </table:table-cell>
          <table:table-cell office:value-type="float" office:value="29.514366">
            <text:p>29.5143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Ris. Pfarrhof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v42gdt04614dpwthzqn23w</text:p>
          </table:table-cell>
          <table:table-cell office:value-type="string">
            <text:p>RED</text:p>
          </table:table-cell>
          <table:table-cell office:value-type="string">
            <text:p>Cabernet Sauvignon Riserva Pfarrhof</text:p>
          </table:table-cell>
          <table:table-cell office:value-type="string">
            <text:p>Kellerei Kaltern</text:p>
          </table:table-cell>
          <table:table-cell office:value-type="float" office:value="48.296207">
            <text:p>48.2962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Freienfeld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Cabernet Sauvignon Riserva Freienfeld</text:p>
          </table:table-cell>
          <table:table-cell office:value-type="string">
            <text:p>Cantina Kurtatsch</text:p>
          </table:table-cell>
          <table:table-cell office:value-type="float" office:value="36.34105">
            <text:p>36.341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Freienfeld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Cabernet Sauvignon Riserva Freienfeld</text:p>
          </table:table-cell>
          <table:table-cell office:value-type="string">
            <text:p>Cantina Kurtatsch</text:p>
          </table:table-cell>
          <table:table-cell office:value-type="float" office:value="36.34105">
            <text:p>36.341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 Siebeneich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57.58042">
            <text:p>57.580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Brenntal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4.972702">
            <text:p>34.9727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. Siebeneich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50">
            <text:p>6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pg4py5d7tbkjynb34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Bozen / Cantina Bolzano</text:p>
          </table:table-cell>
          <table:table-cell office:value-type="float" office:value="40.03794">
            <text:p>40.037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Nussleiten Castel Saleg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0741s5xf8a7g1yv2</text:p>
          </table:table-cell>
          <table:table-cell office:value-type="string">
            <text:p>RED</text:p>
          </table:table-cell>
          <table:table-cell office:value-type="string">
            <text:p>Merlot Riserva Nussleiten</text:p>
          </table:table-cell>
          <table:table-cell office:value-type="string">
            <text:p>Castel Sallegg</text:p>
          </table:table-cell>
          <table:table-cell office:value-type="float" office:value="49.4785">
            <text:p>49.47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 Vigna Kressfeld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Merlot Riserva Kressfeld</text:p>
          </table:table-cell>
          <table:table-cell office:value-type="string">
            <text:p>Kornell</text:p>
          </table:table-cell>
          <table:table-cell office:value-type="float" office:value="44.0381">
            <text:p>44.03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Kornell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qmmf2tym10974h8x</text:p>
          </table:table-cell>
          <table:table-cell office:value-type="string">
            <text:p>RED</text:p>
          </table:table-cell>
          <table:table-cell office:value-type="string">
            <text:p>Cornell Merlot</text:p>
          </table:table-cell>
          <table:table-cell office:value-type="string">
            <text:p>Colterenzio (Schreckbichl)</text:p>
          </table:table-cell>
          <table:table-cell office:value-type="float" office:value="35.377903">
            <text:p>35.3779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z70q0cee119fnqaxw3</text:p>
          </table:table-cell>
          <table:table-cell office:value-type="string">
            <text:p>WHITE</text:p>
          </table:table-cell>
          <table:table-cell office:value-type="string">
            <text:p>Grauburgunder</text:p>
          </table:table-cell>
          <table:table-cell office:value-type="string">
            <text:p>Ploder Rosenberg</text:p>
          </table:table-cell>
          <table:table-cell office:value-type="float" office:value="24.569654">
            <text:p>24.5696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96b1vzp88mz9mxns89</text:p>
          </table:table-cell>
          <table:table-cell office:value-type="string">
            <text:p>DESSERT</text:p>
          </table:table-cell>
          <table:table-cell office:value-type="string">
            <text:p>Haas Rot Trocken</text:p>
          </table:table-cell>
          <table:table-cell office:value-type="string">
            <text:p>Johannes Haas</text:p>
          </table:table-cell>
          <table:table-cell office:value-type="float" office:value="24.637642">
            <text:p>24.6376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Amantus Weingut Eich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gp9963tk23ecr5b9y8</text:p>
          </table:table-cell>
          <table:table-cell office:value-type="string">
            <text:p>RED</text:p>
          </table:table-cell>
          <table:table-cell office:value-type="string">
            <text:p>Blauburgunder Amantus</text:p>
          </table:table-cell>
          <table:table-cell office:value-type="string">
            <text:p>Eichenstein</text:p>
          </table:table-cell>
          <table:table-cell office:value-type="float" office:value="46.903618">
            <text:p>46.9036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. Ludwig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48.27736">
            <text:p>48.277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Marinus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vpc59sh6pfcefah72b</text:p>
          </table:table-cell>
          <table:table-cell office:value-type="string">
            <text:p>DESSERT</text:p>
          </table:table-cell>
          <table:table-cell office:value-type="string">
            <text:p>Hoch Grauburgunder</text:p>
          </table:table-cell>
          <table:table-cell office:value-type="string">
            <text:p>Martinushof Thilo Acker</text:p>
          </table:table-cell>
          <table:table-cell office:value-type="float" office:value="22.181847">
            <text:p>22.1818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Schweizer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9e7zwy0sv4x9rnxg</text:p>
          </table:table-cell>
          <table:table-cell office:value-type="string">
            <text:p>RED</text:p>
          </table:table-cell>
          <table:table-cell office:value-type="string">
            <text:p>Merlot Schweizer</text:p>
          </table:table-cell>
          <table:table-cell office:value-type="string">
            <text:p>Franz Haas</text:p>
          </table:table-cell>
          <table:table-cell office:value-type="float" office:value="40.53453">
            <text:p>40.534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erva Saltner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z77serjjy0qk8rht</text:p>
          </table:table-cell>
          <table:table-cell office:value-type="string">
            <text:p>RED</text:p>
          </table:table-cell>
          <table:table-cell office:value-type="string">
            <text:p>Pinot Nero Riserva Saltner</text:p>
          </table:table-cell>
          <table:table-cell office:value-type="string">
            <text:p>Kellerei Kaltern</text:p>
          </table:table-cell>
          <table:table-cell office:value-type="float" office:value="43.279156">
            <text:p>43.2791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. St. Valentin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hwhz401xnh1zajfv</text:p>
          </table:table-cell>
          <table:table-cell office:value-type="string">
            <text:p>RED</text:p>
          </table:table-cell>
          <table:table-cell office:value-type="string">
            <text:p>St. Magdalener</text:p>
          </table:table-cell>
          <table:table-cell office:value-type="string">
            <text:p>St. Michael-Eppan</text:p>
          </table:table-cell>
          <table:table-cell office:value-type="float" office:value="56.837345">
            <text:p>56.8373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Mason di Mason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5.38554">
            <text:p>45.385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Jura Nals -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50">
            <text:p>5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z7npg54r64bbttkg</text:p>
          </table:table-cell>
          <table:table-cell office:value-type="string">
            <text:p>WHITE</text:p>
          </table:table-cell>
          <table:table-cell office:value-type="string">
            <text:p>Chardonnay Magred</text:p>
          </table:table-cell>
          <table:table-cell office:value-type="string">
            <text:p>Nals Margreid</text:p>
          </table:table-cell>
          <table:table-cell office:value-type="float" office:value="49.731403">
            <text:p>49.7314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Luma Rom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xfzakjvm780nqhnnemj5wg</text:p>
          </table:table-cell>
          <table:table-cell office:value-type="string">
            <text:p>RED</text:p>
          </table:table-cell>
          <table:table-cell office:value-type="string">
            <text:p>Merlot Riserva Luma</text:p>
          </table:table-cell>
          <table:table-cell office:value-type="string">
            <text:p>Weingut Romen</text:p>
          </table:table-cell>
          <table:table-cell office:value-type="float" office:value="23.925964">
            <text:p>23.9259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erva Lafó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z5w90zkenw3ygpw</text:p>
          </table:table-cell>
          <table:table-cell office:value-type="string">
            <text:p>RED</text:p>
          </table:table-cell>
          <table:table-cell office:value-type="string">
            <text:p>Pinot Nero Riserva Lafòa</text:p>
          </table:table-cell>
          <table:table-cell office:value-type="string">
            <text:p>Colterenzio (Schreckbichl)</text:p>
          </table:table-cell>
          <table:table-cell office:value-type="float" office:value="32.039764">
            <text:p>32.0397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. Exclusiv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z70q0cee119fnqaxw3</text:p>
          </table:table-cell>
          <table:table-cell office:value-type="string">
            <text:p>WHITE</text:p>
          </table:table-cell>
          <table:table-cell office:value-type="string">
            <text:p>Grauburgunder</text:p>
          </table:table-cell>
          <table:table-cell office:value-type="string">
            <text:p>Ploder Rosenberg</text:p>
          </table:table-cell>
          <table:table-cell office:value-type="float" office:value="24.569654">
            <text:p>24.5696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. Exclusiv LIM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28.570412">
            <text:p>28.5704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. Exclusiv LIM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28.570412">
            <text:p>28.5704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The Wine Collection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900">
            <text:p>1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y8m07vmxvd2pz47w2x</text:p>
          </table:table-cell>
          <table:table-cell office:value-type="string">
            <text:p>WHITE</text:p>
          </table:table-cell>
          <table:table-cell office:value-type="string">
            <text:p>The Wine Collection Riesling</text:p>
          </table:table-cell>
          <table:table-cell office:value-type="string">
            <text:p>St. Michael-Eppan</text:p>
          </table:table-cell>
          <table:table-cell office:value-type="float" office:value="49.67978">
            <text:p>49.679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Aton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float" office:value="46.89068">
            <text:p>46.890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erva Zeno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4xq13x0rp8k2h2zt2</text:p>
          </table:table-cell>
          <table:table-cell office:value-type="string">
            <text:p>RED</text:p>
          </table:table-cell>
          <table:table-cell office:value-type="string">
            <text:p>lauburgunder Riserva Zeno</text:p>
          </table:table-cell>
          <table:table-cell office:value-type="string">
            <text:p>Kellerei Meran</text:p>
          </table:table-cell>
          <table:table-cell office:value-type="float" office:value="48.447853">
            <text:p>48.4478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. Burgum N.  Castelf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50">
            <text:p>5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326pjr7eptg3ks27</text:p>
          </table:table-cell>
          <table:table-cell office:value-type="string">
            <text:p>RED</text:p>
          </table:table-cell>
          <table:table-cell office:value-type="string">
            <text:p>Lagrein Riserva Burgum Novum</text:p>
          </table:table-cell>
          <table:table-cell office:value-type="string">
            <text:p>Castelfeder</text:p>
          </table:table-cell>
          <table:table-cell office:value-type="float" office:value="32.913864">
            <text:p>32.9138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erva Matan Pfitsch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d7getsnyf8992dzq</text:p>
          </table:table-cell>
          <table:table-cell office:value-type="string">
            <text:p>RED</text:p>
          </table:table-cell>
          <table:table-cell office:value-type="string">
            <text:p>Pinot Nero Riserva Matan</text:p>
          </table:table-cell>
          <table:table-cell office:value-type="string">
            <text:p>Pfitscher</text:p>
          </table:table-cell>
          <table:table-cell office:value-type="float" office:value="40.498222">
            <text:p>40.4982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Lehmont Riserva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kjnpsqvmgxtt70zpvp</text:p>
          </table:table-cell>
          <table:table-cell office:value-type="string">
            <text:p>RED</text:p>
          </table:table-cell>
          <table:table-cell office:value-type="string">
            <text:p>Lehmont</text:p>
          </table:table-cell>
          <table:table-cell office:value-type="string">
            <text:p>Kellerei St. Pauls</text:p>
          </table:table-cell>
          <table:table-cell office:value-type="float" office:value="32.875298">
            <text:p>32.8752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San Urbano  J.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40.204475">
            <text:p>40.2044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San Urbano  J.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700">
            <text:p>10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40.204475">
            <text:p>40.2044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Conte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2.83074">
            <text:p>42.83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Zeder Weinberg Dolomiten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19628b930zb0hnjke</text:p>
          </table:table-cell>
          <table:table-cell office:value-type="string">
            <text:p>RED</text:p>
          </table:table-cell>
          <table:table-cell office:value-type="string">
            <text:p>Zeder</text:p>
          </table:table-cell>
          <table:table-cell office:value-type="string">
            <text:p>Kornell</text:p>
          </table:table-cell>
          <table:table-cell office:value-type="float" office:value="39.724617">
            <text:p>39.7246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Rot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28.760067">
            <text:p>28.760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Rot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28.760067">
            <text:p>28.760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ma Merlot | Cabernet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2.619034">
            <text:p>32.6190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messe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49.540363">
            <text:p>49.5403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messe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49.540363">
            <text:p>49.5403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rnelius Merlot | Cabernet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uenriegel Merlot | Cabernet Franc Peter Dip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55.592594">
            <text:p>55.592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ccará Merlot | Cabernet Franc Weingut Eich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v8k3174b32dsg556zn</text:p>
          </table:table-cell>
          <table:table-cell office:value-type="string">
            <text:p>WHITE</text:p>
          </table:table-cell>
          <table:table-cell office:value-type="string">
            <text:p>Baccara</text:p>
          </table:table-cell>
          <table:table-cell office:value-type="string">
            <text:p>Eichenstein</text:p>
          </table:table-cell>
          <table:table-cell office:value-type="float" office:value="40.70499">
            <text:p>40.704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cus Walter Schull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52.287228">
            <text:p>52.2872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cus Walter Schull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52.287228">
            <text:p>52.2872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nticus Riserva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51.32304">
            <text:p>51.323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nticus Riserva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51.32304">
            <text:p>51.323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Edizione Riser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32.488293">
            <text:p>32.4882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Edizione Riser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32.488293">
            <text:p>32.4882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Private Reserve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540z4ge4jxmsnsjfe</text:p>
          </table:table-cell>
          <table:table-cell office:value-type="string">
            <text:p>RED</text:p>
          </table:table-cell>
          <table:table-cell office:value-type="string">
            <text:p>Amistar Private Reserve</text:p>
          </table:table-cell>
          <table:table-cell office:value-type="string">
            <text:p>Peter Sölva</text:p>
          </table:table-cell>
          <table:table-cell office:value-type="float" office:value="37.05288">
            <text:p>37.052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eldherr Cabernet S. | Cabernet F. | Carmenere Liesele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q5662fvs3cm5vaxe</text:p>
          </table:table-cell>
          <table:table-cell office:value-type="string">
            <text:p>RED</text:p>
          </table:table-cell>
          <table:table-cell office:value-type="string">
            <text:p>Feldherr Bio</text:p>
          </table:table-cell>
          <table:table-cell office:value-type="string">
            <text:p>Lieselehof</text:p>
          </table:table-cell>
          <table:table-cell office:value-type="float" office:value="44.078205">
            <text:p>44.0782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mposition Reif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4.97731">
            <text:p>44.977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s 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3500">
            <text:p>2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Merlot Cabernet Riserva Tres</text:p>
          </table:table-cell>
          <table:table-cell office:value-type="string">
            <text:p>Cantina Kurtatsch</text:p>
          </table:table-cell>
          <table:table-cell office:value-type="float" office:value="27.141474">
            <text:p>27.1414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s 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Merlot Cabernet Riserva Tres</text:p>
          </table:table-cell>
          <table:table-cell office:value-type="string">
            <text:p>Cantina Kurtatsch</text:p>
          </table:table-cell>
          <table:table-cell office:value-type="float" office:value="27.141474">
            <text:p>27.1414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s 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Merlot Cabernet Riserva Tres</text:p>
          </table:table-cell>
          <table:table-cell office:value-type="string">
            <text:p>Cantina Kurtatsch</text:p>
          </table:table-cell>
          <table:table-cell office:value-type="float" office:value="27.141474">
            <text:p>27.1414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areblu Merlot | Cabernet Sauvignon Liv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dfevgab8g251fmfjq</text:p>
          </table:table-cell>
          <table:table-cell office:value-type="string">
            <text:p>WHITE</text:p>
          </table:table-cell>
          <table:table-cell office:value-type="string">
            <text:p>Marlborough Sauvignon Blanc</text:p>
          </table:table-cell>
          <table:table-cell office:value-type="string">
            <text:p>Sauvignon Republic</text:p>
          </table:table-cell>
          <table:table-cell office:value-type="float" office:value="28.56734">
            <text:p>28.567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is Neris Merlot | Cabernet Sauvignon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82.95256">
            <text:p>82.952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is Neris Merlot | Cabernet Sauvignon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82.95256">
            <text:p>82.952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oldego Forad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p37mta9qdwkb23w</text:p>
          </table:table-cell>
          <table:table-cell office:value-type="string">
            <text:p>RED</text:p>
          </table:table-cell>
          <table:table-cell office:value-type="string">
            <text:p>Teroldego Foradori Bio</text:p>
          </table:table-cell>
          <table:table-cell office:value-type="string">
            <text:p>Foradori</text:p>
          </table:table-cell>
          <table:table-cell office:value-type="float" office:value="47.375694">
            <text:p>47.3756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 Leonardo T. San Leonardo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94.19123">
            <text:p>94.191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 Leonardo T. San Leonardo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94.19123">
            <text:p>94.191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oldego Luigi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wwx9cqanefvqm2f1v3hw6a</text:p>
          </table:table-cell>
          <table:table-cell office:value-type="string">
            <text:p>RED</text:p>
          </table:table-cell>
          <table:table-cell office:value-type="string">
            <text:p>Teroldego Rotaliano Superiore Riserva Luigi</text:p>
          </table:table-cell>
          <table:table-cell office:value-type="string">
            <text:p>Dorigati</text:p>
          </table:table-cell>
          <table:table-cell office:value-type="float" office:value="41.982395">
            <text:p>41.9823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passo della Valpolicell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nw5brcetzbewp7sp</text:p>
          </table:table-cell>
          <table:table-cell office:value-type="string">
            <text:p>RED</text:p>
          </table:table-cell>
          <table:table-cell office:value-type="string">
            <text:p>Il Sestante Valpolicella Ripasso</text:p>
          </table:table-cell>
          <table:table-cell office:value-type="string">
            <text:p>Tommasi</text:p>
          </table:table-cell>
          <table:table-cell office:value-type="float" office:value="34.91454">
            <text:p>34.914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passo della Valpolicell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nw5brcetzbewp7sp</text:p>
          </table:table-cell>
          <table:table-cell office:value-type="string">
            <text:p>RED</text:p>
          </table:table-cell>
          <table:table-cell office:value-type="string">
            <text:p>Il Sestante Valpolicella Ripasso</text:p>
          </table:table-cell>
          <table:table-cell office:value-type="string">
            <text:p>Tommasi</text:p>
          </table:table-cell>
          <table:table-cell office:value-type="float" office:value="34.91454">
            <text:p>34.914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policella Superiore De Bu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dm8ff6fp5j6azf3htv</text:p>
          </table:table-cell>
          <table:table-cell office:value-type="string">
            <text:p>RED</text:p>
          </table:table-cell>
          <table:table-cell office:value-type="string">
            <text:p>Valpo Valpolicella Classico Superiore</text:p>
          </table:table-cell>
          <table:table-cell office:value-type="string">
            <text:p>Antica Valpolicella</text:p>
          </table:table-cell>
          <table:table-cell office:value-type="float" office:value="29.646542">
            <text:p>29.6465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Poia Corvina Allegr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k9nn59ds3pr5ma5en</text:p>
          </table:table-cell>
          <table:table-cell office:value-type="string">
            <text:p>RED</text:p>
          </table:table-cell>
          <table:table-cell office:value-type="string">
            <text:p>La Poja</text:p>
          </table:table-cell>
          <table:table-cell office:value-type="string">
            <text:p>Allegrini</text:p>
          </table:table-cell>
          <table:table-cell office:value-type="float" office:value="40.28727">
            <text:p>40.287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stasera 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rvina | Rondinella | Molinara Allegr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50">
            <text:p>11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35drgdg7wae3513r1</text:p>
          </table:table-cell>
          <table:table-cell office:value-type="string">
            <text:p>DESSERT</text:p>
          </table:table-cell>
          <table:table-cell office:value-type="string">
            <text:p>Giovanni Allegrini Recioto della Valpolicella Classico</text:p>
          </table:table-cell>
          <table:table-cell office:value-type="string">
            <text:p>Allegrini</text:p>
          </table:table-cell>
          <table:table-cell office:value-type="float" office:value="34.483635">
            <text:p>34.483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rvina | Rondinella | Molinar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Pietro dal Cero Cà dei Fr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48.01798">
            <text:p>48.017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Pietro dal Cero Cà dei Fr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1700">
            <text:p>11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48.01798">
            <text:p>48.017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a Florian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n8rm42332zb481jtd</text:p>
          </table:table-cell>
          <table:table-cell office:value-type="string">
            <text:p>DESSERT</text:p>
          </table:table-cell>
          <table:table-cell office:value-type="string">
            <text:p>Ca' Florian Grappa Amarone della Valpolicella</text:p>
          </table:table-cell>
          <table:table-cell office:value-type="string">
            <text:p>Tommasi</text:p>
          </table:table-cell>
          <table:table-cell office:value-type="float" office:value="41.755447">
            <text:p>41.7554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icella Romano dal Fo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47500">
            <text:p>4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53.57476">
            <text:p>53.574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icella  Romano dal Fo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8500">
            <text:p>4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53.57476">
            <text:p>53.574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icell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5000">
            <text:p>4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39.795586">
            <text:p>39.7955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icella Romano dal Fo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49500">
            <text:p>4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53.57476">
            <text:p>53.574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ampolongo di Torbe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24900">
            <text:p>2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ypn3ac2a9w36spxgf</text:p>
          </table:table-cell>
          <table:table-cell office:value-type="string">
            <text:p>DESSERT</text:p>
          </table:table-cell>
          <table:table-cell office:value-type="string">
            <text:p>Campolongo di Torbe Recioto Amarone</text:p>
          </table:table-cell>
          <table:table-cell office:value-type="string">
            <text:p>Masi</text:p>
          </table:table-cell>
          <table:table-cell office:value-type="float" office:value="39.20789">
            <text:p>39.207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Mazzano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24900">
            <text:p>2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jnnanrjdss8n2rq2m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Mazzano</text:p>
          </table:table-cell>
          <table:table-cell office:value-type="float" office:value="29.569963">
            <text:p>29.5699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rrubium Riserva del Bono Masseria le Fabric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pyexz27vyxz0c9jcgx</text:p>
          </table:table-cell>
          <table:table-cell office:value-type="string">
            <text:p>WHITE</text:p>
          </table:table-cell>
          <table:table-cell office:value-type="string">
            <text:p>Passerina</text:p>
          </table:table-cell>
          <table:table-cell office:value-type="string">
            <text:p>Tenuta la Riserva</text:p>
          </table:table-cell>
          <table:table-cell office:value-type="float" office:value="23.420748">
            <text:p>23.4207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gramaro Jo IGT Gianfranco 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garrg0k1c68vct6c</text:p>
          </table:table-cell>
          <table:table-cell office:value-type="string">
            <text:p>RED</text:p>
          </table:table-cell>
          <table:table-cell office:value-type="string">
            <text:p>Negroamaro Jo</text:p>
          </table:table-cell>
          <table:table-cell office:value-type="string">
            <text:p>Gianfranco Fino</text:p>
          </table:table-cell>
          <table:table-cell office:value-type="float" office:value="51.383186">
            <text:p>51.3831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imitivo Es Red Gianfranco 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8666">
            <text:p>50.4686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cca di Lupo Aglianico Tormaresca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c9m7pj72qc1jwkh7n</text:p>
          </table:table-cell>
          <table:table-cell office:value-type="string">
            <text:p>WHITE</text:p>
          </table:table-cell>
          <table:table-cell office:value-type="string">
            <text:p>Fiano di Bocca di Lupo</text:p>
          </table:table-cell>
          <table:table-cell office:value-type="string">
            <text:p>Tormaresca</text:p>
          </table:table-cell>
          <table:table-cell office:value-type="float" office:value="46.15745">
            <text:p>46.157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cca di Lupo Aglianico Tormaresca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c9m7pj72qc1jwkh7n</text:p>
          </table:table-cell>
          <table:table-cell office:value-type="string">
            <text:p>WHITE</text:p>
          </table:table-cell>
          <table:table-cell office:value-type="string">
            <text:p>Fiano di Bocca di Lupo</text:p>
          </table:table-cell>
          <table:table-cell office:value-type="string">
            <text:p>Tormaresca</text:p>
          </table:table-cell>
          <table:table-cell office:value-type="float" office:value="46.15745">
            <text:p>46.157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tarpanaro Negroamaro Salento Cosimo Taur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cc9x9626eacvtwqdd</text:p>
          </table:table-cell>
          <table:table-cell office:value-type="string">
            <text:p>RED</text:p>
          </table:table-cell>
          <table:table-cell office:value-type="string">
            <text:p>Negroamaro Notarpanaro</text:p>
          </table:table-cell>
          <table:table-cell office:value-type="string">
            <text:p>Taurino</text:p>
          </table:table-cell>
          <table:table-cell office:value-type="float" office:value="50.19671">
            <text:p>50.196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Tasca d’Almeri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xdbmx8ed9dbvznpcgd2app</text:p>
          </table:table-cell>
          <table:table-cell office:value-type="string">
            <text:p>SPARKLING</text:p>
          </table:table-cell>
          <table:table-cell office:value-type="string">
            <text:p>Amerita Brut</text:p>
          </table:table-cell>
          <table:table-cell office:value-type="string">
            <text:p>Tasca d’Almerita</text:p>
          </table:table-cell>
          <table:table-cell office:value-type="float" office:value="48.9406">
            <text:p>48.94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uca Enrico Duca di Salaparu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6pjrr7e8qtty7322y</text:p>
          </table:table-cell>
          <table:table-cell office:value-type="string">
            <text:p>WHITE</text:p>
          </table:table-cell>
          <table:table-cell office:value-type="string">
            <text:p>Duca Di Salaparuta Colomba Platino Insolia</text:p>
          </table:table-cell>
          <table:table-cell office:value-type="string">
            <text:p>Duca di Salaparuta</text:p>
          </table:table-cell>
          <table:table-cell office:value-type="float" office:value="70.21737">
            <text:p>70.217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uarnaccio Perricone Tasca d’Almeri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yb53b2c435cq4xg5e</text:p>
          </table:table-cell>
          <table:table-cell office:value-type="string">
            <text:p>RED</text:p>
          </table:table-cell>
          <table:table-cell office:value-type="string">
            <text:p>Guarnaccio Perricone</text:p>
          </table:table-cell>
          <table:table-cell office:value-type="string">
            <text:p>Tasca D'Almerita - Tenuta Regaleali</text:p>
          </table:table-cell>
          <table:table-cell office:value-type="float" office:value="54.54192">
            <text:p>54.541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lari Faro Rosso Pala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fk4nw0p6arrgaes0</text:p>
          </table:table-cell>
          <table:table-cell office:value-type="string">
            <text:p>RED</text:p>
          </table:table-cell>
          <table:table-cell office:value-type="string">
            <text:p>Faro</text:p>
          </table:table-cell>
          <table:table-cell office:value-type="string">
            <text:p>Palari</text:p>
          </table:table-cell>
          <table:table-cell office:value-type="float" office:value="67.14583">
            <text:p>67.145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nsella Nizza Riserva Barbera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3wjjx3ccdrn11k57</text:p>
          </table:table-cell>
          <table:table-cell office:value-type="string">
            <text:p>RED</text:p>
          </table:table-cell>
          <table:table-cell office:value-type="string">
            <text:p>Barbera Nizza Riserva Costamiòle</text:p>
          </table:table-cell>
          <table:table-cell office:value-type="string">
            <text:p>Prunotto</text:p>
          </table:table-cell>
          <table:table-cell office:value-type="float" office:value="41.49449">
            <text:p>41.4944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icco dell’ Uccellone Barbera Brai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fg3b1k5234ctc1wwg</text:p>
          </table:table-cell>
          <table:table-cell office:value-type="string">
            <text:p>FORTIFIED</text:p>
          </table:table-cell>
          <table:table-cell office:value-type="string">
            <text:p>Bricco dell'Uccellone Grappa</text:p>
          </table:table-cell>
          <table:table-cell office:value-type="string">
            <text:p>Braida</text:p>
          </table:table-cell>
          <table:table-cell office:value-type="float" office:value="46.89156">
            <text:p>46.891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era d’Alba Vignota Conterno Fant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m61ccmphkhmpqffmc</text:p>
          </table:table-cell>
          <table:table-cell office:value-type="string">
            <text:p>RED</text:p>
          </table:table-cell>
          <table:table-cell office:value-type="string">
            <text:p>Barbera d'Alba Vignota</text:p>
          </table:table-cell>
          <table:table-cell office:value-type="string">
            <text:p>Conterno Fantino</text:p>
          </table:table-cell>
          <table:table-cell office:value-type="float" office:value="60.2841">
            <text:p>60.28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era d’Asti Montebruna Brai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cvskr4debpczwvbs</text:p>
          </table:table-cell>
          <table:table-cell office:value-type="string">
            <text:p>RED</text:p>
          </table:table-cell>
          <table:table-cell office:value-type="string">
            <text:p>Barbera d'Asti Montebruna</text:p>
          </table:table-cell>
          <table:table-cell office:value-type="string">
            <text:p>Braida</text:p>
          </table:table-cell>
          <table:table-cell office:value-type="float" office:value="50.073395">
            <text:p>50.0733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bbiolo Classico Pio Ces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2cb0p4xp1q8hnt2z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Pio Cesare</text:p>
          </table:table-cell>
          <table:table-cell office:value-type="float" office:value="42.772484">
            <text:p>42.7724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bbiolo d’Alba Cere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xyptq0a9a0rp9jbs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Ceretto</text:p>
          </table:table-cell>
          <table:table-cell office:value-type="float" office:value="41.28204">
            <text:p>41.282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Prunotto Nebbiolo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x44vzvpktjty4pwv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unotto</text:p>
          </table:table-cell>
          <table:table-cell office:value-type="float" office:value="61.164383">
            <text:p>61.1643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is. Montestefan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9zh5abyetfdb1es8</text:p>
          </table:table-cell>
          <table:table-cell office:value-type="string">
            <text:p>RED</text:p>
          </table:table-cell>
          <table:table-cell office:value-type="string">
            <text:p>Barbaresco Riserva Montestefano</text:p>
          </table:table-cell>
          <table:table-cell office:value-type="string">
            <text:p>Produttori del Barbaresco</text:p>
          </table:table-cell>
          <table:table-cell office:value-type="float" office:value="68.50594">
            <text:p>68.50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is. Montefico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a5jtzpd42wcb1nj6a</text:p>
          </table:table-cell>
          <table:table-cell office:value-type="string">
            <text:p>RED</text:p>
          </table:table-cell>
          <table:table-cell office:value-type="string">
            <text:p>Barbaresco Riserva Montefico</text:p>
          </table:table-cell>
          <table:table-cell office:value-type="string">
            <text:p>Produttori del Barbaresco</text:p>
          </table:table-cell>
          <table:table-cell office:value-type="float" office:value="64.77947">
            <text:p>64.779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is. Muncagota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kdbgeag83nfdbh8c</text:p>
          </table:table-cell>
          <table:table-cell office:value-type="string">
            <text:p>RED</text:p>
          </table:table-cell>
          <table:table-cell office:value-type="string">
            <text:p>Barbaresco Riserva Muncagota</text:p>
          </table:table-cell>
          <table:table-cell office:value-type="string">
            <text:p>Produttori del Barbaresco</text:p>
          </table:table-cell>
          <table:table-cell office:value-type="float" office:value="70.80368">
            <text:p>70.803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is. Rabaja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fpqfq5ecnb6ftey7</text:p>
          </table:table-cell>
          <table:table-cell office:value-type="string">
            <text:p>RED</text:p>
          </table:table-cell>
          <table:table-cell office:value-type="string">
            <text:p>Barbaresco Riserva Rabajà</text:p>
          </table:table-cell>
          <table:table-cell office:value-type="string">
            <text:p>Produttori del Barbaresco</text:p>
          </table:table-cell>
          <table:table-cell office:value-type="float" office:value="68.01691">
            <text:p>68.016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is. Pora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dbyf6q5dty1pc9sv</text:p>
          </table:table-cell>
          <table:table-cell office:value-type="string">
            <text:p>RED</text:p>
          </table:table-cell>
          <table:table-cell office:value-type="string">
            <text:p>Barbaresco Riserva Pora</text:p>
          </table:table-cell>
          <table:table-cell office:value-type="string">
            <text:p>Produttori del Barbaresco</text:p>
          </table:table-cell>
          <table:table-cell office:value-type="float" office:value="62.68081">
            <text:p>62.680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is. Ovello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97f2edej1m3dgmj6</text:p>
          </table:table-cell>
          <table:table-cell office:value-type="string">
            <text:p>RED</text:p>
          </table:table-cell>
          <table:table-cell office:value-type="string">
            <text:p>Barbaresco Riserva Ovello</text:p>
          </table:table-cell>
          <table:table-cell office:value-type="string">
            <text:p>Produttori del Barbaresco</text:p>
          </table:table-cell>
          <table:table-cell office:value-type="float" office:value="64.4848">
            <text:p>64.48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is. Don Fiorin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8bk3gfkxyng43jj49s</text:p>
          </table:table-cell>
          <table:table-cell office:value-type="string">
            <text:p>RED</text:p>
          </table:table-cell>
          <table:table-cell office:value-type="string">
            <text:p>Barbaresco Riserva Don Fiorino</text:p>
          </table:table-cell>
          <table:table-cell office:value-type="string">
            <text:p>Produttori del Barbaresco</text:p>
          </table:table-cell>
          <table:table-cell office:value-type="float" office:value="71.24025">
            <text:p>71.240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Nubiola Nebbiolo Pelisse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t9xkkhhggere8pe70</text:p>
          </table:table-cell>
          <table:table-cell office:value-type="string">
            <text:p>RED</text:p>
          </table:table-cell>
          <table:table-cell office:value-type="string">
            <text:p>Barbaresco Nubiola</text:p>
          </table:table-cell>
          <table:table-cell office:value-type="string">
            <text:p>Pelissero</text:p>
          </table:table-cell>
          <table:table-cell office:value-type="float" office:value="45.23694">
            <text:p>45.236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Vanotu Nebbiolo Pelisse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trdje9dthhee31azb</text:p>
          </table:table-cell>
          <table:table-cell office:value-type="string">
            <text:p>RED</text:p>
          </table:table-cell>
          <table:table-cell office:value-type="string">
            <text:p>Barbaresco Vanotu</text:p>
          </table:table-cell>
          <table:table-cell office:value-type="string">
            <text:p>Pelissero</text:p>
          </table:table-cell>
          <table:table-cell office:value-type="float" office:value="46.909267">
            <text:p>46.9092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Classico Nebbiolo Pio Ces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gnn8fv71bs04f1d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Pio Cesare</text:p>
          </table:table-cell>
          <table:table-cell office:value-type="float" office:value="43.12721">
            <text:p>43.127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Ornato Nebbiolo Pio Ces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6g16anb9vmm2j4yd</text:p>
          </table:table-cell>
          <table:table-cell office:value-type="string">
            <text:p>RED</text:p>
          </table:table-cell>
          <table:table-cell office:value-type="string">
            <text:p>Barolo Ornato</text:p>
          </table:table-cell>
          <table:table-cell office:value-type="string">
            <text:p>Pio Cesare</text:p>
          </table:table-cell>
          <table:table-cell office:value-type="float" office:value="53.313225">
            <text:p>53.3132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Nebbiolo Bruno Giaco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tsvckfc82dvphp0w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float" office:value="41.790188">
            <text:p>41.7901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Le Vigne Nebbiolo Sandrone Luci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55.51144">
            <text:p>55.511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Castiglione Nebbiolo Viet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5.488342">
            <text:p>45.4883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Ginestra C. Maté Nebbiolo Elio Gra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6hecmax2xajjj926</text:p>
          </table:table-cell>
          <table:table-cell office:value-type="string">
            <text:p>RED</text:p>
          </table:table-cell>
          <table:table-cell office:value-type="string">
            <text:p>Barolo Ginestra Casa Maté</text:p>
          </table:table-cell>
          <table:table-cell office:value-type="string">
            <text:p>Elio Grasso</text:p>
          </table:table-cell>
          <table:table-cell office:value-type="float" office:value="57.309654">
            <text:p>57.3096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Ginestra C. Maté Nebbiolo Elio Gra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6hecmax2xajjj926</text:p>
          </table:table-cell>
          <table:table-cell office:value-type="string">
            <text:p>RED</text:p>
          </table:table-cell>
          <table:table-cell office:value-type="string">
            <text:p>Barolo Ginestra Casa Maté</text:p>
          </table:table-cell>
          <table:table-cell office:value-type="string">
            <text:p>Elio Grasso</text:p>
          </table:table-cell>
          <table:table-cell office:value-type="float" office:value="57.309654">
            <text:p>57.3096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Sori Ginestra Nebbiolo Conterno Fant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550">
            <text:p>11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2.879356">
            <text:p>62.8793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Sori Ginestra Nebbiolo Conterno Fant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550">
            <text:p>11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2.879356">
            <text:p>62.8793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Prapó Nebbiolo Cere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hmbxr0sw4wbs86bm</text:p>
          </table:table-cell>
          <table:table-cell office:value-type="string">
            <text:p>RED</text:p>
          </table:table-cell>
          <table:table-cell office:value-type="string">
            <text:p>Barolo Prapò</text:p>
          </table:table-cell>
          <table:table-cell office:value-type="string">
            <text:p>Ceretto</text:p>
          </table:table-cell>
          <table:table-cell office:value-type="float" office:value="45.887432">
            <text:p>45.8874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Brunate Nebbiolo Cere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yea97wmmagbfda3y</text:p>
          </table:table-cell>
          <table:table-cell office:value-type="string">
            <text:p>RED</text:p>
          </table:table-cell>
          <table:table-cell office:value-type="string">
            <text:p>Barolo Brunate</text:p>
          </table:table-cell>
          <table:table-cell office:value-type="string">
            <text:p>Ceretto</text:p>
          </table:table-cell>
          <table:table-cell office:value-type="float" office:value="44.95472">
            <text:p>44.954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Bussia Nebbiolo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2.79957">
            <text:p>42.799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Bussia Nebbiolo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2.79957">
            <text:p>42.799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emel Pater Blauburgunder Anselm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82wxd43xk0bq6am71</text:p>
          </table:table-cell>
          <table:table-cell office:value-type="string">
            <text:p>RED</text:p>
          </table:table-cell>
          <table:table-cell office:value-type="string">
            <text:p>Semel Pater</text:p>
          </table:table-cell>
          <table:table-cell office:value-type="string">
            <text:p>Anselmet</text:p>
          </table:table-cell>
          <table:table-cell office:value-type="float" office:value="51.59198">
            <text:p>51.591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ggio Del Filare Rosso Piceno Veleno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263hhknwfw03yry0p</text:p>
          </table:table-cell>
          <table:table-cell office:value-type="string">
            <text:p>RED</text:p>
          </table:table-cell>
          <table:table-cell office:value-type="string">
            <text:p>Rosso Piceno Superiore Roggio del Filare</text:p>
          </table:table-cell>
          <table:table-cell office:value-type="string">
            <text:p>Velenosi</text:p>
          </table:table-cell>
          <table:table-cell office:value-type="float" office:value="48.947334">
            <text:p>48.9473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ntepulciano Don Giovanni  Tenuta di Fra’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kdvnnxjw0eg73gbyp</text:p>
          </table:table-cell>
          <table:table-cell office:value-type="string">
            <text:p>RED</text:p>
          </table:table-cell>
          <table:table-cell office:value-type="string">
            <text:p>Donna Frà</text:p>
          </table:table-cell>
          <table:table-cell office:value-type="string">
            <text:p>Tenuta di Fra'</text:p>
          </table:table-cell>
          <table:table-cell office:value-type="float" office:value="40.647446">
            <text:p>40.6474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Donna Fra’  Tenuta di Fra’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kdvnnxjw0eg73gbyp</text:p>
          </table:table-cell>
          <table:table-cell office:value-type="string">
            <text:p>RED</text:p>
          </table:table-cell>
          <table:table-cell office:value-type="string">
            <text:p>Donna Frà</text:p>
          </table:table-cell>
          <table:table-cell office:value-type="string">
            <text:p>Tenuta di Fra'</text:p>
          </table:table-cell>
          <table:table-cell office:value-type="float" office:value="76.74074">
            <text:p>76.74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grantino di Montefalco Lungarot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fe082stszxwmp2dgc</text:p>
          </table:table-cell>
          <table:table-cell office:value-type="string">
            <text:p>RED</text:p>
          </table:table-cell>
          <table:table-cell office:value-type="string">
            <text:p>Sagrantino Passito di Montefalco</text:p>
          </table:table-cell>
          <table:table-cell office:value-type="string">
            <text:p>Lungarotti</text:p>
          </table:table-cell>
          <table:table-cell office:value-type="float" office:value="42.91562">
            <text:p>42.915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ubesco Rosso Riserva Lungarot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e1hktgfn12ze7j9t</text:p>
          </table:table-cell>
          <table:table-cell office:value-type="string">
            <text:p>RED</text:p>
          </table:table-cell>
          <table:table-cell office:value-type="string">
            <text:p>Rubesco Rosso di Torgiano</text:p>
          </table:table-cell>
          <table:table-cell office:value-type="string">
            <text:p>Lungarotti</text:p>
          </table:table-cell>
          <table:table-cell office:value-type="float" office:value="39.03827">
            <text:p>39.038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ubesco Rosso Riserva Lungarot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e1hktgfn12ze7j9t</text:p>
          </table:table-cell>
          <table:table-cell office:value-type="string">
            <text:p>RED</text:p>
          </table:table-cell>
          <table:table-cell office:value-type="string">
            <text:p>Rubesco Rosso di Torgiano</text:p>
          </table:table-cell>
          <table:table-cell office:value-type="string">
            <text:p>Lungarotti</text:p>
          </table:table-cell>
          <table:table-cell office:value-type="float" office:value="39.03827">
            <text:p>39.038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Sangioves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50">
            <text:p>4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mhk8z6y4gc6w8r9</text:p>
          </table:table-cell>
          <table:table-cell office:value-type="string">
            <text:p>RED</text:p>
          </table:table-cell>
          <table:table-cell office:value-type="string">
            <text:p>Nozzole Chianti Classico Riserva</text:p>
          </table:table-cell>
          <table:table-cell office:value-type="string">
            <text:p>Tenuta di Nozzole</text:p>
          </table:table-cell>
          <table:table-cell office:value-type="float" office:value="52.89381">
            <text:p>52.893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Gran Selezione Tenuta Tigna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47.55347">
            <text:p>47.553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Riserva La Forra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mhk8z6y4gc6w8r9</text:p>
          </table:table-cell>
          <table:table-cell office:value-type="string">
            <text:p>RED</text:p>
          </table:table-cell>
          <table:table-cell office:value-type="string">
            <text:p>Nozzole Chianti Classico Riserva</text:p>
          </table:table-cell>
          <table:table-cell office:value-type="string">
            <text:p>Tenuta di Nozzole</text:p>
          </table:table-cell>
          <table:table-cell office:value-type="float" office:value="55.990067">
            <text:p>55.990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Riserva Sangiovese Branc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yywrwa21v7kdvvsn</text:p>
          </table:table-cell>
          <table:table-cell office:value-type="string">
            <text:p>RED</text:p>
          </table:table-cell>
          <table:table-cell office:value-type="string">
            <text:p>Chianti Classico Riserva</text:p>
          </table:table-cell>
          <table:table-cell office:value-type="string">
            <text:p>Brancaia</text:p>
          </table:table-cell>
          <table:table-cell office:value-type="float" office:value="42.048775">
            <text:p>42.0487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Sangiovese Fontod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f0t49p6s4b6nvkdv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Fontodi</text:p>
          </table:table-cell>
          <table:table-cell office:value-type="float" office:value="46.30584">
            <text:p>46.305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Riserva Sangiovese Tenuta Casenuov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kh2p5h73eank5ymg57</text:p>
          </table:table-cell>
          <table:table-cell office:value-type="string">
            <text:p>RED</text:p>
          </table:table-cell>
          <table:table-cell office:value-type="string">
            <text:p>Chianti Classico Riserva</text:p>
          </table:table-cell>
          <table:table-cell office:value-type="string">
            <text:p>Tenuta Casenuove</text:p>
          </table:table-cell>
          <table:table-cell office:value-type="float" office:value="47.988247">
            <text:p>47.9882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Gran Selezion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850">
            <text:p>6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mhk8z6y4gc6w8r9</text:p>
          </table:table-cell>
          <table:table-cell office:value-type="string">
            <text:p>RED</text:p>
          </table:table-cell>
          <table:table-cell office:value-type="string">
            <text:p>Nozzole Chianti Classico Riserva</text:p>
          </table:table-cell>
          <table:table-cell office:value-type="string">
            <text:p>Tenuta di Nozzole</text:p>
          </table:table-cell>
          <table:table-cell office:value-type="float" office:value="52.89381">
            <text:p>52.893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no Nobile di Montepulciano La Bracces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m1vq4qrt9p4689hw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ntinori - La Braccesca</text:p>
          </table:table-cell>
          <table:table-cell office:value-type="float" office:value="44.652313">
            <text:p>44.652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bile di Montep. Sangiovese Avignone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81zfn733zbm1gzcr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vignonesi</text:p>
          </table:table-cell>
          <table:table-cell office:value-type="float" office:value="34.37761">
            <text:p>34.377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bile di Montep. Sangiovese Avignone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81zfn733zbm1gzcr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vignonesi</text:p>
          </table:table-cell>
          <table:table-cell office:value-type="float" office:value="34.37761">
            <text:p>34.377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bile di Montep. Asinone Polizi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7b05dgyw9ry5apyj</text:p>
          </table:table-cell>
          <table:table-cell office:value-type="string">
            <text:p>RED</text:p>
          </table:table-cell>
          <table:table-cell office:value-type="string">
            <text:p>Vino Nobile di Montepulciano Asinone</text:p>
          </table:table-cell>
          <table:table-cell office:value-type="string">
            <text:p>Poliziano</text:p>
          </table:table-cell>
          <table:table-cell office:value-type="float" office:value="43.48948">
            <text:p>43.489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andi Annate Sangiovese | Cabernet S. Avignone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wy9td04da4avk05h</text:p>
          </table:table-cell>
          <table:table-cell office:value-type="string">
            <text:p>RED</text:p>
          </table:table-cell>
          <table:table-cell office:value-type="string">
            <text:p>Grandi Annate Sangiovese</text:p>
          </table:table-cell>
          <table:table-cell office:value-type="string">
            <text:p>Avignonesi</text:p>
          </table:table-cell>
          <table:table-cell office:value-type="float" office:value="44.513992">
            <text:p>44.5139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so di Montalcino Sangiovese Tenuta La F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hrk94zbr0mszhd2ew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enuta La Fuga</text:p>
          </table:table-cell>
          <table:table-cell office:value-type="float" office:value="45.96048">
            <text:p>45.960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so di Montalcino Sangiovese Tenuta La F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hrk94zbr0mszhd2ew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enuta La Fuga</text:p>
          </table:table-cell>
          <table:table-cell office:value-type="float" office:value="45.96048">
            <text:p>45.960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so di Montalcino Sangiovese Lis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50">
            <text:p>4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41ysjvmj4af4ea3x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isini</text:p>
          </table:table-cell>
          <table:table-cell office:value-type="float" office:value="43.386276">
            <text:p>43.3862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so di Montalcino La Caduta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x68frks2a96e0cfj6</text:p>
          </table:table-cell>
          <table:table-cell office:value-type="string">
            <text:p>RED</text:p>
          </table:table-cell>
          <table:table-cell office:value-type="string">
            <text:p>La Caduta Rosso di Montalcino</text:p>
          </table:table-cell>
          <table:table-cell office:value-type="string">
            <text:p>Caparzo</text:p>
          </table:table-cell>
          <table:table-cell office:value-type="float" office:value="48.242397">
            <text:p>48.2423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285446">
            <text:p>40.2854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Lis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j14kdd4qpprnfrtg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isini</text:p>
          </table:table-cell>
          <table:table-cell office:value-type="float" office:value="46.06782">
            <text:p>46.067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La Casa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pts0qc6257pa9w557</text:p>
          </table:table-cell>
          <table:table-cell office:value-type="string">
            <text:p>RED</text:p>
          </table:table-cell>
          <table:table-cell office:value-type="string">
            <text:p>Brunello di Montalcino Vigna La Casa</text:p>
          </table:table-cell>
          <table:table-cell office:value-type="string">
            <text:p>Caparzo</text:p>
          </table:table-cell>
          <table:table-cell office:value-type="float" office:value="45.591255">
            <text:p>45.5912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Tenuta la F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mr6459rcm3p1vctqh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La Fuga</text:p>
          </table:table-cell>
          <table:table-cell office:value-type="float" office:value="48.642025">
            <text:p>48.6420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cino Riserva Tenuta la F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jjn16s5a06w1dmvx8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Tenuta La Fuga</text:p>
          </table:table-cell>
          <table:table-cell office:value-type="float" office:value="49.079235">
            <text:p>49.0792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950">
            <text:p>6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24q2k0cz3vf0ptm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parzo</text:p>
          </table:table-cell>
          <table:table-cell office:value-type="float" office:value="43.655678">
            <text:p>43.6556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.Montalcino Sangiovese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50">
            <text:p>7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24q2k0cz3vf0ptm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parzo</text:p>
          </table:table-cell>
          <table:table-cell office:value-type="float" office:value="39.63341">
            <text:p>39.633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Cost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100">
            <text:p>10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41.10086">
            <text:p>41.100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.Montalcino Sangiovese Cost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37.078594">
            <text:p>37.078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Castiglion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dhtxd58ffrnwvvjq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tiglion del Bosco</text:p>
          </table:table-cell>
          <table:table-cell office:value-type="float" office:value="52.57624">
            <text:p>52.576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 Banf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285446">
            <text:p>40.2854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CastelGiocon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285446">
            <text:p>40.2854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Tale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229xpmrxfw5vmnwb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alenti</text:p>
          </table:table-cell>
          <table:table-cell office:value-type="float" office:value="43.907677">
            <text:p>43.9076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Riserva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3400">
            <text:p>13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sbxxjnfjcr42tjtp1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Cantina di Montalcino</text:p>
          </table:table-cell>
          <table:table-cell office:value-type="float" office:value="41.34646">
            <text:p>41.346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La Mag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285446">
            <text:p>40.2854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Poggio Anti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sdg0av57mdy2nsnx3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Poggio Antico</text:p>
          </table:table-cell>
          <table:table-cell office:value-type="float" office:value="43.622505">
            <text:p>43.6225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Riserva  Col d’Orcia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hpygp62g7w83va2r</text:p>
          </table:table-cell>
          <table:table-cell office:value-type="string">
            <text:p>RED</text:p>
          </table:table-cell>
          <table:table-cell office:value-type="string">
            <text:p>Brunello di Montalcino Bio</text:p>
          </table:table-cell>
          <table:table-cell office:value-type="string">
            <text:p>Col d'Orcia</text:p>
          </table:table-cell>
          <table:table-cell office:value-type="float" office:value="53.17762">
            <text:p>53.177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Biondi S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w8328ttr5b1njkx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Biondi-Santi</text:p>
          </table:table-cell>
          <table:table-cell office:value-type="float" office:value="49.42385">
            <text:p>49.423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ggio alle Nane Le Mortelle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00hm9p1fy6z0k4q1</text:p>
          </table:table-cell>
          <table:table-cell office:value-type="string">
            <text:p>RED</text:p>
          </table:table-cell>
          <table:table-cell office:value-type="string">
            <text:p>Poggio Alle Nane</text:p>
          </table:table-cell>
          <table:table-cell office:value-type="string">
            <text:p>Le Mortelle</text:p>
          </table:table-cell>
          <table:table-cell office:value-type="float" office:value="50.858086">
            <text:p>50.8580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gnanello Sangiovese | Cabernet Sauvignon Tenuta Tigna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86.05624">
            <text:p>86.056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ia al Vento Merlot | Cabernet Franc Campo al M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rnwby58tjjzh4a59</text:p>
          </table:table-cell>
          <table:table-cell office:value-type="string">
            <text:p>RED</text:p>
          </table:table-cell>
          <table:table-cell office:value-type="string">
            <text:p>Bolgheri Superiore Baia Al Vento</text:p>
          </table:table-cell>
          <table:table-cell office:value-type="string">
            <text:p>Tenuta Campo al Mare</text:p>
          </table:table-cell>
          <table:table-cell office:value-type="float" office:value="56.364777">
            <text:p>56.3647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y7s19x8j0f86yg17m0</text:p>
          </table:table-cell>
          <table:table-cell office:value-type="string">
            <text:p>DESSERT</text:p>
          </table:table-cell>
          <table:table-cell office:value-type="string">
            <text:p>Cabreo Il Borgo Grappa</text:p>
          </table:table-cell>
          <table:table-cell office:value-type="string">
            <text:p>Cabreo</text:p>
          </table:table-cell>
          <table:table-cell office:value-type="float" office:value="90.51835">
            <text:p>90.51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Serre Nuove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7.49801">
            <text:p>47.498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elvante Cabernet Franc T. Campo al M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rnwby58tjjzh4a59</text:p>
          </table:table-cell>
          <table:table-cell office:value-type="string">
            <text:p>RED</text:p>
          </table:table-cell>
          <table:table-cell office:value-type="string">
            <text:p>Bolgheri Superiore Baia Al Vento</text:p>
          </table:table-cell>
          <table:table-cell office:value-type="string">
            <text:p>Tenuta Campo al Mare</text:p>
          </table:table-cell>
          <table:table-cell office:value-type="float" office:value="32.468998">
            <text:p>32.4689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 Mytho Sangiovese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t25c2j9z499q7680sd</text:p>
          </table:table-cell>
          <table:table-cell office:value-type="string">
            <text:p>RED</text:p>
          </table:table-cell>
          <table:table-cell office:value-type="string">
            <text:p>Sangiovese Mytho</text:p>
          </table:table-cell>
          <table:table-cell office:value-type="string">
            <text:p>Cabreo</text:p>
          </table:table-cell>
          <table:table-cell office:value-type="float" office:value="78.37911">
            <text:p>78.379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 Mytho Sangiovese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t25c2j9z499q7680sd</text:p>
          </table:table-cell>
          <table:table-cell office:value-type="string">
            <text:p>RED</text:p>
          </table:table-cell>
          <table:table-cell office:value-type="string">
            <text:p>Sangiovese Mytho</text:p>
          </table:table-cell>
          <table:table-cell office:value-type="string">
            <text:p>Cabreo</text:p>
          </table:table-cell>
          <table:table-cell office:value-type="float" office:value="78.37911">
            <text:p>78.379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tra IGT Toscana Rosso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66.99666">
            <text:p>66.996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ucente Merlot | Sangiovese Luce della Vi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33.457466">
            <text:p>33.4574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ucente Merlot | Sangiovese Luce della Vi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33.457466">
            <text:p>33.4574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 del Pazzo Sangiovese | Cabernet S. 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x43zvm7acvr7k58d9</text:p>
          </table:table-cell>
          <table:table-cell office:value-type="string">
            <text:p>RED</text:p>
          </table:table-cell>
          <table:table-cell office:value-type="string">
            <text:p>Cà Del Pazzo.</text:p>
          </table:table-cell>
          <table:table-cell office:value-type="string">
            <text:p>Caparzo</text:p>
          </table:table-cell>
          <table:table-cell office:value-type="float" office:value="48.74241">
            <text:p>48.742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’Marcanda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4p0rmdx7xagx6347</text:p>
          </table:table-cell>
          <table:table-cell office:value-type="string">
            <text:p>RED</text:p>
          </table:table-cell>
          <table:table-cell office:value-type="string">
            <text:p>Camarcanda</text:p>
          </table:table-cell>
          <table:table-cell office:value-type="string">
            <text:p>Gaja - Ca' Marcanda</text:p>
          </table:table-cell>
          <table:table-cell office:value-type="float" office:value="56.636253">
            <text:p>56.6362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gari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fx2vqed7gdpr855br5bmx</text:p>
          </table:table-cell>
          <table:table-cell office:value-type="string">
            <text:p>RED</text:p>
          </table:table-cell>
          <table:table-cell office:value-type="string">
            <text:p>Masari</text:p>
          </table:table-cell>
          <table:table-cell office:value-type="string">
            <text:p>Masari</text:p>
          </table:table-cell>
          <table:table-cell office:value-type="float" office:value="35.242462">
            <text:p>35.2424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epparello Sangiovese Isole e Ole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950">
            <text:p>1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51.617474">
            <text:p>51.6174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laccianello Sangiovese Fontod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rhqhdsmryrgcar3vn9tx8</text:p>
          </table:table-cell>
          <table:table-cell office:value-type="string">
            <text:p>RED</text:p>
          </table:table-cell>
          <table:table-cell office:value-type="string">
            <text:p>Flaccianello della Pieve Bio</text:p>
          </table:table-cell>
          <table:table-cell office:value-type="string">
            <text:p>Fontodi</text:p>
          </table:table-cell>
          <table:table-cell office:value-type="float" office:value="46.927696">
            <text:p>46.9276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uce Merlot | Sangiovese Luce della Vi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54.43142">
            <text:p>54.431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nuta di Trinoro Cabernet Franc | Merlot Tenuta di Trin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117.020355">
            <text:p>117.0203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lazzi Merlot Tenuta di Trin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58.510178">
            <text:p>58.5101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ntugo Merlot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990msrxftqf4mwhe</text:p>
          </table:table-cell>
          <table:table-cell office:value-type="string">
            <text:p>ROSE</text:p>
          </table:table-cell>
          <table:table-cell office:value-type="string">
            <text:p>Rosé Antinori</text:p>
          </table:table-cell>
          <table:table-cell office:value-type="string">
            <text:p>Antinori</text:p>
          </table:table-cell>
          <table:table-cell office:value-type="float" office:value="36.776836">
            <text:p>36.7768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ntugo Merlot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990msrxftqf4mwhe</text:p>
          </table:table-cell>
          <table:table-cell office:value-type="string">
            <text:p>ROSE</text:p>
          </table:table-cell>
          <table:table-cell office:value-type="string">
            <text:p>Rosé Antinori</text:p>
          </table:table-cell>
          <table:table-cell office:value-type="string">
            <text:p>Antinori</text:p>
          </table:table-cell>
          <table:table-cell office:value-type="float" office:value="36.776836">
            <text:p>36.7768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edicato a Walter Cabernet Franc Poggio al Tes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h54v8hf7ph1gh46z</text:p>
          </table:table-cell>
          <table:table-cell office:value-type="string">
            <text:p>RED</text:p>
          </table:table-cell>
          <table:table-cell office:value-type="string">
            <text:p>Dedicato a Walter Bolgheri Superiore</text:p>
          </table:table-cell>
          <table:table-cell office:value-type="string">
            <text:p>Poggio Al Tesoro</text:p>
          </table:table-cell>
          <table:table-cell office:value-type="float" office:value="51.118504">
            <text:p>51.1185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Maione Merlot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42egc1drg4x85mf2z</text:p>
          </table:table-cell>
          <table:table-cell office:value-type="string">
            <text:p>RED</text:p>
          </table:table-cell>
          <table:table-cell office:value-type="string">
            <text:p>Tenuta Frescobaldi di Castiglioni</text:p>
          </table:table-cell>
          <table:table-cell office:value-type="string">
            <text:p>Frescobaldi</text:p>
          </table:table-cell>
          <table:table-cell office:value-type="float" office:value="34.980865">
            <text:p>34.980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Quercegobbe Merlot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xfw3dd85tbvca53b</text:p>
          </table:table-cell>
          <table:table-cell office:value-type="string">
            <text:p>RED</text:p>
          </table:table-cell>
          <table:table-cell office:value-type="string">
            <text:p>Quercegobbe Merlot (Querce Gobbe)</text:p>
          </table:table-cell>
          <table:table-cell office:value-type="string">
            <text:p>Petra</text:p>
          </table:table-cell>
          <table:table-cell office:value-type="float" office:value="36.50328">
            <text:p>36.503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trovino Merlot | Cabernet Franc Dueman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dzf22y4hpzrmqha</text:p>
          </table:table-cell>
          <table:table-cell office:value-type="string">
            <text:p>RED</text:p>
          </table:table-cell>
          <table:table-cell office:value-type="string">
            <text:p>Altrovino Merlot e Cabernet Franc</text:p>
          </table:table-cell>
          <table:table-cell office:value-type="string">
            <text:p>Duemani</text:p>
          </table:table-cell>
          <table:table-cell office:value-type="float" office:value="51.16457">
            <text:p>51.164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auda Cabernet Franc | Merlot | Colorino Ruf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850">
            <text:p>11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93qyy8m2904esf09jh</text:p>
          </table:table-cell>
          <table:table-cell office:value-type="string">
            <text:p>RED</text:p>
          </table:table-cell>
          <table:table-cell office:value-type="string">
            <text:p>Alàuda</text:p>
          </table:table-cell>
          <table:table-cell office:value-type="string">
            <text:p>Ruffino</text:p>
          </table:table-cell>
          <table:table-cell office:value-type="float" office:value="36.76439">
            <text:p>36.764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uemani Cabernet Franc Dueman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8650">
            <text:p>18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8e4ne1eqt4kapfrq</text:p>
          </table:table-cell>
          <table:table-cell office:value-type="string">
            <text:p>RED</text:p>
          </table:table-cell>
          <table:table-cell office:value-type="string">
            <text:p>Cabernet Franc Bio</text:p>
          </table:table-cell>
          <table:table-cell office:value-type="string">
            <text:p>Duemani</text:p>
          </table:table-cell>
          <table:table-cell office:value-type="float" office:value="76.89612">
            <text:p>76.896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iadema Rosso Diadem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b7p5eb68bqwbc3tde</text:p>
          </table:table-cell>
          <table:table-cell office:value-type="string">
            <text:p>RED</text:p>
          </table:table-cell>
          <table:table-cell office:value-type="string">
            <text:p>Rosso</text:p>
          </table:table-cell>
          <table:table-cell office:value-type="string">
            <text:p>Diadema</text:p>
          </table:table-cell>
          <table:table-cell office:value-type="float" office:value="63.668415">
            <text:p>63.6684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salferro Merlot Barone Ricas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89sdb9trpc7xz7xm</text:p>
          </table:table-cell>
          <table:table-cell office:value-type="string">
            <text:p>RED</text:p>
          </table:table-cell>
          <table:table-cell office:value-type="string">
            <text:p>Merlot Casalferro</text:p>
          </table:table-cell>
          <table:table-cell office:value-type="string">
            <text:p>Ricasoli</text:p>
          </table:table-cell>
          <table:table-cell office:value-type="float" office:value="42.06437">
            <text:p>42.064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 Passo Sangiovese | Merlot Tola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b8h8h3wk6ssa2y2s</text:p>
          </table:table-cell>
          <table:table-cell office:value-type="string">
            <text:p>RED</text:p>
          </table:table-cell>
          <table:table-cell office:value-type="string">
            <text:p>Al Passo Toscana</text:p>
          </table:table-cell>
          <table:table-cell office:value-type="string">
            <text:p>Tolaini</text:p>
          </table:table-cell>
          <table:table-cell office:value-type="float" office:value="46.645905">
            <text:p>46.6459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Borro IGT Tenuta Ferragam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xfk9kwamhxtgnp6r0f</text:p>
          </table:table-cell>
          <table:table-cell office:value-type="string">
            <text:p>ROSE</text:p>
          </table:table-cell>
          <table:table-cell office:value-type="string">
            <text:p>Rosé del Borro</text:p>
          </table:table-cell>
          <table:table-cell office:value-type="string">
            <text:p>Il Borro</text:p>
          </table:table-cell>
          <table:table-cell office:value-type="float" office:value="32.03478">
            <text:p>32.034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odovico Cabernet Franc | Merlot | Petit Verdot Tenuta di Bise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8000">
            <text:p>5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74yzfbj0q7yfkkmg7</text:p>
          </table:table-cell>
          <table:table-cell office:value-type="string">
            <text:p>RED</text:p>
          </table:table-cell>
          <table:table-cell office:value-type="string">
            <text:p>Lodovico</text:p>
          </table:table-cell>
          <table:table-cell office:value-type="string">
            <text:p>Tenuta di Biserno</text:p>
          </table:table-cell>
          <table:table-cell office:value-type="float" office:value="49.20221">
            <text:p>49.202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ntesodi Sangiovese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kt9h5gqgv603dqxw</text:p>
          </table:table-cell>
          <table:table-cell office:value-type="string">
            <text:p>RED</text:p>
          </table:table-cell>
          <table:table-cell office:value-type="string">
            <text:p>Sangiovese Montesodi</text:p>
          </table:table-cell>
          <table:table-cell office:value-type="string">
            <text:p>Frescobaldi - Castello Nipozzano</text:p>
          </table:table-cell>
          <table:table-cell office:value-type="float" office:value="35.85814">
            <text:p>35.858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ssoalloro Sangiovese Biondi S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50">
            <text:p>6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vk2hh1msygv47h6sd</text:p>
          </table:table-cell>
          <table:table-cell office:value-type="string">
            <text:p>RED</text:p>
          </table:table-cell>
          <table:table-cell office:value-type="string">
            <text:p>Sangiovese Sassoalloro</text:p>
          </table:table-cell>
          <table:table-cell office:value-type="string">
            <text:p>Jacopo Biondi Santi</text:p>
          </table:table-cell>
          <table:table-cell office:value-type="float" office:value="48.422203">
            <text:p>48.4222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laia Tenuta Tigna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47.55347">
            <text:p>47.553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 Nino Sangiovese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y7s19x8j0f86yg17m0</text:p>
          </table:table-cell>
          <table:table-cell office:value-type="string">
            <text:p>DESSERT</text:p>
          </table:table-cell>
          <table:table-cell office:value-type="string">
            <text:p>Cabreo Il Borgo Grappa</text:p>
          </table:table-cell>
          <table:table-cell office:value-type="string">
            <text:p>Cabreo</text:p>
          </table:table-cell>
          <table:table-cell office:value-type="float" office:value="78.15829">
            <text:p>78.158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tarocchio Cabernet Franc Ten. Guado al Ta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43500">
            <text:p>4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54.174637">
            <text:p>54.1746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ignale Cabernet Sauvignon | Merlot Cast. di Querc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kytsgxj392rx2nmvv</text:p>
          </table:table-cell>
          <table:table-cell office:value-type="string">
            <text:p>RED</text:p>
          </table:table-cell>
          <table:table-cell office:value-type="string">
            <text:p>Querceto Romantic</text:p>
          </table:table-cell>
          <table:table-cell office:value-type="string">
            <text:p>Castello di Querceto</text:p>
          </table:table-cell>
          <table:table-cell office:value-type="float" office:value="34.1872">
            <text:p>34.18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ignale Cabernet Sauvignon | Merlot Cast. di Querc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kytsgxj392rx2nmvv</text:p>
          </table:table-cell>
          <table:table-cell office:value-type="string">
            <text:p>RED</text:p>
          </table:table-cell>
          <table:table-cell office:value-type="string">
            <text:p>Querceto Romantic</text:p>
          </table:table-cell>
          <table:table-cell office:value-type="string">
            <text:p>Castello di Querceto</text:p>
          </table:table-cell>
          <table:table-cell office:value-type="float" office:value="34.1872">
            <text:p>34.18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Corte Sangiovese Cast. di Querc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kytsgxj392rx2nmvv</text:p>
          </table:table-cell>
          <table:table-cell office:value-type="string">
            <text:p>RED</text:p>
          </table:table-cell>
          <table:table-cell office:value-type="string">
            <text:p>Querceto Romantic</text:p>
          </table:table-cell>
          <table:table-cell office:value-type="string">
            <text:p>Castello di Querceto</text:p>
          </table:table-cell>
          <table:table-cell office:value-type="float" office:value="34.1872">
            <text:p>34.18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Corte Sangiovese Cast. di Querc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kytsgxj392rx2nmvv</text:p>
          </table:table-cell>
          <table:table-cell office:value-type="string">
            <text:p>RED</text:p>
          </table:table-cell>
          <table:table-cell office:value-type="string">
            <text:p>Querceto Romantic</text:p>
          </table:table-cell>
          <table:table-cell office:value-type="string">
            <text:p>Castello di Querceto</text:p>
          </table:table-cell>
          <table:table-cell office:value-type="float" office:value="34.1872">
            <text:p>34.18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nello Di Frasinello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drxn0zxevg995yt</text:p>
          </table:table-cell>
          <table:table-cell office:value-type="string">
            <text:p>RED</text:p>
          </table:table-cell>
          <table:table-cell office:value-type="string">
            <text:p>Maremma Toscana Le Sughere di Frassinello</text:p>
          </table:table-cell>
          <table:table-cell office:value-type="string">
            <text:p>Rocca di Frassinello</text:p>
          </table:table-cell>
          <table:table-cell office:value-type="float" office:value="77.3983">
            <text:p>77.39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Sughere Di Frasinello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drxn0zxevg995yt</text:p>
          </table:table-cell>
          <table:table-cell office:value-type="string">
            <text:p>RED</text:p>
          </table:table-cell>
          <table:table-cell office:value-type="string">
            <text:p>Maremma Toscana Le Sughere di Frassinello</text:p>
          </table:table-cell>
          <table:table-cell office:value-type="string">
            <text:p>Rocca di Frassinello</text:p>
          </table:table-cell>
          <table:table-cell office:value-type="float" office:value="89.48157">
            <text:p>89.481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cca di Frasinello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drxn0zxevg995yt</text:p>
          </table:table-cell>
          <table:table-cell office:value-type="string">
            <text:p>RED</text:p>
          </table:table-cell>
          <table:table-cell office:value-type="string">
            <text:p>Maremma Toscana Le Sughere di Frassinello</text:p>
          </table:table-cell>
          <table:table-cell office:value-type="string">
            <text:p>Rocca di Frassinello</text:p>
          </table:table-cell>
          <table:table-cell office:value-type="float" office:value="89.4011">
            <text:p>89.40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ffonero Merlot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4900">
            <text:p>3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7gny05ccg8y6g3k35</text:p>
          </table:table-cell>
          <table:table-cell office:value-type="string">
            <text:p>RED</text:p>
          </table:table-cell>
          <table:table-cell office:value-type="string">
            <text:p>Baffonero Maremma Toscana</text:p>
          </table:table-cell>
          <table:table-cell office:value-type="string">
            <text:p>Rocca di Frassinello</text:p>
          </table:table-cell>
          <table:table-cell office:value-type="float" office:value="46.65392">
            <text:p>46.653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ffonero Merlot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2200">
            <text:p>32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7gny05ccg8y6g3k35</text:p>
          </table:table-cell>
          <table:table-cell office:value-type="string">
            <text:p>RED</text:p>
          </table:table-cell>
          <table:table-cell office:value-type="string">
            <text:p>Baffonero Maremma Toscana</text:p>
          </table:table-cell>
          <table:table-cell office:value-type="string">
            <text:p>Rocca di Frassinello</text:p>
          </table:table-cell>
          <table:table-cell office:value-type="float" office:value="46.65392">
            <text:p>46.653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sseto Merlot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9900">
            <text:p>13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1575">
            <text:p>43.15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sseto Merlot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0500">
            <text:p>14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1575">
            <text:p>43.15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sseto Merlot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25000">
            <text:p>12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1575">
            <text:p>43.15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50 &amp; 50 Sangiovese I Merlot Avignonesi &amp; Cap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bdbenm5t22bvqh7ay5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50 Peaks</text:p>
          </table:table-cell>
          <table:table-cell office:value-type="float" office:value="37.48932">
            <text:p>37.489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50 &amp; 50 Sangiovese I Merlot Avignonesi &amp; Cap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bdbenm5t22bvqh7ay5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50 Peaks</text:p>
          </table:table-cell>
          <table:table-cell office:value-type="float" office:value="37.48932">
            <text:p>37.489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Pareto Collezione Annate Stor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0550">
            <text:p>10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amwsayrkjxbetsgt</text:p>
          </table:table-cell>
          <table:table-cell office:value-type="string">
            <text:p>FORTIFIED</text:p>
          </table:table-cell>
          <table:table-cell office:value-type="string">
            <text:p>Grappa Il Pareto</text:p>
          </table:table-cell>
          <table:table-cell office:value-type="string">
            <text:p>Tenuta di Nozzole</text:p>
          </table:table-cell>
          <table:table-cell office:value-type="float" office:value="49.655373">
            <text:p>49.6553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Pareto Collezione Annate Stor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2550">
            <text:p>12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amwsayrkjxbetsgt</text:p>
          </table:table-cell>
          <table:table-cell office:value-type="string">
            <text:p>FORTIFIED</text:p>
          </table:table-cell>
          <table:table-cell office:value-type="string">
            <text:p>Grappa Il Pareto</text:p>
          </table:table-cell>
          <table:table-cell office:value-type="string">
            <text:p>Tenuta di Nozzole</text:p>
          </table:table-cell>
          <table:table-cell office:value-type="float" office:value="49.655373">
            <text:p>49.6553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Pareto Collezione Annate Stor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87">
            <text:p>1987</text:p>
          </table:table-cell>
          <table:table-cell office:value-type="float" office:value="13550">
            <text:p>13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amwsayrkjxbetsgt</text:p>
          </table:table-cell>
          <table:table-cell office:value-type="string">
            <text:p>FORTIFIED</text:p>
          </table:table-cell>
          <table:table-cell office:value-type="string">
            <text:p>Grappa Il Pareto</text:p>
          </table:table-cell>
          <table:table-cell office:value-type="string">
            <text:p>Tenuta di Nozzole</text:p>
          </table:table-cell>
          <table:table-cell office:value-type="float" office:value="49.655373">
            <text:p>49.6553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Pergole Tort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6.608192">
            <text:p>46.6081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Pergole Tort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0200">
            <text:p>3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6.608192">
            <text:p>46.6081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Pergole Tort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9800">
            <text:p>2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6.608192">
            <text:p>46.6081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nata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600">
            <text:p>1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6.49627">
            <text:p>46.496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Grand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Malbec Special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36.150265">
            <text:p>36.1502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lein Redston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xjbxhbb6vrf8yz56</text:p>
          </table:table-cell>
          <table:table-cell office:value-type="string">
            <text:p>RED</text:p>
          </table:table-cell>
          <table:table-cell office:value-type="string">
            <text:p>Klein Redstone Cabernet Sauvignon - Malbec</text:p>
          </table:table-cell>
          <table:table-cell office:value-type="string">
            <text:p>Capelands</text:p>
          </table:table-cell>
          <table:table-cell office:value-type="float" office:value="45.606422">
            <text:p>45.6064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79nasy6zyp7bekz</text:p>
          </table:table-cell>
          <table:table-cell office:value-type="string">
            <text:p>RED</text:p>
          </table:table-cell>
          <table:table-cell office:value-type="string">
            <text:p>Redstone</text:p>
          </table:table-cell>
          <table:table-cell office:value-type="string">
            <text:p>Capelands</text:p>
          </table:table-cell>
          <table:table-cell office:value-type="float" office:value="43.91661">
            <text:p>43.916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rbec Corvina | Malbec Masi Tupunga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rd9d31tjmxc7yasm</text:p>
          </table:table-cell>
          <table:table-cell office:value-type="string">
            <text:p>RED</text:p>
          </table:table-cell>
          <table:table-cell office:value-type="string">
            <text:p>Corvina-Malbec Corbec Bio</text:p>
          </table:table-cell>
          <table:table-cell office:value-type="string">
            <text:p>Masi Tupungato</text:p>
          </table:table-cell>
          <table:table-cell office:value-type="float" office:value="58.33474">
            <text:p>58.334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30 Blaufränkisch Alter Berg BIO Heinr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jta8zhqgcb2s5750</text:p>
          </table:table-cell>
          <table:table-cell office:value-type="string">
            <text:p>RED</text:p>
          </table:table-cell>
          <table:table-cell office:value-type="string">
            <text:p>Blaufränkisch Alter Berg</text:p>
          </table:table-cell>
          <table:table-cell office:value-type="string">
            <text:p>Heinrich</text:p>
          </table:table-cell>
          <table:table-cell office:value-type="float" office:value="38.34899">
            <text:p>38.348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eude am Leben Pinot Noir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9batsb139hgraf5vs2</text:p>
          </table:table-cell>
          <table:table-cell office:value-type="string">
            <text:p>RED</text:p>
          </table:table-cell>
          <table:table-cell office:value-type="string">
            <text:p>Freude am Leben</text:p>
          </table:table-cell>
          <table:table-cell office:value-type="string">
            <text:p>Sattlerhof</text:p>
          </table:table-cell>
          <table:table-cell office:value-type="float" office:value="50.262753">
            <text:p>50.2627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Noir Seguin Manu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9eqjgh9egbdvdtngp</text:p>
          </table:table-cell>
          <table:table-cell office:value-type="string">
            <text:p>RED</text:p>
          </table:table-cell>
          <table:table-cell office:value-type="string">
            <text:p>Pinot Noir Bourgogne</text:p>
          </table:table-cell>
          <table:table-cell office:value-type="string">
            <text:p>Seguin-Manuel</text:p>
          </table:table-cell>
          <table:table-cell office:value-type="float" office:value="39.170807">
            <text:p>39.1708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 Chambertin Les Platieres Domaine Guy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700">
            <text:p>1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7c3spsmet6fnmv02z4</text:p>
          </table:table-cell>
          <table:table-cell office:value-type="string">
            <text:p>RED</text:p>
          </table:table-cell>
          <table:table-cell office:value-type="string">
            <text:p>Gevrey-Chambertin Monopole</text:p>
          </table:table-cell>
          <table:table-cell office:value-type="string">
            <text:p>Château de Gevrey Chambertin</text:p>
          </table:table-cell>
          <table:table-cell office:value-type="float" office:value="49.02568">
            <text:p>49.025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osne Romanee Domaine des Perdi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3900">
            <text:p>2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avphghcty0xcgezr3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des Perdrix</text:p>
          </table:table-cell>
          <table:table-cell office:value-type="float" office:value="39.308037">
            <text:p>39.3080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los de Vougeot Grand Cru Dom. Jacques Prieu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800">
            <text:p>6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3fzcj1xk83rb8ny3wn</text:p>
          </table:table-cell>
          <table:table-cell office:value-type="string">
            <text:p>RED</text:p>
          </table:table-cell>
          <table:table-cell office:value-type="string">
            <text:p>Clos Vougeot Grand Cru</text:p>
          </table:table-cell>
          <table:table-cell office:value-type="string">
            <text:p>Domaine Jacques Prieur</text:p>
          </table:table-cell>
          <table:table-cell office:value-type="float" office:value="43.685844">
            <text:p>43.6858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uits  Saint Georges 1er cru Domaine des Perdi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500">
            <text:p>2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j4gywhcb38aqmmk9wb</text:p>
          </table:table-cell>
          <table:table-cell office:value-type="string">
            <text:p>RED</text:p>
          </table:table-cell>
          <table:table-cell office:value-type="string">
            <text:p>Nuits-Saint-Georges Premier Cru Aux Perdrix</text:p>
          </table:table-cell>
          <table:table-cell office:value-type="string">
            <text:p>Domaine des Perdrix</text:p>
          </table:table-cell>
          <table:table-cell office:value-type="float" office:value="40.73996">
            <text:p>40.739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uits St. Georges  Domaine Faivele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szeggp9zwy23j4cd7</text:p>
          </table:table-cell>
          <table:table-cell office:value-type="string">
            <text:p>RED</text:p>
          </table:table-cell>
          <table:table-cell office:value-type="string">
            <text:p>Nuits-Saint-Georges</text:p>
          </table:table-cell>
          <table:table-cell office:value-type="string">
            <text:p>Domaine Faiveley</text:p>
          </table:table-cell>
          <table:table-cell office:value-type="float" office:value="36.52925">
            <text:p>36.529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los de Cortons Domaine Faivele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500">
            <text:p>3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smcqz1287wfmkjmwm</text:p>
          </table:table-cell>
          <table:table-cell office:value-type="string">
            <text:p>RED</text:p>
          </table:table-cell>
          <table:table-cell office:value-type="string">
            <text:p>Corton Clos des Cortons Faiveley Grand Cru (Monopole)</text:p>
          </table:table-cell>
          <table:table-cell office:value-type="string">
            <text:p>Domaine Faiveley</text:p>
          </table:table-cell>
          <table:table-cell office:value-type="float" office:value="42.167686">
            <text:p>42.1676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Tronquoy-Lalande Merlot | Cabernet S. | Petit Verd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9w0z4hkts7606wq0h</text:p>
          </table:table-cell>
          <table:table-cell office:value-type="string">
            <text:p>RED</text:p>
          </table:table-cell>
          <table:table-cell office:value-type="string">
            <text:p>Tronquoy de Sainte-Anne Saint-Estèphe</text:p>
          </table:table-cell>
          <table:table-cell office:value-type="string">
            <text:p>Château Tronquoy-Lalande</text:p>
          </table:table-cell>
          <table:table-cell office:value-type="float" office:value="48.800804">
            <text:p>48.8008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Tronquoy-Lalande Merlot | Cabernet S. | Petit Verdot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7">
            <text:p>2017</text:p>
          </table:table-cell>
          <table:table-cell office:value-type="float" office:value="26900">
            <text:p>2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9w0z4hkts7606wq0h</text:p>
          </table:table-cell>
          <table:table-cell office:value-type="string">
            <text:p>RED</text:p>
          </table:table-cell>
          <table:table-cell office:value-type="string">
            <text:p>Tronquoy de Sainte-Anne Saint-Estèphe</text:p>
          </table:table-cell>
          <table:table-cell office:value-type="string">
            <text:p>Château Tronquoy-Lalande</text:p>
          </table:table-cell>
          <table:table-cell office:value-type="float" office:value="48.800804">
            <text:p>48.8008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Phelan-Segur Cabernet S |  Merlot | Petit Verdot | Cabernet F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yt0hqf89w2c209ge</text:p>
          </table:table-cell>
          <table:table-cell office:value-type="string">
            <text:p>RED</text:p>
          </table:table-cell>
          <table:table-cell office:value-type="string">
            <text:p>Château Phélan Ségur Saint-Estèphe</text:p>
          </table:table-cell>
          <table:table-cell office:value-type="string">
            <text:p>Château Phélan Ségur</text:p>
          </table:table-cell>
          <table:table-cell office:value-type="float" office:value="57.58373">
            <text:p>57.583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Haut Batailley Cabernet S. | Mer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400">
            <text:p>1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2dgcjsm4ysfemqvxs</text:p>
          </table:table-cell>
          <table:table-cell office:value-type="string">
            <text:p>RED</text:p>
          </table:table-cell>
          <table:table-cell office:value-type="string">
            <text:p>Château Batailley Pauillac Grand Cru Classé</text:p>
          </table:table-cell>
          <table:table-cell office:value-type="string">
            <text:p>Château Batailley</text:p>
          </table:table-cell>
          <table:table-cell office:value-type="float" office:value="42.386616">
            <text:p>42.3866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Lynch Bages Cabernet S. | Merlot | Cabernet F. | Petit Verd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1500">
            <text:p>3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fypwmqesw4e35engv</text:p>
          </table:table-cell>
          <table:table-cell office:value-type="string">
            <text:p>WHITE</text:p>
          </table:table-cell>
          <table:table-cell office:value-type="string">
            <text:p>Blanc de Lynch-Bages</text:p>
          </table:table-cell>
          <table:table-cell office:value-type="string">
            <text:p>Château Lynch-Bages</text:p>
          </table:table-cell>
          <table:table-cell office:value-type="float" office:value="56.852005">
            <text:p>56.8520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Mouton Rothschild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64000">
            <text:p>6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47.915874">
            <text:p>47.9158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Mouton Rothschild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65000">
            <text:p>6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47.915874">
            <text:p>47.9158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Mouton Rothschild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87">
            <text:p>1987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47.915874">
            <text:p>47.9158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Mouton Rothschild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83">
            <text:p>1983</text:p>
          </table:table-cell>
          <table:table-cell office:value-type="float" office:value="85000">
            <text:p>8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47.915874">
            <text:p>47.9158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mtesse de Lalande Pichon Longuevil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7500">
            <text:p>3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13zqk3wrr752hks26q</text:p>
          </table:table-cell>
          <table:table-cell office:value-type="string">
            <text:p>RED</text:p>
          </table:table-cell>
          <table:table-cell office:value-type="string">
            <text:p>Saint-Julien de Pichon Lalande</text:p>
          </table:table-cell>
          <table:table-cell office:value-type="string">
            <text:p>Château Pichon Longueville Comtesse de Lalande</text:p>
          </table:table-cell>
          <table:table-cell office:value-type="float" office:value="60.906994">
            <text:p>60.9069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mtesse de Lalande Pichon Longuevil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39500">
            <text:p>3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13zqk3wrr752hks26q</text:p>
          </table:table-cell>
          <table:table-cell office:value-type="string">
            <text:p>RED</text:p>
          </table:table-cell>
          <table:table-cell office:value-type="string">
            <text:p>Saint-Julien de Pichon Lalande</text:p>
          </table:table-cell>
          <table:table-cell office:value-type="string">
            <text:p>Château Pichon Longueville Comtesse de Lalande</text:p>
          </table:table-cell>
          <table:table-cell office:value-type="float" office:value="60.906994">
            <text:p>60.9069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Chasse Spleen Cabernet S. | Merlot | Petit V. | Cabernet F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stdhv0hab2qdhht3d</text:p>
          </table:table-cell>
          <table:table-cell office:value-type="string">
            <text:p>RED</text:p>
          </table:table-cell>
          <table:table-cell office:value-type="string">
            <text:p>Château Chasse-Spleen Moulis-en-Médoc</text:p>
          </table:table-cell>
          <table:table-cell office:value-type="string">
            <text:p>Château Chasse-Spleen</text:p>
          </table:table-cell>
          <table:table-cell office:value-type="float" office:value="58.89344">
            <text:p>58.893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Mauvesin Barton Cabernet F. | Cabernet S. | Mer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mncy97dtt4pvzqbt8</text:p>
          </table:table-cell>
          <table:table-cell office:value-type="string">
            <text:p>RED</text:p>
          </table:table-cell>
          <table:table-cell office:value-type="string">
            <text:p>Emotion de Mauvesin Barton Moulis en Médoc</text:p>
          </table:table-cell>
          <table:table-cell office:value-type="string">
            <text:p>Château Mauvesin Barton</text:p>
          </table:table-cell>
          <table:table-cell office:value-type="float" office:value="48.43035">
            <text:p>48.43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 Poujeaux Cabernet Sauvignon |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qkpfs8jdpvj0fwf82</text:p>
          </table:table-cell>
          <table:table-cell office:value-type="string">
            <text:p>RED</text:p>
          </table:table-cell>
          <table:table-cell office:value-type="string">
            <text:p>La Salle de Château Poujeaux Moulis</text:p>
          </table:table-cell>
          <table:table-cell office:value-type="string">
            <text:p>Château Poujeaux</text:p>
          </table:table-cell>
          <table:table-cell office:value-type="float" office:value="40.539406">
            <text:p>40.5394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Ducru Beaucaillou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2500">
            <text:p>4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53z4xn0r3x78aqfam</text:p>
          </table:table-cell>
          <table:table-cell office:value-type="string">
            <text:p>RED</text:p>
          </table:table-cell>
          <table:table-cell office:value-type="string">
            <text:p>Le Petit Ducru de Ducru Beaucaillou Saint-Julien</text:p>
          </table:table-cell>
          <table:table-cell office:value-type="string">
            <text:p>Château Ducru-Beaucaillou</text:p>
          </table:table-cell>
          <table:table-cell office:value-type="float" office:value="61.206326">
            <text:p>61.2063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Petit Ducru Chat.D. Beaucaillo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53z4xn0r3x78aqfam</text:p>
          </table:table-cell>
          <table:table-cell office:value-type="string">
            <text:p>RED</text:p>
          </table:table-cell>
          <table:table-cell office:value-type="string">
            <text:p>Le Petit Ducru de Ducru Beaucaillou Saint-Julien</text:p>
          </table:table-cell>
          <table:table-cell office:value-type="string">
            <text:p>Château Ducru-Beaucaillou</text:p>
          </table:table-cell>
          <table:table-cell office:value-type="float" office:value="62.334435">
            <text:p>62.3344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Pontac Lynch Cabernet S. | Cabernet F. | Merlot | Petit Verd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cqcrqgvbt46m5fmk65</text:p>
          </table:table-cell>
          <table:table-cell office:value-type="string">
            <text:p>RED</text:p>
          </table:table-cell>
          <table:table-cell office:value-type="string">
            <text:p>Château Pontac-Phénix Haut-Médoc</text:p>
          </table:table-cell>
          <table:table-cell office:value-type="string">
            <text:p>Château Pontac Lynch</text:p>
          </table:table-cell>
          <table:table-cell office:value-type="float" office:value="51.676186">
            <text:p>51.6761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du Tertre Cabernet S. | Merlot | Cabernet F. | Petit Verd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wtq9ts8t74mp5wq1a7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Eddie Merlot's</text:p>
          </table:table-cell>
          <table:table-cell office:value-type="float" office:value="31.703186">
            <text:p>31.7031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Brane Cantenac Cabernet Sauvignon | Mer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nvjqp3f6f4hft91z</text:p>
          </table:table-cell>
          <table:table-cell office:value-type="string">
            <text:p>RED</text:p>
          </table:table-cell>
          <table:table-cell office:value-type="string">
            <text:p>Château Brane-Cantenac Margaux Grand Cru Classé</text:p>
          </table:table-cell>
          <table:table-cell office:value-type="string">
            <text:p>Château Brane-Cantenac</text:p>
          </table:table-cell>
          <table:table-cell office:value-type="float" office:value="50.776028">
            <text:p>50.7760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 Labegorc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t2zbgzzs2enz2k1dw</text:p>
          </table:table-cell>
          <table:table-cell office:value-type="string">
            <text:p>RED</text:p>
          </table:table-cell>
          <table:table-cell office:value-type="string">
            <text:p>Château Labégorce-Zédé Margaux</text:p>
          </table:table-cell>
          <table:table-cell office:value-type="string">
            <text:p>Château Labégorce</text:p>
          </table:table-cell>
          <table:table-cell office:value-type="float" office:value="45.09445">
            <text:p>45.094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Croix Mouton Cabernet Sauvignon | Mer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794f9x9e10906xnqbn</text:p>
          </table:table-cell>
          <table:table-cell office:value-type="string">
            <text:p>RED</text:p>
          </table:table-cell>
          <table:table-cell office:value-type="string">
            <text:p>20 Artisanat de Moiselles la Croix Costières-de-Nîmes</text:p>
          </table:table-cell>
          <table:table-cell office:value-type="string">
            <text:p>Château Croix Mouton</text:p>
          </table:table-cell>
          <table:table-cell office:value-type="float" office:value="36.23922">
            <text:p>36.239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Sociando Mallet Merlot | Cabernet Sauvignon | Cabernet F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kzqpr6fmpkb8p1hx2</text:p>
          </table:table-cell>
          <table:table-cell office:value-type="string">
            <text:p>RED</text:p>
          </table:table-cell>
          <table:table-cell office:value-type="string">
            <text:p>La Demoiselle de Sociando-Mallet Haut-Médoc</text:p>
          </table:table-cell>
          <table:table-cell office:value-type="string">
            <text:p>Château Sociando-Mallet</text:p>
          </table:table-cell>
          <table:table-cell office:value-type="float" office:value="57.72567">
            <text:p>57.725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Ampelia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7gzpq1y4yxdygmrgg</text:p>
          </table:table-cell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Ampeleia</text:p>
          </table:table-cell>
          <table:table-cell office:value-type="float" office:value="30.491316">
            <text:p>30.4913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Puygueraud Merlot | Cabernet Sauvignon | Malbe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7xfpsmrak4sjtbdxsb</text:p>
          </table:table-cell>
          <table:table-cell office:value-type="string">
            <text:p>ROSE</text:p>
          </table:table-cell>
          <table:table-cell office:value-type="string">
            <text:p>Le Rosé de Château Puygueraud Bordeaux</text:p>
          </table:table-cell>
          <table:table-cell office:value-type="string">
            <text:p>Château Puygueraud</text:p>
          </table:table-cell>
          <table:table-cell office:value-type="float" office:value="44.230377">
            <text:p>44.2303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 La Lagu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n9526zwtngrf3p6gn</text:p>
          </table:table-cell>
          <table:table-cell office:value-type="string">
            <text:p>RED</text:p>
          </table:table-cell>
          <table:table-cell office:value-type="string">
            <text:p>Moulin de La Lagune Haut-Médoc</text:p>
          </table:table-cell>
          <table:table-cell office:value-type="string">
            <text:p>Château La Lagune</text:p>
          </table:table-cell>
          <table:table-cell office:value-type="float" office:value="35.855938">
            <text:p>35.8559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 Cantemer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fbj2ydxfw2rxb0kvh</text:p>
          </table:table-cell>
          <table:table-cell office:value-type="string">
            <text:p>RED</text:p>
          </table:table-cell>
          <table:table-cell office:value-type="string">
            <text:p>Château Cantemerle Haut-Médoc Grand Cru Classé</text:p>
          </table:table-cell>
          <table:table-cell office:value-type="string">
            <text:p>Château Cantemerle</text:p>
          </table:table-cell>
          <table:table-cell office:value-type="float" office:value="35.890984">
            <text:p>35.8909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 Le Boscq Cru Bourgeois Médo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dz09arbr80z4zjd4ge</text:p>
          </table:table-cell>
          <table:table-cell office:value-type="string">
            <text:p>RED</text:p>
          </table:table-cell>
          <table:table-cell office:value-type="string">
            <text:p>Château Le Boscq Saint-Estèphe Cru Bourgeois Exceptionnel</text:p>
          </table:table-cell>
          <table:table-cell office:value-type="string">
            <text:p>Château Le Boscq</text:p>
          </table:table-cell>
          <table:table-cell office:value-type="float" office:value="42.62948">
            <text:p>42.629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Cermes Haut Brion Cabernet F. | Merlot | Cabernet S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500">
            <text:p>3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x7bffn1bfz0w9s4wcm</text:p>
          </table:table-cell>
          <table:table-cell office:value-type="string">
            <text:p>RED</text:p>
          </table:table-cell>
          <table:table-cell office:value-type="string">
            <text:p>Le C des Carmes Haut-Brion</text:p>
          </table:table-cell>
          <table:table-cell office:value-type="string">
            <text:p>Château les Carmes Haut-Brion</text:p>
          </table:table-cell>
          <table:table-cell office:value-type="float" office:value="51.327206">
            <text:p>51.3272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s Tours de Laroque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fa9w40swh4wrdvj7hd</text:p>
          </table:table-cell>
          <table:table-cell office:value-type="string">
            <text:p>RED</text:p>
          </table:table-cell>
          <table:table-cell office:value-type="string">
            <text:p>Les Tours de Laroque Saint-Émilion Grand Cru</text:p>
          </table:table-cell>
          <table:table-cell office:value-type="string">
            <text:p>Château Laroque</text:p>
          </table:table-cell>
          <table:table-cell office:value-type="float" office:value="35.329937">
            <text:p>35.3299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Daugay Grand Cru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yjfzq66w4yfweerkak</text:p>
          </table:table-cell>
          <table:table-cell office:value-type="string">
            <text:p>RED</text:p>
          </table:table-cell>
          <table:table-cell office:value-type="string">
            <text:p>Pavillon Daugay Saint-Émilion Grand Cru</text:p>
          </table:table-cell>
          <table:table-cell office:value-type="string">
            <text:p>Château Daugay</text:p>
          </table:table-cell>
          <table:table-cell office:value-type="float" office:value="44.921734">
            <text:p>44.9217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Daugay Merlot | Cabernet Franc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5800">
            <text:p>2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yjfzq66w4yfweerkak</text:p>
          </table:table-cell>
          <table:table-cell office:value-type="string">
            <text:p>RED</text:p>
          </table:table-cell>
          <table:table-cell office:value-type="string">
            <text:p>Pavillon Daugay Saint-Émilion Grand Cru</text:p>
          </table:table-cell>
          <table:table-cell office:value-type="string">
            <text:p>Château Daugay</text:p>
          </table:table-cell>
          <table:table-cell office:value-type="float" office:value="39.264835">
            <text:p>39.264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Grand Corbin Desp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epxkdtj0khjv1v29</text:p>
          </table:table-cell>
          <table:table-cell office:value-type="string">
            <text:p>RED</text:p>
          </table:table-cell>
          <table:table-cell office:value-type="string">
            <text:p>Château Grand Corbin-Despagne Saint-Émilion Grand Cru Classé</text:p>
          </table:table-cell>
          <table:table-cell office:value-type="string">
            <text:p>Château Grand Corbin-Despagne</text:p>
          </table:table-cell>
          <table:table-cell office:value-type="float" office:value="56.445065">
            <text:p>56.4450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Grand Corbin Desp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epxkdtj0khjv1v29</text:p>
          </table:table-cell>
          <table:table-cell office:value-type="string">
            <text:p>RED</text:p>
          </table:table-cell>
          <table:table-cell office:value-type="string">
            <text:p>Château Grand Corbin-Despagne Saint-Émilion Grand Cru Classé</text:p>
          </table:table-cell>
          <table:table-cell office:value-type="string">
            <text:p>Château Grand Corbin-Despagne</text:p>
          </table:table-cell>
          <table:table-cell office:value-type="float" office:value="56.445065">
            <text:p>56.4450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Grand Corbin Desp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epxkdtj0khjv1v29</text:p>
          </table:table-cell>
          <table:table-cell office:value-type="string">
            <text:p>RED</text:p>
          </table:table-cell>
          <table:table-cell office:value-type="string">
            <text:p>Château Grand Corbin-Despagne Saint-Émilion Grand Cru Classé</text:p>
          </table:table-cell>
          <table:table-cell office:value-type="string">
            <text:p>Château Grand Corbin-Despagne</text:p>
          </table:table-cell>
          <table:table-cell office:value-type="float" office:value="56.445065">
            <text:p>56.4450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Angelus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3700">
            <text:p>83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zjrcane66kcd7snwq</text:p>
          </table:table-cell>
          <table:table-cell office:value-type="string">
            <text:p>RED</text:p>
          </table:table-cell>
          <table:table-cell office:value-type="string">
            <text:p>Tempo d'Angelus Bordeaux</text:p>
          </table:table-cell>
          <table:table-cell office:value-type="string">
            <text:p>Château Angelus</text:p>
          </table:table-cell>
          <table:table-cell office:value-type="float" office:value="33.61308">
            <text:p>33.613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Pavie Macquin Merlot | Cabernet Franc | Cabernet Sauvign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1600">
            <text:p>21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p16m8bve83r4p2kswj</text:p>
          </table:table-cell>
          <table:table-cell office:value-type="string">
            <text:p>RED</text:p>
          </table:table-cell>
          <table:table-cell office:value-type="string">
            <text:p>Les Chênes de Macquin Saint-Émilion</text:p>
          </table:table-cell>
          <table:table-cell office:value-type="string">
            <text:p>Château Pavie Macquin</text:p>
          </table:table-cell>
          <table:table-cell office:value-type="float" office:value="46.873127">
            <text:p>46.873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Canon Grand Crus Classe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tj7d60a046v98ppwv</text:p>
          </table:table-cell>
          <table:table-cell office:value-type="string">
            <text:p>RED</text:p>
          </table:table-cell>
          <table:table-cell office:value-type="string">
            <text:p>Château Canon Saint-Émilion Premier Grand Cru Classé</text:p>
          </table:table-cell>
          <table:table-cell office:value-type="string">
            <text:p>Château Canon</text:p>
          </table:table-cell>
          <table:table-cell office:value-type="float" office:value="38.836227">
            <text:p>38.8362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La Pointe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300">
            <text:p>10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cemtwbmv6r5th34n</text:p>
          </table:table-cell>
          <table:table-cell office:value-type="string">
            <text:p>RED</text:p>
          </table:table-cell>
          <table:table-cell office:value-type="string">
            <text:p>Château La Pointe Pomerol</text:p>
          </table:table-cell>
          <table:table-cell office:value-type="string">
            <text:p>Château La Pointe</text:p>
          </table:table-cell>
          <table:table-cell office:value-type="float" office:value="38.127464">
            <text:p>38.1274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llade de la Point Merlot | Cabernet F. Chateau La Poi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stskha9h55d23fvyrh</text:p>
          </table:table-cell>
          <table:table-cell office:value-type="string">
            <text:p>RED</text:p>
          </table:table-cell>
          <table:table-cell office:value-type="string">
            <text:p>Ballade de La Pointe Pomerol</text:p>
          </table:table-cell>
          <table:table-cell office:value-type="string">
            <text:p>Château La Pointe</text:p>
          </table:table-cell>
          <table:table-cell office:value-type="float" office:value="66.62799">
            <text:p>66.627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Vieux Merlot | Cabernet Franc Chateau Certa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600">
            <text:p>45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r28ws5s713mwm5xqb</text:p>
          </table:table-cell>
          <table:table-cell office:value-type="string">
            <text:p>RED</text:p>
          </table:table-cell>
          <table:table-cell office:value-type="string">
            <text:p>Pomerol La Gravette de Certan</text:p>
          </table:table-cell>
          <table:table-cell office:value-type="string">
            <text:p>Vieux Château Certan</text:p>
          </table:table-cell>
          <table:table-cell office:value-type="float" office:value="44.735302">
            <text:p>44.7353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Vieux Merlot | Cabernet Franc  Chateau Certa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85">
            <text:p>1985</text:p>
          </table:table-cell>
          <table:table-cell office:value-type="float" office:value="49500">
            <text:p>4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r28ws5s713mwm5xqb</text:p>
          </table:table-cell>
          <table:table-cell office:value-type="string">
            <text:p>RED</text:p>
          </table:table-cell>
          <table:table-cell office:value-type="string">
            <text:p>Pomerol La Gravette de Certan</text:p>
          </table:table-cell>
          <table:table-cell office:value-type="string">
            <text:p>Vieux Château Certan</text:p>
          </table:table-cell>
          <table:table-cell office:value-type="float" office:value="44.735302">
            <text:p>44.7353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Gazin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a2amsthaysqgywbxqd</text:p>
          </table:table-cell>
          <table:table-cell office:value-type="string">
            <text:p>RED</text:p>
          </table:table-cell>
          <table:table-cell office:value-type="string">
            <text:p>Château Gazin Pomerol</text:p>
          </table:table-cell>
          <table:table-cell office:value-type="string">
            <text:p>Château Gazin</text:p>
          </table:table-cell>
          <table:table-cell office:value-type="float" office:value="41.798203">
            <text:p>41.7982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L'Evangile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24600">
            <text:p>2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3gr8fwgp6s2txg52z</text:p>
          </table:table-cell>
          <table:table-cell office:value-type="string">
            <text:p>RED</text:p>
          </table:table-cell>
          <table:table-cell office:value-type="string">
            <text:p>Blason de L’Evangile Pomerol</text:p>
          </table:table-cell>
          <table:table-cell office:value-type="string">
            <text:p>Château l'Évangile</text:p>
          </table:table-cell>
          <table:table-cell office:value-type="float" office:value="48.014885">
            <text:p>48.0148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 La Croix de Ga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hewd85hez5bpj4pk2p</text:p>
          </table:table-cell>
          <table:table-cell office:value-type="string">
            <text:p>RED</text:p>
          </table:table-cell>
          <table:table-cell office:value-type="string">
            <text:p>L'Enchanteur de Vray Croix de Gay Pomerol</text:p>
          </table:table-cell>
          <table:table-cell office:value-type="string">
            <text:p>Château Vray Croix de Gay</text:p>
          </table:table-cell>
          <table:table-cell office:value-type="float" office:value="36.754837">
            <text:p>36.7548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eigneur de Grezette Malbec Chateau Lagrezet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wyr76v01t1vb2gcyb</text:p>
          </table:table-cell>
          <table:table-cell office:value-type="string">
            <text:p>RED</text:p>
          </table:table-cell>
          <table:table-cell office:value-type="string">
            <text:p>Seigneur de Grezette Malbec Cahors</text:p>
          </table:table-cell>
          <table:table-cell office:value-type="string">
            <text:p>Château Lagrézette</text:p>
          </table:table-cell>
          <table:table-cell office:value-type="float" office:value="53.912872">
            <text:p>53.9128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te du Rhone Dom. de la Solitud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hvhpah56jtsapzpn9v</text:p>
          </table:table-cell>
          <table:table-cell office:value-type="string">
            <text:p>RED</text:p>
          </table:table-cell>
          <table:table-cell office:value-type="string">
            <text:p>Chapelle de la Solitude Graves</text:p>
          </table:table-cell>
          <table:table-cell office:value-type="string">
            <text:p>Domaine de la Solitude</text:p>
          </table:table-cell>
          <table:table-cell office:value-type="float" office:value="40.120388">
            <text:p>40.1203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neuf du Pape Dom. de la Solitud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6kk70r066gm7ypm97q</text:p>
          </table:table-cell>
          <table:table-cell office:value-type="string">
            <text:p>WHITE</text:p>
          </table:table-cell>
          <table:table-cell office:value-type="string">
            <text:p>La Jacquinotte Châteauneuf-du-Pape</text:p>
          </table:table-cell>
          <table:table-cell office:value-type="string">
            <text:p>Domaine de la Solitude</text:p>
          </table:table-cell>
          <table:table-cell office:value-type="float" office:value="42.64505">
            <text:p>42.645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Montus Rouge  Chateau  Mont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22h0fr110r99hkb5w</text:p>
          </table:table-cell>
          <table:table-cell office:value-type="string">
            <text:p>RED</text:p>
          </table:table-cell>
          <table:table-cell office:value-type="string">
            <text:p>Château Montus Madiran</text:p>
          </table:table-cell>
          <table:table-cell office:value-type="string">
            <text:p>Château Montus</text:p>
          </table:table-cell>
          <table:table-cell office:value-type="float" office:value="74.84723">
            <text:p>74.847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ermitage Rouge Syrah Dom. du Colomb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tbeg1x1wbvx0hsg5m</text:p>
          </table:table-cell>
          <table:table-cell office:value-type="string">
            <text:p>RED</text:p>
          </table:table-cell>
          <table:table-cell office:value-type="string">
            <text:p>Hermitage Rouge</text:p>
          </table:table-cell>
          <table:table-cell office:value-type="string">
            <text:p>Domaine du Colombier</text:p>
          </table:table-cell>
          <table:table-cell office:value-type="float" office:value="32.65258">
            <text:p>32.652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ozes Hermitage Shiraz Gra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s1b0zywwwpscz9qme</text:p>
          </table:table-cell>
          <table:table-cell office:value-type="string">
            <text:p>RED</text:p>
          </table:table-cell>
          <table:table-cell office:value-type="string">
            <text:p>Crozes-Hermitage Rouge</text:p>
          </table:table-cell>
          <table:table-cell office:value-type="string">
            <text:p>Alain Graillot</text:p>
          </table:table-cell>
          <table:table-cell office:value-type="float" office:value="35.774475">
            <text:p>35.7744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oja Riserva Finca Ygay Marqués de Murrie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dt4d9ttm4px5smcea</text:p>
          </table:table-cell>
          <table:table-cell office:value-type="string">
            <text:p>RED</text:p>
          </table:table-cell>
          <table:table-cell office:value-type="string">
            <text:p>Rioja Reserva Finca Ygay</text:p>
          </table:table-cell>
          <table:table-cell office:value-type="string">
            <text:p>Marqués de Murrieta</text:p>
          </table:table-cell>
          <table:table-cell office:value-type="float" office:value="57.60903">
            <text:p>57.609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Altkirch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q5j6pqynm7112vj</text:p>
          </table:table-cell>
          <table:table-cell office:value-type="string">
            <text:p>WHITE</text:p>
          </table:table-cell>
          <table:table-cell office:value-type="string">
            <text:p>Altkirch Chardonnay</text:p>
          </table:table-cell>
          <table:table-cell office:value-type="string">
            <text:p>Colterenzio (Schreckbichl)</text:p>
          </table:table-cell>
          <table:table-cell office:value-type="float" office:value="39.441723">
            <text:p>39.4417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erner Praepositus Kloster Neustift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663406">
            <text:p>33.6634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Quarz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50.374443">
            <text:p>50.3744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Sirmian Nals Margreid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0.978306">
            <text:p>50.9783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50432">
            <text:p>35.504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Kreuth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8b7921b25az154dy</text:p>
          </table:table-cell>
          <table:table-cell office:value-type="string">
            <text:p>WHITE</text:p>
          </table:table-cell>
          <table:table-cell office:value-type="string">
            <text:p>Chardonnay Selection Kreuth</text:p>
          </table:table-cell>
          <table:table-cell office:value-type="string">
            <text:p>Kellerei Terlan / Cantina Terlano</text:p>
          </table:table-cell>
          <table:table-cell office:value-type="float" office:value="50.04991">
            <text:p>50.049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eyond the Clouds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191185">
            <text:p>53.1911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Vorberg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6.941544">
            <text:p>46.9415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va Domus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562683">
            <text:p>52.5626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no del Passo Solaris Liesele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y68k5r6f4457naw</text:p>
          </table:table-cell>
          <table:table-cell office:value-type="string">
            <text:p>WHITE</text:p>
          </table:table-cell>
          <table:table-cell office:value-type="string">
            <text:p>Solaris Vino del Passo Bio</text:p>
          </table:table-cell>
          <table:table-cell office:value-type="string">
            <text:p>Lieselehof</text:p>
          </table:table-cell>
          <table:table-cell office:value-type="float" office:value="51.03293">
            <text:p>51.032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iserva Freienfeld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600">
            <text:p>15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z61c48n6cea8e6rtf</text:p>
          </table:table-cell>
          <table:table-cell office:value-type="string">
            <text:p>WHITE</text:p>
          </table:table-cell>
          <table:table-cell office:value-type="string">
            <text:p>Chardonnay Riserva Freienfeld</text:p>
          </table:table-cell>
          <table:table-cell office:value-type="string">
            <text:p>Cantina Kurtatsch</text:p>
          </table:table-cell>
          <table:table-cell office:value-type="float" office:value="38.798477">
            <text:p>38.798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Hofstatt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7c5rqz4rwa8p28wax</text:p>
          </table:table-cell>
          <table:table-cell office:value-type="string">
            <text:p>WHITE</text:p>
          </table:table-cell>
          <table:table-cell office:value-type="string">
            <text:p>Hofstatt Weissburgunder</text:p>
          </table:table-cell>
          <table:table-cell office:value-type="string">
            <text:p>Cantina Kurtatsch</text:p>
          </table:table-cell>
          <table:table-cell office:value-type="float" office:value="41.17342">
            <text:p>41.173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Exclusiv Plo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r62bbawf7neagd6b3p</text:p>
          </table:table-cell>
          <table:table-cell office:value-type="string">
            <text:p>RED</text:p>
          </table:table-cell>
          <table:table-cell office:value-type="string">
            <text:p>Iconic Mystery Cabernet Sauvignon</text:p>
          </table:table-cell>
          <table:table-cell office:value-type="string">
            <text:p>Exclusive</text:p>
          </table:table-cell>
          <table:table-cell office:value-type="float" office:value="31.892727">
            <text:p>31.8927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Tannenberg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2.83074">
            <text:p>42.83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Tannenberg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2.83074">
            <text:p>42.83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Vorberg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6.941544">
            <text:p>46.9415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va Domus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6800">
            <text:p>1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562683">
            <text:p>52.5626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kunst.stück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mke9bn1nkb8nesq3j</text:p>
          </table:table-cell>
          <table:table-cell office:value-type="string">
            <text:p>WHITE</text:p>
          </table:table-cell>
          <table:table-cell office:value-type="string">
            <text:p>Pinot Bianco Kunst.Stück</text:p>
          </table:table-cell>
          <table:table-cell office:value-type="string">
            <text:p>Kellerei Kaltern</text:p>
          </table:table-cell>
          <table:table-cell office:value-type="float" office:value="50.729404">
            <text:p>50.7294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Weissburgunder Vorberg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6.941544">
            <text:p>46.9415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Formigar Cornell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59xnrk33rwwhzkdb</text:p>
          </table:table-cell>
          <table:table-cell office:value-type="string">
            <text:p>WHITE</text:p>
          </table:table-cell>
          <table:table-cell office:value-type="string">
            <text:p>Chardonnay Cornell Formigar</text:p>
          </table:table-cell>
          <table:table-cell office:value-type="string">
            <text:p>Colterenzio (Schreckbichl)</text:p>
          </table:table-cell>
          <table:table-cell office:value-type="float" office:value="45.921318">
            <text:p>45.9213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stelli di Jesi Verdicchio  Tenuta di F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evpd4ba9ss7wbm0rah</text:p>
          </table:table-cell>
          <table:table-cell office:value-type="string">
            <text:p>WHITE</text:p>
          </table:table-cell>
          <table:table-cell office:value-type="string">
            <text:p>Castelli di Jesi Verdicchio Riserva Classico</text:p>
          </table:table-cell>
          <table:table-cell office:value-type="string">
            <text:p>Tenuta di Fra'</text:p>
          </table:table-cell>
          <table:table-cell office:value-type="float" office:value="56.004135">
            <text:p>56.0041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stelli di Jesi Verdicchio Tenuta di F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evpd4ba9ss7wbm0rah</text:p>
          </table:table-cell>
          <table:table-cell office:value-type="string">
            <text:p>WHITE</text:p>
          </table:table-cell>
          <table:table-cell office:value-type="string">
            <text:p>Castelli di Jesi Verdicchio Riserva Classico</text:p>
          </table:table-cell>
          <table:table-cell office:value-type="string">
            <text:p>Tenuta di Fra'</text:p>
          </table:table-cell>
          <table:table-cell office:value-type="float" office:value="56.004135">
            <text:p>56.0041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Sonnenuhr Wehlen S.A. Prü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f3nnxhwmvhes883nr9</text:p>
          </table:table-cell>
          <table:table-cell office:value-type="string">
            <text:p>WHITE</text:p>
          </table:table-cell>
          <table:table-cell office:value-type="string">
            <text:p>Wehlener Sonnenuhr Riesling Spätlese</text:p>
          </table:table-cell>
          <table:table-cell office:value-type="string">
            <text:p>S.A. Prüm</text:p>
          </table:table-cell>
          <table:table-cell office:value-type="float" office:value="45.685547">
            <text:p>45.6855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Sonnenuhr Wehlen S.A. Prüm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28500">
            <text:p>2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f3nnxhwmvhes883nr9</text:p>
          </table:table-cell>
          <table:table-cell office:value-type="string">
            <text:p>WHITE</text:p>
          </table:table-cell>
          <table:table-cell office:value-type="string">
            <text:p>Wehlener Sonnenuhr Riesling Spätlese</text:p>
          </table:table-cell>
          <table:table-cell office:value-type="string">
            <text:p>S.A. Prüm</text:p>
          </table:table-cell>
          <table:table-cell office:value-type="float" office:value="45.685547">
            <text:p>45.6855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orsheim Riesling Joj. Bapt. Schäf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n94p396f671pr292b</text:p>
          </table:table-cell>
          <table:table-cell office:value-type="string">
            <text:p>WHITE</text:p>
          </table:table-cell>
          <table:table-cell office:value-type="string">
            <text:p>Dorsheim Riesling</text:p>
          </table:table-cell>
          <table:table-cell office:value-type="string">
            <text:p>Joh. Bapt. Sch­āfer</text:p>
          </table:table-cell>
          <table:table-cell office:value-type="float" office:value="37.74447">
            <text:p>37.744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17/21/23 La Rose de Manincor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88.01172">
            <text:p>88.011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q9tnae6gf7ykec8g</text:p>
          </table:table-cell>
          <table:table-cell office:value-type="string">
            <text:p>RED</text:p>
          </table:table-cell>
          <table:table-cell office:value-type="string">
            <text:p>Blauburgunder</text:p>
          </table:table-cell>
          <table:table-cell office:value-type="string">
            <text:p>Colterenzio (Schreckbichl)</text:p>
          </table:table-cell>
          <table:table-cell office:value-type="float" office:value="27.682129">
            <text:p>27.6821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Kellerei Trami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3150">
            <text:p>3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sjwga0x64t8fsfjq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Tramin</text:p>
          </table:table-cell>
          <table:table-cell office:value-type="float" office:value="35.370796">
            <text:p>35.3707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 Siebeneich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olterenzio (Schreckbichl)</text:p>
          </table:table-cell>
          <table:table-cell office:value-type="float" office:value="39.502346">
            <text:p>39.5023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rnelius Merlot | Cabernet Sauvignon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Vigna Sori Ginestra Conterno Fantin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2.879356">
            <text:p>62.8793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icella  Masi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yseejj4m2cbf0j76m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Amarone Raimondi</text:p>
          </table:table-cell>
          <table:table-cell office:value-type="float" office:value="39.049618">
            <text:p>39.0496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y7s19x8j0f86yg17m0</text:p>
          </table:table-cell>
          <table:table-cell office:value-type="string">
            <text:p>DESSERT</text:p>
          </table:table-cell>
          <table:table-cell office:value-type="string">
            <text:p>Cabreo Il Borgo Grappa</text:p>
          </table:table-cell>
          <table:table-cell office:value-type="string">
            <text:p>Cabreo</text:p>
          </table:table-cell>
          <table:table-cell office:value-type="float" office:value="90.51835">
            <text:p>90.51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ssicaia Cabernet S. | Cabernet F. Tenuta di San Guid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1995">
            <text:p>1995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Taber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5.948647">
            <text:p>45.9486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Frauenrigl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g6p05dtb3mt48nevbyebg4</text:p>
          </table:table-cell>
          <table:table-cell office:value-type="string">
            <text:p>RED</text:p>
          </table:table-cell>
          <table:table-cell office:value-type="string">
            <text:p>Lagrein Riserva Frauenrigl</text:p>
          </table:table-cell>
          <table:table-cell office:value-type="string">
            <text:p>Cantina Kurtatsch</text:p>
          </table:table-cell>
          <table:table-cell office:value-type="float" office:value="44.390003">
            <text:p>44.3900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Frauenrigl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g6p05dtb3mt48nevbyebg4</text:p>
          </table:table-cell>
          <table:table-cell office:value-type="string">
            <text:p>RED</text:p>
          </table:table-cell>
          <table:table-cell office:value-type="string">
            <text:p>Lagrein Riserva Frauenrigl</text:p>
          </table:table-cell>
          <table:table-cell office:value-type="string">
            <text:p>Cantina Kurtatsch</text:p>
          </table:table-cell>
          <table:table-cell office:value-type="float" office:value="44.390003">
            <text:p>44.3900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Steinraffler Josef Hofstätt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z8drpdxm807pj2np</text:p>
          </table:table-cell>
          <table:table-cell office:value-type="string">
            <text:p>RED</text:p>
          </table:table-cell>
          <table:table-cell office:value-type="string">
            <text:p>Lagrein Vigna Steinraffler</text:p>
          </table:table-cell>
          <table:table-cell office:value-type="string">
            <text:p>J. Hofstätter</text:p>
          </table:table-cell>
          <table:table-cell office:value-type="float" office:value="40.042885">
            <text:p>40.0428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Taber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5.948647">
            <text:p>45.9486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Cornell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qmmf2tym10974h8x</text:p>
          </table:table-cell>
          <table:table-cell office:value-type="string">
            <text:p>RED</text:p>
          </table:table-cell>
          <table:table-cell office:value-type="string">
            <text:p>Cornell Merlot</text:p>
          </table:table-cell>
          <table:table-cell office:value-type="string">
            <text:p>Colterenzio (Schreckbichl)</text:p>
          </table:table-cell>
          <table:table-cell office:value-type="float" office:value="32.621235">
            <text:p>32.6212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Sigis Mundus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bznp4k1xsr9yv84h</text:p>
          </table:table-cell>
          <table:table-cell office:value-type="string">
            <text:p>RED</text:p>
          </table:table-cell>
          <table:table-cell office:value-type="string">
            <text:p>Sigis Mundus Lagrein</text:p>
          </table:table-cell>
          <table:table-cell office:value-type="string">
            <text:p>Colterenzio (Schreckbichl)</text:p>
          </table:table-cell>
          <table:table-cell office:value-type="float" office:value="49.568394">
            <text:p>49.5683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Sigis Mundus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4">
            <text:p>2004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bznp4k1xsr9yv84h</text:p>
          </table:table-cell>
          <table:table-cell office:value-type="string">
            <text:p>RED</text:p>
          </table:table-cell>
          <table:table-cell office:value-type="string">
            <text:p>Sigis Mundus Lagrein</text:p>
          </table:table-cell>
          <table:table-cell office:value-type="string">
            <text:p>Colterenzio (Schreckbichl)</text:p>
          </table:table-cell>
          <table:table-cell office:value-type="float" office:value="49.568394">
            <text:p>49.5683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Sigis Mundus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1">
            <text:p>2001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bznp4k1xsr9yv84h</text:p>
          </table:table-cell>
          <table:table-cell office:value-type="string">
            <text:p>RED</text:p>
          </table:table-cell>
          <table:table-cell office:value-type="string">
            <text:p>Sigis Mundus Lagrein</text:p>
          </table:table-cell>
          <table:table-cell office:value-type="string">
            <text:p>Colterenzio (Schreckbichl)</text:p>
          </table:table-cell>
          <table:table-cell office:value-type="float" office:value="49.568394">
            <text:p>49.5683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Mason di Mason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8100">
            <text:p>28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5.38554">
            <text:p>45.385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Mason di Mason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8100">
            <text:p>28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5.38554">
            <text:p>45.385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Ludwig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48.27736">
            <text:p>48.277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Ludwig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48.27736">
            <text:p>48.277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Ludwig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48.27736">
            <text:p>48.277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Jura Nals Margreid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z7npg54r64bbttkg</text:p>
          </table:table-cell>
          <table:table-cell office:value-type="string">
            <text:p>WHITE</text:p>
          </table:table-cell>
          <table:table-cell office:value-type="string">
            <text:p>Chardonnay Magred</text:p>
          </table:table-cell>
          <table:table-cell office:value-type="string">
            <text:p>Nals Margreid</text:p>
          </table:table-cell>
          <table:table-cell office:value-type="float" office:value="49.731403">
            <text:p>49.7314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erva Mazon J. Hofstätt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jbg57e1h6ts3237p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J. Hofstätter</text:p>
          </table:table-cell>
          <table:table-cell office:value-type="float" office:value="39.14622">
            <text:p>39.146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Franz Haas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96b1vzp88mz9mxns89</text:p>
          </table:table-cell>
          <table:table-cell office:value-type="string">
            <text:p>DESSERT</text:p>
          </table:table-cell>
          <table:table-cell office:value-type="string">
            <text:p>Haas Rot Trocken</text:p>
          </table:table-cell>
          <table:table-cell office:value-type="string">
            <text:p>Johannes Haas</text:p>
          </table:table-cell>
          <table:table-cell office:value-type="float" office:value="24.637642">
            <text:p>24.6376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San Urbano J. Hofstätt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40.204475">
            <text:p>40.2044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Siebeneich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pg4py5d7tbkjynb34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Bozen / Cantina Bolzano</text:p>
          </table:table-cell>
          <table:table-cell office:value-type="float" office:value="40.03794">
            <text:p>40.037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Siebeneich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pg4py5d7tbkjynb34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Bozen / Cantina Bolzano</text:p>
          </table:table-cell>
          <table:table-cell office:value-type="float" office:value="40.03794">
            <text:p>40.037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Istrice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350">
            <text:p>10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73893">
            <text:p>51.738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Freienfeld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Cabernet Sauvignon Riserva Freienfeld</text:p>
          </table:table-cell>
          <table:table-cell office:value-type="string">
            <text:p>Cantina Kurtatsch</text:p>
          </table:table-cell>
          <table:table-cell office:value-type="float" office:value="36.34105">
            <text:p>36.341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13/14/18 Cabernet Mumelter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200">
            <text:p>13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pv6cdt8ad8ga017c97</text:p>
          </table:table-cell>
          <table:table-cell office:value-type="string">
            <text:p>RED</text:p>
          </table:table-cell>
          <table:table-cell office:value-type="string">
            <text:p>18-Six-18</text:p>
          </table:table-cell>
          <table:table-cell office:value-type="string">
            <text:p>Road 13</text:p>
          </table:table-cell>
          <table:table-cell office:value-type="float" office:value="42.322647">
            <text:p>42.3226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Quintessenz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5.449287">
            <text:p>45.4492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One by One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p3eree0br6vsd6d14</text:p>
          </table:table-cell>
          <table:table-cell office:value-type="string">
            <text:p>RED</text:p>
          </table:table-cell>
          <table:table-cell office:value-type="string">
            <text:p>Project XXX One By One</text:p>
          </table:table-cell>
          <table:table-cell office:value-type="string">
            <text:p>Kellerei Kaltern</text:p>
          </table:table-cell>
          <table:table-cell office:value-type="float" office:value="52.229282">
            <text:p>52.2292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8200">
            <text:p>1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8200">
            <text:p>1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kunst.stück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r2a29wese6gmcd1f</text:p>
          </table:table-cell>
          <table:table-cell office:value-type="string">
            <text:p>RED</text:p>
          </table:table-cell>
          <table:table-cell office:value-type="string">
            <text:p>Kunst.Stück Cabernet Sauvignon Riserva</text:p>
          </table:table-cell>
          <table:table-cell office:value-type="string">
            <text:p>Kellerei Kaltern</text:p>
          </table:table-cell>
          <table:table-cell office:value-type="float" office:value="53.851875">
            <text:p>53.8518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Pfarrhof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2200">
            <text:p>12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v42gdt04614dpwthzqn23w</text:p>
          </table:table-cell>
          <table:table-cell office:value-type="string">
            <text:p>RED</text:p>
          </table:table-cell>
          <table:table-cell office:value-type="string">
            <text:p>Cabernet Sauvignon Riserva Pfarrhof</text:p>
          </table:table-cell>
          <table:table-cell office:value-type="string">
            <text:p>Kellerei Kaltern</text:p>
          </table:table-cell>
          <table:table-cell office:value-type="float" office:value="48.932266">
            <text:p>48.9322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4">
            <text:p>2004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stel Campan Merlot | Cabernet Franc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4100">
            <text:p>2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50.247536">
            <text:p>50.2475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cus Cabernet franc | Merlot Walter Schull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0400">
            <text:p>20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52.287228">
            <text:p>52.2872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Edizione Sölva &amp; Söh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0800">
            <text:p>20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32.488293">
            <text:p>32.4882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if Unterganz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3.294586">
            <text:p>33.2945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if Unterganz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0300">
            <text:p>20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3.294586">
            <text:p>33.2945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if Unterganz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3.294586">
            <text:p>33.2945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if Unterganz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0900">
            <text:p>20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3.294586">
            <text:p>33.2945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Rot Sölva &amp; Söh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28.760067">
            <text:p>28.760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Rot Sölva &amp; Söhne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29300">
            <text:p>2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28.760067">
            <text:p>28.760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Edizione Riserva Sölva &amp; Söh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5200">
            <text:p>2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32.488293">
            <text:p>32.4882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13/14/19 Soma Merlot | Cabernet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0j5ewcpxrqg646t3j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19 Crimes</text:p>
          </table:table-cell>
          <table:table-cell office:value-type="float" office:value="40.400078">
            <text:p>40.4000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– Lagrein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6h2aszm0rgebf6ys</text:p>
          </table:table-cell>
          <table:table-cell office:value-type="string">
            <text:p>RED</text:p>
          </table:table-cell>
          <table:table-cell office:value-type="string">
            <text:p>Graf von Meran Lagrein</text:p>
          </table:table-cell>
          <table:table-cell office:value-type="string">
            <text:p>Kellerei Meran</text:p>
          </table:table-cell>
          <table:table-cell office:value-type="float" office:value="45.527897">
            <text:p>45.5278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cus Selection Cabernet Franc | Merlot Walter Schull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52.287228">
            <text:p>52.2872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ugum Merlot I Cabernet Sauvignon Peter Dipol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7.73259">
            <text:p>57.7325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ccara Merlot | Cabernet Weingut Eichenstei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v8k3174b32dsg556zn</text:p>
          </table:table-cell>
          <table:table-cell office:value-type="string">
            <text:p>WHITE</text:p>
          </table:table-cell>
          <table:table-cell office:value-type="string">
            <text:p>Baccara</text:p>
          </table:table-cell>
          <table:table-cell office:value-type="string">
            <text:p>Eichenstein</text:p>
          </table:table-cell>
          <table:table-cell office:value-type="float" office:value="40.70499">
            <text:p>40.704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– Lagrein Kellerei Meran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5">
            <text:p>2015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6h2aszm0rgebf6ys</text:p>
          </table:table-cell>
          <table:table-cell office:value-type="string">
            <text:p>RED</text:p>
          </table:table-cell>
          <table:table-cell office:value-type="string">
            <text:p>Graf von Meran Lagrein</text:p>
          </table:table-cell>
          <table:table-cell office:value-type="string">
            <text:p>Kellerei Meran</text:p>
          </table:table-cell>
          <table:table-cell office:value-type="float" office:value="45.527897">
            <text:p>45.5278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rnelius Merlot | Cabernet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rnelius Merlot | Cabernet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5">
            <text:p>2005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rnelius Merlot | Cabernet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1999">
            <text:p>1999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 Leonardo BIO Tenuta San Leonar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94.19123">
            <text:p>94.191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 Leonardo BIO Tenuta San Leonard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3">
            <text:p>2013</text:p>
          </table:table-cell>
          <table:table-cell office:value-type="float" office:value="41600">
            <text:p>41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94.19123">
            <text:p>94.191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Tom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7200">
            <text:p>1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Pietro dal Cero Cà dei Fra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4200">
            <text:p>2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48.01798">
            <text:p>48.017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Tommasi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3">
            <text:p>2013</text:p>
          </table:table-cell>
          <table:table-cell office:value-type="float" office:value="41000">
            <text:p>4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2">
            <text:p>2012</text:p>
          </table:table-cell>
          <table:table-cell office:value-type="float" office:value="35500">
            <text:p>3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Tom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Tom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stasera Riserv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6ajfw8xnmfax6dmj</text:p>
          </table:table-cell>
          <table:table-cell office:value-type="string">
            <text:p>RED</text:p>
          </table:table-cell>
          <table:table-cell office:value-type="string">
            <text:p>Amarone della Valpolicella Classico Riserva Costasera</text:p>
          </table:table-cell>
          <table:table-cell office:value-type="string">
            <text:p>Masi</text:p>
          </table:table-cell>
          <table:table-cell office:value-type="float" office:value="30.10965">
            <text:p>30.109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y7s19x8j0f86yg17m0</text:p>
          </table:table-cell>
          <table:table-cell office:value-type="string">
            <text:p>DESSERT</text:p>
          </table:table-cell>
          <table:table-cell office:value-type="string">
            <text:p>Cabreo Il Borgo Grappa</text:p>
          </table:table-cell>
          <table:table-cell office:value-type="string">
            <text:p>Cabreo</text:p>
          </table:table-cell>
          <table:table-cell office:value-type="float" office:value="90.51835">
            <text:p>90.51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y7s19x8j0f86yg17m0</text:p>
          </table:table-cell>
          <table:table-cell office:value-type="string">
            <text:p>DESSERT</text:p>
          </table:table-cell>
          <table:table-cell office:value-type="string">
            <text:p>Cabreo Il Borgo Grappa</text:p>
          </table:table-cell>
          <table:table-cell office:value-type="string">
            <text:p>Cabreo</text:p>
          </table:table-cell>
          <table:table-cell office:value-type="float" office:value="90.51835">
            <text:p>90.51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Sangiovese Fontodi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100">
            <text:p>10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f0t49p6s4b6nvkdv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Fontodi</text:p>
          </table:table-cell>
          <table:table-cell office:value-type="float" office:value="46.30584">
            <text:p>46.305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Sangiovese Tenuta di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mhk8z6y4gc6w8r9</text:p>
          </table:table-cell>
          <table:table-cell office:value-type="string">
            <text:p>RED</text:p>
          </table:table-cell>
          <table:table-cell office:value-type="string">
            <text:p>Nozzole Chianti Classico Riserva</text:p>
          </table:table-cell>
          <table:table-cell office:value-type="string">
            <text:p>Tenuta di Nozzole</text:p>
          </table:table-cell>
          <table:table-cell office:value-type="float" office:value="52.89381">
            <text:p>52.893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Sangiovese Tenuta di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mhk8z6y4gc6w8r9</text:p>
          </table:table-cell>
          <table:table-cell office:value-type="string">
            <text:p>RED</text:p>
          </table:table-cell>
          <table:table-cell office:value-type="string">
            <text:p>Nozzole Chianti Classico Riserva</text:p>
          </table:table-cell>
          <table:table-cell office:value-type="string">
            <text:p>Tenuta di Nozzole</text:p>
          </table:table-cell>
          <table:table-cell office:value-type="float" office:value="52.89381">
            <text:p>52.893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Riserva La Forra Tenuta di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mhk8z6y4gc6w8r9</text:p>
          </table:table-cell>
          <table:table-cell office:value-type="string">
            <text:p>RED</text:p>
          </table:table-cell>
          <table:table-cell office:value-type="string">
            <text:p>Nozzole Chianti Classico Riserva</text:p>
          </table:table-cell>
          <table:table-cell office:value-type="string">
            <text:p>Tenuta di Nozzole</text:p>
          </table:table-cell>
          <table:table-cell office:value-type="float" office:value="55.990067">
            <text:p>55.990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Riserva La Forra Tenuta di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mhk8z6y4gc6w8r9</text:p>
          </table:table-cell>
          <table:table-cell office:value-type="string">
            <text:p>RED</text:p>
          </table:table-cell>
          <table:table-cell office:value-type="string">
            <text:p>Nozzole Chianti Classico Riserva</text:p>
          </table:table-cell>
          <table:table-cell office:value-type="string">
            <text:p>Tenuta di Nozzole</text:p>
          </table:table-cell>
          <table:table-cell office:value-type="float" office:value="55.990067">
            <text:p>55.990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epparello Sangiovese Isole ed Olen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9900">
            <text:p>2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46.882835">
            <text:p>46.882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Serre Nuove Tenuta d. Ornell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7.49801">
            <text:p>47.498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Blu Merlot I Cabernet Sauvingon I Sangiovese Branc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3.516083">
            <text:p>43.5160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62000">
            <text:p>6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Caparz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24q2k0cz3vf0ptm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parzo</text:p>
          </table:table-cell>
          <table:table-cell office:value-type="float" office:value="43.655678">
            <text:p>43.6556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gnanello Sangiovese | Cabernet Sauvignon Tenuta Tignanell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9500">
            <text:p>2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86.05624">
            <text:p>86.056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Costan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41.10086">
            <text:p>41.100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Tenuta la Fug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mr6459rcm3p1vctqh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La Fuga</text:p>
          </table:table-cell>
          <table:table-cell office:value-type="float" office:value="48.642025">
            <text:p>48.6420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63000">
            <text:p>6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Castel Giocon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285446">
            <text:p>40.2854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Sangiovese Tenuta Tignanell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47.55347">
            <text:p>47.553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63500">
            <text:p>6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CastelGiocon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300">
            <text:p>16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285446">
            <text:p>40.2854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Corte Sangiovese Cast. di Quercet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kytsgxj392rx2nmvv</text:p>
          </table:table-cell>
          <table:table-cell office:value-type="string">
            <text:p>RED</text:p>
          </table:table-cell>
          <table:table-cell office:value-type="string">
            <text:p>Querceto Romantic</text:p>
          </table:table-cell>
          <table:table-cell office:value-type="string">
            <text:p>Castello di Querceto</text:p>
          </table:table-cell>
          <table:table-cell office:value-type="float" office:value="34.1872">
            <text:p>34.18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Costan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41.10086">
            <text:p>41.100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uemani Cabernet Franc Duemani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37500">
            <text:p>3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8e4ne1eqt4kapfrq</text:p>
          </table:table-cell>
          <table:table-cell office:value-type="string">
            <text:p>RED</text:p>
          </table:table-cell>
          <table:table-cell office:value-type="string">
            <text:p>Cabernet Franc Bio</text:p>
          </table:table-cell>
          <table:table-cell office:value-type="string">
            <text:p>Duemani</text:p>
          </table:table-cell>
          <table:table-cell office:value-type="float" office:value="76.89612">
            <text:p>76.896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tra Cabernet Sauvignon | Merlot Pet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66.99666">
            <text:p>66.996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tra Cabernet Sauvignon | Merlot Pet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66.99666">
            <text:p>66.996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trovino Merlot | Cabernet Franc Duemani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dzf22y4hpzrmqha</text:p>
          </table:table-cell>
          <table:table-cell office:value-type="string">
            <text:p>RED</text:p>
          </table:table-cell>
          <table:table-cell office:value-type="string">
            <text:p>Altrovino Merlot e Cabernet Franc</text:p>
          </table:table-cell>
          <table:table-cell office:value-type="string">
            <text:p>Duemani</text:p>
          </table:table-cell>
          <table:table-cell office:value-type="float" office:value="51.16457">
            <text:p>51.164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ucente Merlot | Sangiovese Luce della Vi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33.457466">
            <text:p>33.4574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uce Merlot | Sangiovese Luce della Vi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9500">
            <text:p>2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54.43142">
            <text:p>54.431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 Sodi di San Nicolo Castellar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6800">
            <text:p>2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2hxt8mx9sfhqn7vs</text:p>
          </table:table-cell>
          <table:table-cell office:value-type="string">
            <text:p>RED</text:p>
          </table:table-cell>
          <table:table-cell office:value-type="string">
            <text:p>I Sodi di S. Niccolò</text:p>
          </table:table-cell>
          <table:table-cell office:value-type="string">
            <text:p>Castellare</text:p>
          </table:table-cell>
          <table:table-cell office:value-type="float" office:value="45.371315">
            <text:p>45.3713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Pareto Cabernet Sauvignon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7400">
            <text:p>17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ptp4r68vg492ppq5</text:p>
          </table:table-cell>
          <table:table-cell office:value-type="string">
            <text:p>RED</text:p>
          </table:table-cell>
          <table:table-cell office:value-type="string">
            <text:p>Cabernet Sauvignon Il Pareto</text:p>
          </table:table-cell>
          <table:table-cell office:value-type="string">
            <text:p>Tenuta di Nozzole</text:p>
          </table:table-cell>
          <table:table-cell office:value-type="float" office:value="38.926414">
            <text:p>38.9264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ignale Cabernet Sauvignon | Merlot Cast. di Quercet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200">
            <text:p>1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kytsgxj392rx2nmvv</text:p>
          </table:table-cell>
          <table:table-cell office:value-type="string">
            <text:p>RED</text:p>
          </table:table-cell>
          <table:table-cell office:value-type="string">
            <text:p>Querceto Romantic</text:p>
          </table:table-cell>
          <table:table-cell office:value-type="string">
            <text:p>Castello di Querceto</text:p>
          </table:table-cell>
          <table:table-cell office:value-type="float" office:value="34.1872">
            <text:p>34.18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disanti Tolain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537gzjt8twqs29yf</text:p>
          </table:table-cell>
          <table:table-cell office:value-type="string">
            <text:p>RED</text:p>
          </table:table-cell>
          <table:table-cell office:value-type="string">
            <text:p>Tenuta San Giovanni Valdisanti</text:p>
          </table:table-cell>
          <table:table-cell office:value-type="string">
            <text:p>Tolaini</text:p>
          </table:table-cell>
          <table:table-cell office:value-type="float" office:value="42.22027">
            <text:p>42.220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iserno Merlot | Cabernet | Petit Verdot Tenuta di Bisern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0500">
            <text:p>3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846f0w722wxdzvfs9w</text:p>
          </table:table-cell>
          <table:table-cell office:value-type="string">
            <text:p>DESSERT</text:p>
          </table:table-cell>
          <table:table-cell office:value-type="string">
            <text:p>Grappa di Biserno</text:p>
          </table:table-cell>
          <table:table-cell office:value-type="string">
            <text:p>Tenuta di Biserno</text:p>
          </table:table-cell>
          <table:table-cell office:value-type="float" office:value="75.36325">
            <text:p>75.363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 Nino Sangiovese Tenuta del Cabre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23500">
            <text:p>2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y7s19x8j0f86yg17m0</text:p>
          </table:table-cell>
          <table:table-cell office:value-type="string">
            <text:p>DESSERT</text:p>
          </table:table-cell>
          <table:table-cell office:value-type="string">
            <text:p>Cabreo Il Borgo Grappa</text:p>
          </table:table-cell>
          <table:table-cell office:value-type="string">
            <text:p>Cabreo</text:p>
          </table:table-cell>
          <table:table-cell office:value-type="float" office:value="78.15829">
            <text:p>78.158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5">
            <text:p>2015</text:p>
          </table:table-cell>
          <table:table-cell office:value-type="float" office:value="119900">
            <text:p>1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uemani Cabernet Franc Duemani BI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5">
            <text:p>2015</text:p>
          </table:table-cell>
          <table:table-cell office:value-type="float" office:value="75200">
            <text:p>7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8e4ne1eqt4kapfrq</text:p>
          </table:table-cell>
          <table:table-cell office:value-type="string">
            <text:p>RED</text:p>
          </table:table-cell>
          <table:table-cell office:value-type="string">
            <text:p>Cabernet Franc Bio</text:p>
          </table:table-cell>
          <table:table-cell office:value-type="string">
            <text:p>Duemani</text:p>
          </table:table-cell>
          <table:table-cell office:value-type="float" office:value="76.89612">
            <text:p>76.896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uidalberto Merlot Tenuta di San Guid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0">
            <text:p>2010</text:p>
          </table:table-cell>
          <table:table-cell office:value-type="float" office:value="28500">
            <text:p>2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51.022053">
            <text:p>51.0220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BORDEAUX_JEROBOAM</text:p>
          </table:table-cell>
          <table:table-cell office:value-type="float" office:value="2020">
            <text:p>2020</text:p>
          </table:table-cell>
          <table:table-cell office:value-type="float" office:value="46800">
            <text:p>4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y7s19x8j0f86yg17m0</text:p>
          </table:table-cell>
          <table:table-cell office:value-type="string">
            <text:p>DESSERT</text:p>
          </table:table-cell>
          <table:table-cell office:value-type="string">
            <text:p>Cabreo Il Borgo Grappa</text:p>
          </table:table-cell>
          <table:table-cell office:value-type="string">
            <text:p>Cabreo</text:p>
          </table:table-cell>
          <table:table-cell office:value-type="float" office:value="90.51835">
            <text:p>90.51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ul Merlot | Refosco | Cabernet Sauvignon Ermaco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8zh059595ygzv8yqrk</text:p>
          </table:table-cell>
          <table:table-cell office:value-type="string">
            <text:p>RED</text:p>
          </table:table-cell>
          <table:table-cell office:value-type="string">
            <text:p>Rîul</text:p>
          </table:table-cell>
          <table:table-cell office:value-type="string">
            <text:p>Ermacora</text:p>
          </table:table-cell>
          <table:table-cell office:value-type="float" office:value="44.6713">
            <text:p>44.67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Tasca d’Almeri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200">
            <text:p>12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xdbmx8ed9dbvznpcgd2app</text:p>
          </table:table-cell>
          <table:table-cell office:value-type="string">
            <text:p>SPARKLING</text:p>
          </table:table-cell>
          <table:table-cell office:value-type="string">
            <text:p>Amerita Brut</text:p>
          </table:table-cell>
          <table:table-cell office:value-type="string">
            <text:p>Tasca d’Almerita</text:p>
          </table:table-cell>
          <table:table-cell office:value-type="float" office:value="48.9406">
            <text:p>48.94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lari Faro Rosso Palar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fk4nw0p6arrgaes0</text:p>
          </table:table-cell>
          <table:table-cell office:value-type="string">
            <text:p>RED</text:p>
          </table:table-cell>
          <table:table-cell office:value-type="string">
            <text:p>Faro</text:p>
          </table:table-cell>
          <table:table-cell office:value-type="string">
            <text:p>Palari</text:p>
          </table:table-cell>
          <table:table-cell office:value-type="float" office:value="67.14583">
            <text:p>67.145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is. Montestefano Prod. del Barbare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9200">
            <text:p>1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9zh5abyetfdb1es8</text:p>
          </table:table-cell>
          <table:table-cell office:value-type="string">
            <text:p>RED</text:p>
          </table:table-cell>
          <table:table-cell office:value-type="string">
            <text:p>Barbaresco Riserva Montestefano</text:p>
          </table:table-cell>
          <table:table-cell office:value-type="string">
            <text:p>Produttori del Barbaresco</text:p>
          </table:table-cell>
          <table:table-cell office:value-type="float" office:value="68.50594">
            <text:p>68.50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is. Rabaja Nebbiolo Prod. del Barbare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9200">
            <text:p>1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fpqfq5ecnb6ftey7</text:p>
          </table:table-cell>
          <table:table-cell office:value-type="string">
            <text:p>RED</text:p>
          </table:table-cell>
          <table:table-cell office:value-type="string">
            <text:p>Barbaresco Riserva Rabajà</text:p>
          </table:table-cell>
          <table:table-cell office:value-type="string">
            <text:p>Produttori del Barbaresco</text:p>
          </table:table-cell>
          <table:table-cell office:value-type="float" office:value="68.01691">
            <text:p>68.016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era d’Asti Montebruna Braid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cvskr4debpczwvbs</text:p>
          </table:table-cell>
          <table:table-cell office:value-type="string">
            <text:p>RED</text:p>
          </table:table-cell>
          <table:table-cell office:value-type="string">
            <text:p>Barbera d'Asti Montebruna</text:p>
          </table:table-cell>
          <table:table-cell office:value-type="string">
            <text:p>Braida</text:p>
          </table:table-cell>
          <table:table-cell office:value-type="float" office:value="50.073395">
            <text:p>50.0733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Vanotu Nebbiolo Pelisser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trdje9dthhee31azb</text:p>
          </table:table-cell>
          <table:table-cell office:value-type="string">
            <text:p>RED</text:p>
          </table:table-cell>
          <table:table-cell office:value-type="string">
            <text:p>Barbaresco Vanotu</text:p>
          </table:table-cell>
          <table:table-cell office:value-type="string">
            <text:p>Pelissero</text:p>
          </table:table-cell>
          <table:table-cell office:value-type="float" office:value="46.909267">
            <text:p>46.9092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npra Langhe Rosso Conterno Fantin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cxj45kvtaz1ykbh0</text:p>
          </table:table-cell>
          <table:table-cell office:value-type="string">
            <text:p>RED</text:p>
          </table:table-cell>
          <table:table-cell office:value-type="string">
            <text:p>Monprà</text:p>
          </table:table-cell>
          <table:table-cell office:value-type="string">
            <text:p>Conterno Fantino</text:p>
          </table:table-cell>
          <table:table-cell office:value-type="float" office:value="53.15905">
            <text:p>53.159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Martinenga Nebbiolo Marchesi di Gresy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vfefewmwzk9bd1hq</text:p>
          </table:table-cell>
          <table:table-cell office:value-type="string">
            <text:p>RED</text:p>
          </table:table-cell>
          <table:table-cell office:value-type="string">
            <text:p>Barbaresco Martinenga</text:p>
          </table:table-cell>
          <table:table-cell office:value-type="string">
            <text:p>Marchesi di Gresy</text:p>
          </table:table-cell>
          <table:table-cell office:value-type="float" office:value="54.029945">
            <text:p>54.0299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Castiglione Nebbiolo Viet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5.488342">
            <text:p>45.4883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s Magnum Primitivo Gianfranco Fin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8666">
            <text:p>50.4686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tivo Primitivo | Negroamaro Cante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y256b4g3k400p4kqw</text:p>
          </table:table-cell>
          <table:table-cell office:value-type="string">
            <text:p>RED</text:p>
          </table:table-cell>
          <table:table-cell office:value-type="string">
            <text:p>Amativo</text:p>
          </table:table-cell>
          <table:table-cell office:value-type="string">
            <text:p>Cantele</text:p>
          </table:table-cell>
          <table:table-cell office:value-type="float" office:value="40.22093">
            <text:p>40.220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30 Blaufränkisch Alter Berg BIO Heinri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700">
            <text:p>17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jta8zhqgcb2s5750</text:p>
          </table:table-cell>
          <table:table-cell office:value-type="string">
            <text:p>RED</text:p>
          </table:table-cell>
          <table:table-cell office:value-type="string">
            <text:p>Blaufränkisch Alter Berg</text:p>
          </table:table-cell>
          <table:table-cell office:value-type="string">
            <text:p>Heinrich</text:p>
          </table:table-cell>
          <table:table-cell office:value-type="float" office:value="38.34899">
            <text:p>38.348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30 Blaufränkisch Alter Berg BIO Heinrich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35900">
            <text:p>3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jta8zhqgcb2s5750</text:p>
          </table:table-cell>
          <table:table-cell office:value-type="string">
            <text:p>RED</text:p>
          </table:table-cell>
          <table:table-cell office:value-type="string">
            <text:p>Blaufränkisch Alter Berg</text:p>
          </table:table-cell>
          <table:table-cell office:value-type="string">
            <text:p>Heinrich</text:p>
          </table:table-cell>
          <table:table-cell office:value-type="float" office:value="38.34899">
            <text:p>38.348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Grand Reserve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Cabernet Sauvignon | Malbec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egcvrbydbns83wvh</text:p>
          </table:table-cell>
          <table:table-cell office:value-type="string">
            <text:p>RED</text:p>
          </table:table-cell>
          <table:table-cell office:value-type="string">
            <text:p>CR1 Redstone Cabernet Sauvignon</text:p>
          </table:table-cell>
          <table:table-cell office:value-type="string">
            <text:p>Capelands</text:p>
          </table:table-cell>
          <table:table-cell office:value-type="float" office:value="46.897713">
            <text:p>46.8977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Cabernet Sauvignon | Malbec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egcvrbydbns83wvh</text:p>
          </table:table-cell>
          <table:table-cell office:value-type="string">
            <text:p>RED</text:p>
          </table:table-cell>
          <table:table-cell office:value-type="string">
            <text:p>CR1 Redstone Cabernet Sauvignon</text:p>
          </table:table-cell>
          <table:table-cell office:value-type="string">
            <text:p>Capelands</text:p>
          </table:table-cell>
          <table:table-cell office:value-type="float" office:value="46.897713">
            <text:p>46.8977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dstone Cabernet Sauvignon | Malbec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xjbxhbb6vrf8yz56</text:p>
          </table:table-cell>
          <table:table-cell office:value-type="string">
            <text:p>RED</text:p>
          </table:table-cell>
          <table:table-cell office:value-type="string">
            <text:p>Klein Redstone Cabernet Sauvignon - Malbec</text:p>
          </table:table-cell>
          <table:table-cell office:value-type="string">
            <text:p>Capelands</text:p>
          </table:table-cell>
          <table:table-cell office:value-type="float" office:value="45.71001">
            <text:p>45.710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dstone Cabernet Sauvignon | Malbec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xjbxhbb6vrf8yz56</text:p>
          </table:table-cell>
          <table:table-cell office:value-type="string">
            <text:p>RED</text:p>
          </table:table-cell>
          <table:table-cell office:value-type="string">
            <text:p>Klein Redstone Cabernet Sauvignon - Malbec</text:p>
          </table:table-cell>
          <table:table-cell office:value-type="string">
            <text:p>Capelands</text:p>
          </table:table-cell>
          <table:table-cell office:value-type="float" office:value="45.71001">
            <text:p>45.710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5">
            <text:p>2015</text:p>
          </table:table-cell>
          <table:table-cell office:value-type="float" office:value="29900">
            <text:p>2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scato Rosa Franz Haas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22">
            <text:p>2022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0s127wjc6zgn9vet</text:p>
          </table:table-cell>
          <table:table-cell office:value-type="string">
            <text:p>DESSERT</text:p>
          </table:table-cell>
          <table:table-cell office:value-type="string">
            <text:p>Moscato Rosa Schweizer</text:p>
          </table:table-cell>
          <table:table-cell office:value-type="string">
            <text:p>Franz Haas</text:p>
          </table:table-cell>
          <table:table-cell office:value-type="float" office:value="37.31471">
            <text:p>37.314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runa Gewürztraminer Kellerei Kurtatsch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hz00t59h6cbpvjyb</text:p>
          </table:table-cell>
          <table:table-cell office:value-type="string">
            <text:p>DESSERT</text:p>
          </table:table-cell>
          <table:table-cell office:value-type="string">
            <text:p>Passito ARUNA</text:p>
          </table:table-cell>
          <table:table-cell office:value-type="string">
            <text:p>Cantina Kurtatsch</text:p>
          </table:table-cell>
          <table:table-cell office:value-type="float" office:value="31.524614">
            <text:p>31.5246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nthus Petit Manseng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btsck03hp1c4s7r</text:p>
          </table:table-cell>
          <table:table-cell office:value-type="string">
            <text:p>DESSERT</text:p>
          </table:table-cell>
          <table:table-cell office:value-type="string">
            <text:p>Passito Canthus</text:p>
          </table:table-cell>
          <table:table-cell office:value-type="string">
            <text:p>Colterenzio (Schreckbichl)</text:p>
          </table:table-cell>
          <table:table-cell office:value-type="float" office:value="32.735405">
            <text:p>32.7354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Petit Petit Manseng Manincor BI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pkd3v8xn0y8j9vbw</text:p>
          </table:table-cell>
          <table:table-cell office:value-type="string">
            <text:p>DESSERT</text:p>
          </table:table-cell>
          <table:table-cell office:value-type="string">
            <text:p>Le Petit Bio</text:p>
          </table:table-cell>
          <table:table-cell office:value-type="string">
            <text:p>Manincor</text:p>
          </table:table-cell>
          <table:table-cell office:value-type="float" office:value="49.077682">
            <text:p>49.0776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Petit Petit Manseng Manincor BI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pkd3v8xn0y8j9vbw</text:p>
          </table:table-cell>
          <table:table-cell office:value-type="string">
            <text:p>DESSERT</text:p>
          </table:table-cell>
          <table:table-cell office:value-type="string">
            <text:p>Le Petit Bio</text:p>
          </table:table-cell>
          <table:table-cell office:value-type="string">
            <text:p>Manincor</text:p>
          </table:table-cell>
          <table:table-cell office:value-type="float" office:value="49.077682">
            <text:p>49.0776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issi Goldmuskateller Kellerei Mera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mmfgvpx93fc7z0sn</text:p>
          </table:table-cell>
          <table:table-cell office:value-type="string">
            <text:p>DESSERT</text:p>
          </table:table-cell>
          <table:table-cell office:value-type="string">
            <text:p>Goldmuskateller Passito Sissi</text:p>
          </table:table-cell>
          <table:table-cell office:value-type="string">
            <text:p>Kellerei Meran</text:p>
          </table:table-cell>
          <table:table-cell office:value-type="float" office:value="51.333595">
            <text:p>51.3335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en Rye Zibibbo Donnafugata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jah9kxz5asj0shk19</text:p>
          </table:table-cell>
          <table:table-cell office:value-type="string">
            <text:p>DESSERT</text:p>
          </table:table-cell>
          <table:table-cell office:value-type="string">
            <text:p>Ben Ryé Grappa</text:p>
          </table:table-cell>
          <table:table-cell office:value-type="string">
            <text:p>Donnafugata</text:p>
          </table:table-cell>
          <table:table-cell office:value-type="float" office:value="41.017128">
            <text:p>41.0171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scato d’Asti Sarac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rw7835n9rgta1xv34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Saracco</text:p>
          </table:table-cell>
          <table:table-cell office:value-type="float" office:value="41.91883">
            <text:p>41.918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scato d’Asti Saracc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rw7835n9rgta1xv34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Saracco</text:p>
          </table:table-cell>
          <table:table-cell office:value-type="float" office:value="41.91883">
            <text:p>41.918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ux Chai , Jurancon doux Cave de G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0evw78t9tj8jtz1zdt</text:p>
          </table:table-cell>
          <table:table-cell office:value-type="string">
            <text:p>DESSERT</text:p>
          </table:table-cell>
          <table:table-cell office:value-type="string">
            <text:p>Le Vieux Chai</text:p>
          </table:table-cell>
          <table:table-cell office:value-type="string">
            <text:p>Cave des Producteurs de Jurançon</text:p>
          </table:table-cell>
          <table:table-cell office:value-type="float" office:value="40.444992">
            <text:p>40.4449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ternes  Chateau Coutet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x4kjffxbb8dmqfprmm</text:p>
          </table:table-cell>
          <table:table-cell office:value-type="string">
            <text:p>DESSERT</text:p>
          </table:table-cell>
          <table:table-cell office:value-type="string">
            <text:p>La Chartreuse de Coutet Sauternes</text:p>
          </table:table-cell>
          <table:table-cell office:value-type="string">
            <text:p>Château Coutet</text:p>
          </table:table-cell>
          <table:table-cell office:value-type="float" office:value="40.26484">
            <text:p>40.264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ternes  Carmes de Rieussec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qt3x10w77883zszj</text:p>
          </table:table-cell>
          <table:table-cell office:value-type="string">
            <text:p>DESSERT</text:p>
          </table:table-cell>
          <table:table-cell office:value-type="string">
            <text:p>Sauternes Carmes de Rieussec</text:p>
          </table:table-cell>
          <table:table-cell office:value-type="string">
            <text:p>Château Rieussec</text:p>
          </table:table-cell>
          <table:table-cell office:value-type="float" office:value="49.449516">
            <text:p>49.4495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d’Yqueme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42900">
            <text:p>4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cp5fb4jqaz1epampm</text:p>
          </table:table-cell>
          <table:table-cell office:value-type="string">
            <text:p>DESSERT</text:p>
          </table:table-cell>
          <table:table-cell office:value-type="string">
            <text:p>Sauternes d'Yquem</text:p>
          </table:table-cell>
          <table:table-cell office:value-type="string">
            <text:p>Château d'Yquem</text:p>
          </table:table-cell>
          <table:table-cell office:value-type="float" office:value="39.39214">
            <text:p>39.39214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0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1]); &quot;&quot;; 1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